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8pt" style:font-size-asian="15.75pt" style:font-size-complex="18pt"/>
    </style:style>
    <style:style style:name="P2" style:family="paragraph" style:parent-style-name="Standard">
      <style:text-properties style:font-name="DejaVu Sans Mono" fo:font-size="18pt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go sum Alpha et Omega.</text:p>
      <text:p text:style-name="P1">Heb dalleth na diwedhva</text:p>
      <text:p text:style-name="P1">pur wir my yw,</text:p>
      <text:p text:style-name="P1">omma a-ji dhe'n kloudys,</text:p>
      <text:p text:style-name="P1">war fas an dowr yn certan,</text:p>
      <text:p text:style-name="P1">tri ferson yn unn duwses</text:p>
      <text:p text:style-name="P1">ow kesreynya bys vekken</text:p>
      <text:p text:style-name="P1">yn meur enor ha vertu.</text:p>
      <text:p text:style-name="P1">My ha'w Mab ha'n Spyrys Sans,</text:p>
      <text:p text:style-name="P1">tri yth on yn unn substans,</text:p>
      <text:p text:style-name="P1">komprehendys yn unn Duw.</text:p>
      <text:p text:style-name="P1"/>
      <text:p text:style-name="P1"/>
      <text:p text:style-name="P1">My yw henwys Duw an Tas,</text:p>
      <text:p text:style-name="P1">ollgallosek dres pub tra.</text:p>
      <text:p text:style-name="P1">Skon y fydh gwrys der ow ras</text:p>
      <text:p text:style-name="P1">nev, plas rial dhe'm trigva,</text:p>
      <text:p text:style-name="P1">ha'w thron-sedha ow bodh yw</text:p>
      <text:p text:style-name="P1">may fo henna.</text:p>
      <text:p text:style-name="P1">Ha'n nor ynwedh a-woles</text:p>
      <text:p text:style-name="P1">skon orth kompas a vydh gwrys.</text:p>
      <text:p text:style-name="P1">Honna a vydh ow skavel droos</text:p>
      <text:p text:style-name="P1">rag ow plesour pup-prys,</text:p>
      <text:p text:style-name="P1">ha dhe'm enor maga ta.</text:p>
      <text:p text:style-name="P1">Nev omma yw gwrys genev,</text:p>
      <text:p text:style-name="P1">orth ow duwses yn certan.</text:p>
      <text:p text:style-name="P1">Hag enni y fydh gorrys</text:p>
      <text:p text:style-name="P1">neb a'm gordh gans joy ha kan.</text:p>
      <text:p text:style-name="P1">Naw ordyr eledh gloryus</text:p>
      <text:p text:style-name="P1">i a vydh, rial ha splann,</text:p>
      <text:p text:style-name="P1">kannasow dhymm danvenys</text:p>
      <text:p text:style-name="P1">rag ow servya bys vekken.</text:p>
      <text:p text:style-name="P1">My a vynn may fons nevra.</text:p>
      <text:p text:style-name="P1"/>
      <text:p text:style-name="P1"><text:soft-page-break/></text:p>
      <text:p text:style-name="P1">Lemmyn pub Ordyr dh'y se</text:p>
      <text:p text:style-name="P1">my a vynn may fo gorrys,</text:p>
      <text:p text:style-name="P1">ha pub onan dh'y dhegre</text:p>
      <text:p text:style-name="P1">a vydh gorrys dhe'm servis</text:p>
      <text:p text:style-name="P1">pan vennav vy kommondya.</text:p>
      <text:p text:style-name="P1">Omma nessa dhe'm tron vy</text:p>
      <text:p text:style-name="P1">an kynsa tri a vydh gwrys.</text:p>
      <text:p text:style-name="P1">Cherubyn, an ughella</text:p>
      <text:p text:style-name="P1">ty a vydh. Deus a-rag uskis;</text:p>
      <text:p text:style-name="P1">Serafyn, ynwedh Tronys.</text:p>
      <text:p text:style-name="P1">Ow gordhya oll hwi a wra,</text:p>
      <text:p text:style-name="P1">par dell yw ow bodh nevra,</text:p>
      <text:p text:style-name="P1">omma pub prys.</text:p>
      <text:p text:style-name="P1">Ha ty, Lusifer golow,</text:p>
      <text:p text:style-name="P1">yndella yw dha hanow.</text:p>
      <text:p text:style-name="P1">'Ugh pub el ty a ese'</text:p>
      <text:p text:style-name="P1"/>
      <text:p text:style-name="P1"/>
      <text:p text:style-name="P1">An kynsa Ordyr ty yw.</text:p>
      <text:p text:style-name="P1">Gwayt ow gordhya war bub tu,</text:p>
      <text:p text:style-name="P1">dhiso jy par dell gottha.</text:p>
      <text:p text:style-name="P1">Y'n sekond degre y fydh gwrys</text:p>
      <text:p text:style-name="P1">tri Ordyr moy, yn certan.</text:p>
      <text:p text:style-name="P1">Deus a-rag dhymm, Prynsipatys.</text:p>
      <text:p text:style-name="P1">Ty a 'sedh omma poran,</text:p>
      <text:p text:style-name="P1">Potestas y'n barth aral,</text:p>
      <text:p text:style-name="P1">Domynashyon y'n tu ma,</text:p>
      <text:p text:style-name="P1">ow praysya hag ow lawdya</text:p>
      <text:p text:style-name="P1">dhe'm hanow nevra heb gil.</text:p>
      <text:p text:style-name="P1">A'n tressa degre a-woles</text:p>
      <text:p text:style-name="P1">my a wra tri Ordyr moy.</text:p>
      <text:p text:style-name="P1">Argheledh, Ordyr pur vras,</text:p>
      <text:p text:style-name="P1">dewgh a-rag omma dhe vy,</text:p>
      <text:p text:style-name="P1"><text:soft-page-break/>ha Vertutys kekeffrys.</text:p>
      <text:p text:style-name="P1"/>
      <text:p text:style-name="P1">Ha'n eledh, y'n barth dheghow</text:p>
      <text:p text:style-name="P1">hwi a 'sedh omma heb gow.</text:p>
      <text:p text:style-name="P1">Dhymm y fydhowgh kannasow,</text:p>
      <text:p text:style-name="P1">hag a wrewgh ow arghadow</text:p>
      <text:p text:style-name="P1">gans joy bras ha kan pub prys.</text:p>
      <text:p text:style-name="P1">Lemmyn pan yw dhemmo gwrys</text:p>
      <text:p text:style-name="P1">nev ha nor orth bodh ow brys,</text:p>
      <text:p text:style-name="P1">ha'n naw ordyr kollenwys</text:p>
      <text:p text:style-name="P1">ha'n kynsa jorna spedys,</text:p>
      <text:p text:style-name="P1">my a's soon gans ow ganow,</text:p>
      <text:p text:style-name="P1"/>
      <text:p text:style-name="P1"/>
      <text:p text:style-name="P1">hag a vynn diyskenna</text:p>
      <text:p text:style-name="P1">dhe'n nor yn-dann an kloudys,</text:p>
      <text:p text:style-name="P1">hag ow bodh guthyl ena</text:p>
      <text:p text:style-name="P1">my a vynn, may fo gwelys</text:p>
      <text:p text:style-name="P1">ow bosa Duw heb parow.</text:p>
      <text:p text:style-name="P1">Lemmyn y'n sekond jorna</text:p>
      <text:p text:style-name="P1">gwrav Braster a-dhesempis.</text:p>
      <text:p text:style-name="P1">Y'n ebren eus a-wartha</text:p>
      <text:p text:style-name="P1">my a vynn bos golow gwrys</text:p>
      <text:p text:style-name="P1">hag ynwedh bos diberthva</text:p>
      <text:p text:style-name="P1">sur ynter an jydh ha'n nos.</text:p>
      <text:p text:style-name="P1">Ny fyll dhymm konduk a dra</text:p>
      <text:p text:style-name="P1">war an bys der ow gallos.</text:p>
      <text:p text:style-name="P1">An mor bras yn kott termyn</text:p>
      <text:p text:style-name="P1">a-dro dhe'm tir a vydh dres,</text:p>
      <text:p text:style-name="P1">rag y witha pur ylyn</text:p>
      <text:p text:style-name="P1">orth harlotri prest pub prys.</text:p>
      <text:p text:style-name="P1"/>
      <text:p text:style-name="P1"/>
      <text:p text:style-name="P1">An tressa dydh my a wra</text:p>
      <text:p text:style-name="P1"><text:soft-page-break/>dhe'n gwydh sevel en-ban,</text:p>
      <text:p text:style-name="P1">ha doon delyow teg ha da</text:p>
      <text:p text:style-name="P1">ha flourys hweg, yn certan.</text:p>
      <text:p text:style-name="P1">Ow bolonjedh yw henna,</text:p>
      <text:p text:style-name="P1">may tokkons enna pur splann</text:p>
      <text:p text:style-name="P1">frutys dhe'm bodh, rag maga</text:p>
      <text:p text:style-name="P1">seul a dheg bewnans hogen.</text:p>
      <text:p text:style-name="P1">Y'n peswara dydh bydh gwrys</text:p>
      <text:p text:style-name="P1">an howl ha'n loor yn tevri,</text:p>
      <text:p text:style-name="P1">ha'n ster ynwedh kekeffrys,</text:p>
      <text:p text:style-name="P1">rag gul golow vynari.</text:p>
      <text:p text:style-name="P1">An re ma yw fin gonedhys.</text:p>
      <text:p text:style-name="P1">Ow bennath y rov dhedha.</text:p>
      <text:p text:style-name="P1">Y'n pympes dydh, orth ow brys,</text:p>
      <text:p text:style-name="P1">an puskes, heb falladow,</text:p>
      <text:p text:style-name="P1">hag oll an ydhyn keffrys,</text:p>
      <text:p text:style-name="P1">my a's gwra dhe'm plegadow,</text:p>
      <text:p text:style-name="P1">hag oll an bestes y'n bys,</text:p>
      <text:p text:style-name="P1">gans pryves a bub sortow.</text:p>
      <text:p text:style-name="P1">An re ma yw oll teg gwrys.</text:p>
      <text:p text:style-name="P1">My a's soon warbarth, heb gow.</text:p>
      <text:p text:style-name="P1"/>
      <text:p text:style-name="P1">Peace, I say, oll eledh nev!</text:p>
      <text:p text:style-name="P1">Goslowewgh dhe vy lemmyn!</text:p>
      <text:p text:style-name="P1">Krysewgh ow bosa pryns krev,</text:p>
      <text:p text:style-name="P1">hag ynwedh dhy'hwi chyften,</text:p>
      <text:p text:style-name="P1">byghan ha bras.</text:p>
      <text:p text:style-name="P1"/>
      <text:p text:style-name="P1"/>
      <text:p text:style-name="P1">Lusifer yw ow hanow,</text:p>
      <text:p text:style-name="P1">pennsevik yn nev omma.</text:p>
      <text:p text:style-name="P1">Ow howetha yw tanow.</text:p>
      <text:p text:style-name="P1">hwi a wor yn ta henna,</text:p>
      <text:p text:style-name="P1">ow bosav gwell es an Tas.</text:p>
      <text:p text:style-name="P1"><text:soft-page-break/>My yw lantern nev, ywis</text:p>
      <text:p text:style-name="P1">avel tan ow kolowi,</text:p>
      <text:p text:style-name="P1">moy splanna es an Drynses.</text:p>
      <text:p text:style-name="P1">Henna degewgh hwi dustuni,</text:p>
      <text:p text:style-name="P1">ow bosav pryns pur loryus.</text:p>
      <text:p text:style-name="P1">Oll gans owr ow terlentri</text:p>
      <text:p text:style-name="P1">yth esov, heb dout y'n kas.</text:p>
      <text:p text:style-name="P1">Splanna es an howl devri,</text:p>
      <text:p text:style-name="P1">hwi a yll warbarth gweles</text:p>
      <text:p text:style-name="P1">ow bosav, certan pub prys.</text:p>
      <text:p text:style-name="P1">Ny vennav orth el namoy</text:p>
      <text:p text:style-name="P1"/>
      <text:p text:style-name="P1"/>
      <text:p text:style-name="P1">dos dhe'm stat marnas my.</text:p>
      <text:p text:style-name="P1">Henna yw ow thowl, devri.</text:p>
      <text:p text:style-name="P1">Maga fras ov avel Duw.</text:p>
      <text:p text:style-name="P1">My a gommond war bub tu</text:p>
      <text:p text:style-name="P1">myns eus yn nev dhe'm gordhya.</text:p>
      <text:p text:style-name="P1">Eledh oll, hwi a glywas,</text:p>
      <text:p text:style-name="P1">pandr' a gewsowgh dhymm lemmyn?</text:p>
      <text:p text:style-name="P1">Dell nag o'ma polat bras?</text:p>
      <text:p text:style-name="P1">Gorthybewgh hwi oll, pub onan.</text:p>
      <text:p text:style-name="P1">Hwi a wor pyth o'ma.</text:p>
      <text:p text:style-name="P1">An Tas gallas alemma.</text:p>
      <text:p text:style-name="P1">My a dewl ny dheu omma</text:p>
      <text:p text:style-name="P1">bys vekken mara kallav.</text:p>
      <text:p text:style-name="P1"/>
      <text:p text:style-name="P1">Lusifer, ty yw henna</text:p>
      <text:p text:style-name="P1">sur a bass myns eus yn nev.</text:p>
      <text:p text:style-name="P1">Kreatys nobyl omma</text:p>
      <text:p text:style-name="P1">yth o'ta a natur krev,</text:p>
      <text:p text:style-name="P1">ha my a'n krys.</text:p>
      <text:p text:style-name="P1">Sur rakhenna dhe'th enora</text:p>
      <text:p text:style-name="P1">my a vynn, 'ugh an Drynses.</text:p>
      <text:p text:style-name="P1"><text:soft-page-break/></text:p>
      <text:p text:style-name="P1">Ty greatur unkinda,</text:p>
      <text:p text:style-name="P1">erbyn dha Vaker ow kows!</text:p>
      <text:p text:style-name="P1">Prederi prag na wre'ta</text:p>
      <text:p text:style-name="P1">y feusta gwrys, ty was lows,</text:p>
      <text:p text:style-name="P1">gans Duw omma?</text:p>
      <text:p text:style-name="P1">Ganso pan wres komparya</text:p>
      <text:p text:style-name="P1">meur dhe vlamya yth osta</text:p>
      <text:p text:style-name="P1">ha paynys y'fydh ragdho.</text:p>
      <text:p text:style-name="P1"/>
      <text:p text:style-name="P1"/>
      <text:p text:style-name="P1"/>
      <text:p text:style-name="P1">P'yw henna a vydh mar vold</text:p>
      <text:p text:style-name="P1">kows ger erbyn Lusifer?</text:p>
      <text:p text:style-name="P1">Here he has unto you told</text:p>
      <text:p text:style-name="P1">that in heaven is not his peer,</text:p>
      <text:p text:style-name="P1">ha my a'n krys.</text:p>
      <text:p text:style-name="P1">Hwi a'n gwel ow terlentri</text:p>
      <text:p text:style-name="P1">splanna es an howl devri.</text:p>
      <text:p text:style-name="P1">My a'th enor, dhymm dell res.</text:p>
      <text:p text:style-name="P1"/>
      <text:p text:style-name="P1">A taw, na gows a henna</text:p>
      <text:p text:style-name="P1">my a'th pys; krys ow lavar.</text:p>
      <text:p text:style-name="P1">Neb a'n formyas ev omma</text:p>
      <text:p text:style-name="P1">a'n deform arta, preder,</text:p>
      <text:p text:style-name="P1">y vodh pan vo.</text:p>
      <text:p text:style-name="P1">Mar trigowgh hwi y'n kryjyans na</text:p>
      <text:p text:style-name="P1">moredh hwi a's bydh ragdho,</text:p>
      <text:p text:style-name="P1">trestyewgh dhodho.</text:p>
      <text:p text:style-name="P1"/>
      <text:p text:style-name="P1">Pynagoll yw a lavarro</text:p>
      <text:p text:style-name="P1">nag yw Lusifer wordhi</text:p>
      <text:p text:style-name="P1">omma dh'agan governa</text:p>
      <text:p text:style-name="P1">ha bos penn yn nev devri,</text:p>
      <text:p text:style-name="P1"><text:soft-page-break/>a lever gow:</text:p>
      <text:p text:style-name="P1"/>
      <text:p text:style-name="P1"/>
      <text:p text:style-name="P1">eya, ha wordhi pub prys</text:p>
      <text:p text:style-name="P1">dhe vos yn tron esedhys</text:p>
      <text:p text:style-name="P1">avel Duw, sur heb parow.</text:p>
      <text:p text:style-name="P1">My a'n gordh omma dell res,</text:p>
      <text:p text:style-name="P1">war ow dewlin kekeffrys,</text:p>
      <text:p text:style-name="P1">rag y vos mar garadow.</text:p>
      <text:p text:style-name="P1"/>
      <text:p text:style-name="P1">Dell wrama reynya omma</text:p>
      <text:p text:style-name="P1">yn tron 'wartha gans glori,</text:p>
      <text:p text:style-name="P1">hwi a 'sedh warbarth genev,</text:p>
      <text:p text:style-name="P1">myns a gollo orthiv vy,</text:p>
      <text:p text:style-name="P1">poran ryb ow thenewen.</text:p>
      <text:p text:style-name="P1"/>
      <text:p text:style-name="P1"/>
      <text:p text:style-name="P1">I was mad-e of a thought.</text:p>
      <text:p text:style-name="P1">You may be glad of such wight,</text:p>
      <text:p text:style-name="P1">and in heav'n so gay y-wrought.</text:p>
      <text:p text:style-name="P1">Seemly am in every sight.</text:p>
      <text:p text:style-name="P1">Come up to me, everyone,</text:p>
      <text:p text:style-name="P1">hag y'n eur na gwrav assaya</text:p>
      <text:p text:style-name="P1">dhe vos mester war an tron.</text:p>
      <text:p text:style-name="P1"/>
      <text:p text:style-name="P1"/>
      <text:p text:style-name="P1"/>
      <text:p text:style-name="P1">Ty, Lusifer, unkinda</text:p>
      <text:p text:style-name="P1">meur yth os orth dha Vaker.</text:p>
      <text:p text:style-name="P1">Dout yth yw dhis rakhenna</text:p>
      <text:p text:style-name="P1">kavos meur y dhisplesour,</text:p>
      <text:p text:style-name="P1">dell os wordhi dhe henna.</text:p>
      <text:p text:style-name="P1">Prag na wre'ta prederi</text:p>
      <text:p text:style-name="P1">y feusta formys, devri,</text:p>
      <text:p text:style-name="P1"><text:soft-page-break/>der y wrians ev omma?</text:p>
      <text:p text:style-name="P1">Der henna, preder yn ta.</text:p>
      <text:p text:style-name="P1">Ev a yll der er arta</text:p>
      <text:p text:style-name="P1">dhe'th dhistrui, 'skemunys.</text:p>
      <text:p text:style-name="P1"/>
      <text:p text:style-name="P1">Ty, Mighal, re stout yth os</text:p>
      <text:p text:style-name="P1">pan wres orthiv vy settya.</text:p>
      <text:p text:style-name="P1">My a grys hag a'n soppos</text:p>
      <text:p text:style-name="P1">y fynnses jy komparya</text:p>
      <text:p text:style-name="P1">lemmyn genev.</text:p>
      <text:p text:style-name="P1">Na wres, na wres, na borth dout,</text:p>
      <text:p text:style-name="P1">ty, nag oll dha gowetha.</text:p>
      <text:p text:style-name="P1">Mara kwredh, my a'gas klout.</text:p>
      <text:p text:style-name="P1">Rakhenna gwrewgh ow gordhya</text:p>
      <text:p text:style-name="P1">ha warbarth trestyewgh ennov.</text:p>
      <text:p text:style-name="P1">Hwi a'm gwel ow terlentri</text:p>
      <text:p text:style-name="P1">splanna es an Tas devri.</text:p>
      <text:p text:style-name="P1">Henna krysewgh ow bosav.</text:p>
      <text:p text:style-name="P1"/>
      <text:p text:style-name="P1"/>
      <text:p text:style-name="P1"/>
      <text:p text:style-name="P1">A Lusifer. Lusifer,</text:p>
      <text:p text:style-name="P1">ty a veu oll lantern nev,</text:p>
      <text:p text:style-name="P1">ha dredhov certan pub eur</text:p>
      <text:p text:style-name="P1">ty a veu eksaltys brav,</text:p>
      <text:p text:style-name="P1">hag a'th settyas pur ughel.</text:p>
      <text:p text:style-name="P1"/>
      <text:p text:style-name="P1"/>
      <text:p text:style-name="P1">Lemmyn meur os unkinda</text:p>
      <text:p text:style-name="P1">orthiv vy pan wres settya.</text:p>
      <text:p text:style-name="P1">Rag dha wooth, dhe bayn nevra</text:p>
      <text:p text:style-name="P1">ty a wra diyskenna</text:p>
      <text:p text:style-name="P1">mayth elles isel.</text:p>
      <text:p text:style-name="P1">Determys ov dhe unn dra,</text:p>
      <text:p text:style-name="P1"><text:soft-page-break/>ha konkludys maga ta;</text:p>
      <text:p text:style-name="P1">dhe wuthyl unn den omma</text:p>
      <text:p text:style-name="P1">a dhor ha slim dhe'm servya,</text:p>
      <text:p text:style-name="P1">ha'th plas jy dhe opya,</text:p>
      <text:p text:style-name="P1"/>
      <text:p text:style-name="P1"/>
      <text:p text:style-name="P1">rag kollenwel an roumys</text:p>
      <text:p text:style-name="P1">a vydh voyd yn nev uskis</text:p>
      <text:p text:style-name="P1">dredhos jy ha'th kowetha.</text:p>
      <text:p text:style-name="P1"/>
      <text:p text:style-name="P1">Ifarn ragos a vydh gwrys.</text:p>
      <text:p text:style-name="P1">Uskis kommondyav henna.</text:p>
      <text:p text:style-name="P1">Ena ty a vydh trigys,</text:p>
      <text:p text:style-name="P1">ha myns assentyas genes</text:p>
      <text:p text:style-name="P1">genes jy a'n naw ordyr.</text:p>
      <text:p text:style-name="P1">Yn paynys bys vynari</text:p>
      <text:p text:style-name="P1">heb ronson vydholl na fin,</text:p>
      <text:p text:style-name="P1">ena pub eur ow mornya</text:p>
      <text:p text:style-name="P1">rag galarow, bys worfen,</text:p>
      <text:p text:style-name="P1">hwi a vydh, my a lever.</text:p>
      <text:p text:style-name="P1"/>
      <text:p text:style-name="P1">Ay! A vynn'ta jy orth mab-den</text:p>
      <text:p text:style-name="P1">pan vo gwrys a slim hager</text:p>
      <text:p text:style-name="P1">okupya rag certan</text:p>
      <text:p text:style-name="P1">ow roum vy, na'n jeves peer</text:p>
      <text:p text:style-name="P1">omma yn nev?</text:p>
      <text:p text:style-name="P1">Henna 'via hager dra!</text:p>
      <text:p text:style-name="P1">Den a vynn'ta gul a bri</text:p>
      <text:p text:style-name="P1">dhe dhos omma dhe'n plas ma</text:p>
      <text:p text:style-name="P1">neb yw lenwys a glori?</text:p>
      <text:p text:style-name="P1">Ragdho wordhi nyns yw ev!</text:p>
      <text:p text:style-name="P1">Na, na, ny vydh yndella.</text:p>
      <text:p text:style-name="P1">My a worthyp dhis henna.</text:p>
      <text:p text:style-name="P1">An plas sur lowr dhiworto</text:p>
      <text:p text:style-name="P1"><text:soft-page-break/>my a with hwath, re'm lowta,</text:p>
      <text:p text:style-name="P1">ha dhiworthis jy keffrys.</text:p>
      <text:p text:style-name="P1">Ty a'm gwel vy krev omma</text:p>
      <text:p text:style-name="P1">hwath pur brout ow trebuchya.</text:p>
      <text:p text:style-name="P1">Hanter an eledh genev vy</text:p>
      <text:p text:style-name="P1">ascentys yth yns, serra,</text:p>
      <text:p text:style-name="P1">dhe'm mentena yn spit dhis,</text:p>
      <text:p text:style-name="P1">dell wel'ta jy.</text:p>
      <text:p text:style-name="P1">For well nor woo</text:p>
      <text:p text:style-name="P1">I will not go.</text:p>
      <text:p text:style-name="P1">I say you so.</text:p>
      <text:p text:style-name="P1">This will not be,</text:p>
      <text:p text:style-name="P1">dhemmo vy krys.</text:p>
      <text:p text:style-name="P1">Rag my a omsyns</text:p>
      <text:p text:style-name="P1">certan 'ugh peub myns</text:p>
      <text:p text:style-name="P1">a veu bythkweth hwath formys.</text:p>
      <text:p text:style-name="P1"/>
      <text:p text:style-name="P1"/>
      <text:p text:style-name="P1"/>
      <text:p text:style-name="P1"/>
      <text:p text:style-name="P1"/>
      <text:p text:style-name="P1">Taw, Lusifer milligys,</text:p>
      <text:p text:style-name="P1">y'n golon dell os gothus.</text:p>
      <text:p text:style-name="P1">Rag skon ty a dhe baynys</text:p>
      <text:p text:style-name="P1">heb redempshyon, dhemmo krys,</text:p>
      <text:p text:style-name="P1">sur dhemmo krys.</text:p>
      <text:p text:style-name="P1">Oll dha splannder ha'th tekter</text:p>
      <text:p text:style-name="P1">y treyl skon dhis dhe hakter,</text:p>
      <text:p text:style-name="P1">ha meur euthek bileni.</text:p>
      <text:p text:style-name="P1">Mighal, pryns ow chevalri,</text:p>
      <text:p text:style-name="P1">ha'n eledh a'n ordyr naw,</text:p>
      <text:p text:style-name="P1">an rebellyans ma devri -</text:p>
      <text:p text:style-name="P1">dhe'n dor ganso, mester ha maw,</text:p>
      <text:p text:style-name="P1">dhe ifarn, hager drigva.</text:p>
      <text:p text:style-name="P1"><text:soft-page-break/>Ena trigens yn paynys,</text:p>
      <text:p text:style-name="P1">ha galarow meur pub prys,</text:p>
      <text:p text:style-name="P1">yn pur certan rag nevra.</text:p>
      <text:p text:style-name="P1"/>
      <text:p text:style-name="P1"/>
      <text:p text:style-name="P1"/>
      <text:p text:style-name="P1">Deun warbarth, an naw ordyr!</text:p>
      <text:p text:style-name="P1">Helghyn en-mes Lusifer</text:p>
      <text:p text:style-name="P1">a-dhesempis mes a'n nev.</text:p>
      <text:p text:style-name="P1"/>
      <text:p text:style-name="P1">Ty jett, gwrav dha eksamnya.</text:p>
      <text:p text:style-name="P1">Prag y fynn Duw ow dampnya,</text:p>
      <text:p text:style-name="P1">ha my mar wolow ha krev?</text:p>
      <text:p text:style-name="P1"/>
      <text:p text:style-name="P1">Rag dha vosta milligys</text:p>
      <text:p text:style-name="P1">hag y'n golon re wothus.</text:p>
      <text:p text:style-name="P1">Der reson dhis my a brev.</text:p>
      <text:p text:style-name="P1">Ty fol, prag na bredersys</text:p>
      <text:p text:style-name="P1">a dhorn Duw y feusta gwrys,</text:p>
      <text:p text:style-name="P1">ynwedh ganso eksaltys</text:p>
      <text:p text:style-name="P1">dres myns el yn nev 'sedhys</text:p>
      <text:p text:style-name="P1">omma yn y dron 'sedhys?</text:p>
      <text:p text:style-name="P1"/>
      <text:p text:style-name="P1"/>
      <text:p text:style-name="P1"/>
      <text:p text:style-name="P1">Even y'n tron mennav 'sedha,</text:p>
      <text:p text:style-name="P1">ha'n keth plas mennav gwitha</text:p>
      <text:p text:style-name="P1">hwath, yn spita dhis.</text:p>
      <text:p text:style-name="P1">Keffrys my ha'm kowetha</text:p>
      <text:p text:style-name="P1">der gledha a vynn tria</text:p>
      <text:p text:style-name="P1">ow bosav moy wordhi</text:p>
      <text:p text:style-name="P1">ages an Tas, sur, pub prys.</text:p>
      <text:p text:style-name="P1"/>
      <text:p text:style-name="P1"/>
      <text:p text:style-name="P1"><text:soft-page-break/></text:p>
      <text:p text:style-name="P1">Warnedha, myns eus yn nev!</text:p>
      <text:p text:style-name="P1">Gwren yn kerdh y helghi eev</text:p>
      <text:p text:style-name="P1">dhe ifarn, dhe dewolgow.</text:p>
      <text:p text:style-name="P1"/>
      <text:p text:style-name="P1"/>
      <text:p text:style-name="P1">Ha hwi oll y gowetha,</text:p>
      <text:p text:style-name="P1">kewgh yn kerdh ynwedh gansa!</text:p>
      <text:p text:style-name="P1">Kronkyewgh i gans kledhedhyow!</text:p>
      <text:p text:style-name="P1"/>
      <text:p text:style-name="P1"/>
      <text:p text:style-name="P1"/>
      <text:p text:style-name="P1">Out, ellas, gallas fasow!</text:p>
      <text:p text:style-name="P1">Yth esov yn tewolgow.</text:p>
      <text:p text:style-name="P1">Ny allav dos anodho.</text:p>
      <text:p text:style-name="P1">Yn pytt down yth ov tewlys,</text:p>
      <text:p text:style-name="P1">a-berth yn ifarn kelmys</text:p>
      <text:p text:style-name="P1">gans chayn, tan a-dro dhemmo.</text:p>
      <text:p text:style-name="P1">Kyn na'm boma lowena,</text:p>
      <text:p text:style-name="P1">yma lower 'skennys genev</text:p>
      <text:p text:style-name="P1">a'n eledh sur dhe driga.</text:p>
      <text:p text:style-name="P1"/>
      <text:p text:style-name="P1"/>
      <text:p text:style-name="P1"/>
      <text:p text:style-name="P1">Gallas Lusifer, drog pryv,</text:p>
      <text:p text:style-name="P1">mes a'n nev dhe dewolgow.</text:p>
      <text:p text:style-name="P1">Ha lemmyn yn y le ev</text:p>
      <text:p text:style-name="P1">my a vynn heb falladow</text:p>
      <text:p text:style-name="P1">unn den formya</text:p>
      <text:p text:style-name="P1">yn vali Ebron, devri</text:p>
      <text:p text:style-name="P1">rag kollenwel yredi</text:p>
      <text:p text:style-name="P1">an le may teuth anodho.</text:p>
      <text:p text:style-name="P1"/>
      <text:p text:style-name="P1"/>
      <text:p text:style-name="P1"><text:soft-page-break/>Dell on ni onan ha tri</text:p>
      <text:p text:style-name="P1">Tas ha Mab yn Trinity,</text:p>
      <text:p text:style-name="P1">my a'th wra jy, den, a bri</text:p>
      <text:p text:style-name="P1">haval dh'agan fas hware,</text:p>
      <text:p text:style-name="P1"/>
      <text:p text:style-name="P1"/>
      <text:p text:style-name="P1">hag a hwyth yn dha vodi</text:p>
      <text:p text:style-name="P1">spyrys, may halles bywa,</text:p>
      <text:p text:style-name="P1">ha'n bewnans pan y'n kelli</text:p>
      <text:p text:style-name="P1">dhe'n dor ty a dreyl arta.</text:p>
      <text:p text:style-name="P1">Adam, sav yn-bann yn klor,</text:p>
      <text:p text:style-name="P1">ha treyl dhe gig ha dhe woos.</text:p>
      <text:p text:style-name="P1">Preder my dhe'th wul a dhor,</text:p>
      <text:p text:style-name="P1">haval dhymm dhe'n penn ha troos.</text:p>
      <text:p text:style-name="P1">Myns eus yn tir hag yn mor,</text:p>
      <text:p text:style-name="P1">warnedha kemmer gallos.</text:p>
      <text:p text:style-name="P1">Yn certan, rag dri askor,</text:p>
      <text:p text:style-name="P1">ty a vyw may fita loos.</text:p>
      <text:p text:style-name="P1">Rag dha gerensa lemmyn</text:p>
      <text:p text:style-name="P1">my a vynn gul paradhis,</text:p>
      <text:p text:style-name="P1">plas delesyous dres eghen.</text:p>
      <text:p text:style-name="P1">Rag ow flesour otta gwrys!</text:p>
      <text:p text:style-name="P1"/>
      <text:p text:style-name="P1"/>
      <text:p text:style-name="P1">Lower flourys a bub eghen,</text:p>
      <text:p text:style-name="P1">y'n plas ma otta tevys</text:p>
      <text:p text:style-name="P1">ha frutys war bub gwydhen.</text:p>
      <text:p text:style-name="P1">Y tyv gwav ha hav keffrys.</text:p>
      <text:p text:style-name="P1">Ha lemmyn, war oll an plas</text:p>
      <text:p text:style-name="P1">my a wront dhis bos gwithyas,</text:p>
      <text:p text:style-name="P1">war bub frut, losow ha has</text:p>
      <text:p text:style-name="P1">dhe'th plesour, dhis my a as.</text:p>
      <text:p text:style-name="P1"/>
      <text:p text:style-name="P1"/>
      <text:p text:style-name="P1"><text:soft-page-break/>Saw bydh war dhemmo pub prys.</text:p>
      <text:p text:style-name="P1">A'n keth gwydhen ma omma</text:p>
      <text:p text:style-name="P1">gwayt na vo gensi mellys;</text:p>
      <text:p text:style-name="P1">my a'th charj a-ugh pub tra.</text:p>
      <text:p text:style-name="P1">An wydhen ma yw henwys</text:p>
      <text:p text:style-name="P1">Gwydhen Godhvos Drog ha Da.</text:p>
      <text:p text:style-name="P1">Mar pydh hy frut hi tastyes</text:p>
      <text:p text:style-name="P1">ty a vydh dampnyes ragdho,</text:p>
      <text:p text:style-name="P1">ha sojet ankow dredho</text:p>
      <text:p text:style-name="P1">ty a vydh; preder henna.</text:p>
      <text:p text:style-name="P1"/>
      <text:p text:style-name="P1"/>
      <text:p text:style-name="P1">Tra moredhek yw certan</text:p>
      <text:p text:style-name="P1">gweles Adam y honan</text:p>
      <text:p text:style-name="P1">heb kowethas.</text:p>
      <text:p text:style-name="P1"/>
      <text:p text:style-name="P1"/>
      <text:p text:style-name="P1">Adam, kosk dhejy lemmyn.</text:p>
      <text:p text:style-name="P1">Ahanas tenna asen</text:p>
      <text:p text:style-name="P1">my a vynn, a'th tenewen,</text:p>
      <text:p text:style-name="P1">hag a honna pur certan</text:p>
      <text:p text:style-name="P1">my a vynn gul dhis pries.</text:p>
      <text:p text:style-name="P1"/>
      <text:p text:style-name="P1"/>
      <text:p text:style-name="P1">Skon a onan dha asow</text:p>
      <text:p text:style-name="P1">my a wra dhiso parow</text:p>
      <text:p text:style-name="P1">pub eur dhis rag dha weres.</text:p>
      <text:p text:style-name="P1"/>
      <text:p text:style-name="P1"/>
      <text:p text:style-name="P1"/>
      <text:p text:style-name="P1">A, A, A, ow Arlodh da!</text:p>
      <text:p text:style-name="P1">Benyn hi a vydh henwys.</text:p>
      <text:p text:style-name="P1">A'm korf vy gwrussys honna:</text:p>
      <text:p text:style-name="P1">Eva a'm asen yw gwrys.</text:p>
      <text:p text:style-name="P1"><text:soft-page-break/>Ragdho yth os bennigys!</text:p>
      <text:p text:style-name="P1"/>
      <text:p text:style-name="P1"/>
      <text:p text:style-name="P1"/>
      <text:p text:style-name="P1">Adam, otta an puskes,</text:p>
      <text:p text:style-name="P1">ydhyn y'n ayr, ha bestes</text:p>
      <text:p text:style-name="P1">kekeffrys yn tir ha mor:</text:p>
      <text:p text:style-name="P1">Ro dhedha aga henwyn;</text:p>
      <text:p text:style-name="P1">i a dheu dhe'th worhemmyn,</text:p>
      <text:p text:style-name="P1">saw na vegh i war neb kor.</text:p>
      <text:p text:style-name="P1"/>
      <text:p text:style-name="P1">Yth hanwav bugh ha tarow.</text:p>
      <text:p text:style-name="P1">Oll an chatel dibarow</text:p>
      <text:p text:style-name="P1">aga henwyn kemmerens,</text:p>
      <text:p text:style-name="P1">margh ha kasek hag asyn,</text:p>
      <text:p text:style-name="P1">ki ha kath ha logosen,</text:p>
      <text:p text:style-name="P1">deffrans ydhyn ha serpons.</text:p>
      <text:p text:style-name="P1"/>
      <text:p text:style-name="P1"/>
      <text:p text:style-name="P1"/>
      <text:p text:style-name="P1">Y rov henwyn dhe'n puskes,</text:p>
      <text:p text:style-name="P1">siwyon, penngarnes, syllies;</text:p>
      <text:p text:style-name="P1">my a's reken oll diblans.</text:p>
      <text:p text:style-name="P1"/>
      <text:p text:style-name="P1"/>
      <text:p text:style-name="P1"/>
      <text:p text:style-name="P1">Rag bones oll teg ha da</text:p>
      <text:p text:style-name="P1">yn hwegh dydh myns eus formys,</text:p>
      <text:p text:style-name="P1">aga sona my a wra,</text:p>
      <text:p text:style-name="P1">may fo'n seythves dydh henwys</text:p>
      <text:p text:style-name="P1">an dydh sur a bowesva</text:p>
      <text:p text:style-name="P1">a bub den a vo selwys.</text:p>
      <text:p text:style-name="P1">Yn diskwedhyans a henna</text:p>
      <text:p text:style-name="P1">my a bowes desempis.</text:p>
      <text:p text:style-name="P1"><text:soft-page-break/></text:p>
      <text:p text:style-name="P1"/>
      <text:p text:style-name="P1"/>
      <text:p text:style-name="P1">Gallas genev hager dowl</text:p>
      <text:p text:style-name="P1">dhe bytt ifarn mes a'n nev.</text:p>
      <text:p text:style-name="P1">Ena my a dhug an rewl,</text:p>
      <text:p text:style-name="P1">ha lemmyn yn payn pur grev</text:p>
      <text:p text:style-name="P1">yth esov, a dhur nevra.</text:p>
      <text:p text:style-name="P1">Nyns eus dhemmo remedi.</text:p>
      <text:p text:style-name="P1">An trespass yth o mar vras.</text:p>
      <text:p text:style-name="P1">Ny amont hwilas merci.</text:p>
      <text:p text:style-name="P1">My a wor na vynn an Tas</text:p>
      <text:p text:style-name="P1">ow foli dhemmo gava.</text:p>
      <text:p text:style-name="P1"/>
      <text:p text:style-name="P1"/>
      <text:p text:style-name="P1">Rakhenna, oll an venjans</text:p>
      <text:p text:style-name="P1">a allav dhe brederi</text:p>
      <text:p text:style-name="P1">my a vynn gonis dehwans</text:p>
      <text:p text:style-name="P1">der neb for' a vras envi.</text:p>
      <text:p text:style-name="P1">Ny wrav vri erbyn p'ywa.</text:p>
      <text:p text:style-name="P1">My a wor yma formys</text:p>
      <text:p text:style-name="P1">gans an Tas unn den a bri.</text:p>
      <text:p text:style-name="P1">Haval dhodho yth yw gwrys,</text:p>
      <text:p text:style-name="P1">oll y gorf yn pur semli.</text:p>
      <text:p text:style-name="P1">Ny allav perthi henna.</text:p>
      <text:p text:style-name="P1">Envius ov er y bynn.</text:p>
      <text:p text:style-name="P1">My a vynn tewlel neb jynn</text:p>
      <text:p text:style-name="P1">dh'y dolla, mara kallav.</text:p>
      <text:p text:style-name="P1"/>
      <text:p text:style-name="P1"/>
      <text:p text:style-name="P1">Gans Duw yth yw apoyntys</text:p>
      <text:p text:style-name="P1">warden war oll paradhis.</text:p>
      <text:p text:style-name="P1">Der henna yth ov grevys,</text:p>
      <text:p text:style-name="P1">y weles ev eksaltys,</text:p>
      <text:p text:style-name="P1"><text:soft-page-break/>ha my dres dhe iselder.</text:p>
      <text:p text:style-name="P1">Dhe henna yma gwre'ti,</text:p>
      <text:p text:style-name="P1">benyn yw henwys Eva.</text:p>
      <text:p text:style-name="P1">Gwrys a'y asen y feu hi,</text:p>
      <text:p text:style-name="P1">marthys teg a-ugh pub tra,</text:p>
      <text:p text:style-name="P1">saw hy skians yw brottel.</text:p>
      <text:p text:style-name="P1">My a vynn, mara kallav,</text:p>
      <text:p text:style-name="P1">hwilas neb for' dh'y themptya,</text:p>
      <text:p text:style-name="P1">par dell oma gwas sotel.</text:p>
      <text:p text:style-name="P1">Now Adam 'ma ow lordya</text:p>
      <text:p text:style-name="P1">avel dug yn paradhis,</text:p>
      <text:p text:style-name="P1">ha my sevelyek omma</text:p>
      <text:p text:style-name="P1">yn ifarn yn tan, pup-prys</text:p>
      <text:p text:style-name="P1">yn pothvan bras ow leski.</text:p>
      <text:p text:style-name="P1">Saw an keth Adam yw gwrys</text:p>
      <text:p text:style-name="P1">my a wor heb dout y'n kas,</text:p>
      <text:p text:style-name="P1">dhe gollenwel an roumys</text:p>
      <text:p text:style-name="P1">eus yn nev der ow gooth bras</text:p>
      <text:p text:style-name="P1">yw voyd dredhov ha'w meni.</text:p>
      <text:p text:style-name="P1">Saw mar kallav, der dhevis,</text:p>
      <text:p text:style-name="P1">gul dhe Adam dhymm kola,</text:p>
      <text:p text:style-name="P1">my an drosa dhe baynys,</text:p>
      <text:p text:style-name="P1">na dheffa dhe'n nev nevra,</text:p>
      <text:p text:style-name="P1">mara menna dhymm kola.</text:p>
      <text:p text:style-name="P1">Saw Eva mennav saya.</text:p>
      <text:p text:style-name="P1">Hi yw esya dhe dolla</text:p>
      <text:p text:style-name="P1">es Adam, yn gwir yn ta,</text:p>
      <text:p text:style-name="P1">ha moy sempel.</text:p>
      <text:p text:style-name="P1">Ynwedh ny dal dhymm bos gwelys</text:p>
      <text:p text:style-name="P1">ow honan y'n keth shap me.</text:p>
      <text:p text:style-name="P1">Hager yth ov difashes,</text:p>
      <text:p text:style-name="P1">ny yll tra bones hakkra.</text:p>
      <text:p text:style-name="P1">Hwi oll a'm gwel.</text:p>
      <text:p text:style-name="P1"/>
      <text:p text:style-name="P1"><text:soft-page-break/></text:p>
      <text:p text:style-name="P1"/>
      <text:p text:style-name="P1">Hager lowr os, my a'n 'vow.</text:p>
      <text:p text:style-name="P1">Yn mysk oll an dhewolow</text:p>
      <text:p text:style-name="P1">nyns eus hakkra.</text:p>
      <text:p text:style-name="P1"/>
      <text:p text:style-name="P1"/>
      <text:p text:style-name="P1">Rakhenna hwila neb jynn,</text:p>
      <text:p text:style-name="P1">po an viaj ny dal oy.</text:p>
      <text:p text:style-name="P1">Eva, dhiso a dhegren</text:p>
      <text:p text:style-name="P1">mar euthek pan wello hi</text:p>
      <text:p text:style-name="P1">dha figur y'n keth dell ma.</text:p>
      <text:p text:style-name="P1">Ha mar kwreta bargen sur</text:p>
      <text:p text:style-name="P1">ty a vydh lower enorys</text:p>
      <text:p text:style-name="P1">awos Duw, kynth ywa fur.</text:p>
      <text:p text:style-name="P1">Yn for' ma mar pydh tollys</text:p>
      <text:p text:style-name="P1">my a vydh kompes ganso.</text:p>
      <text:p text:style-name="P1"/>
      <text:p text:style-name="P1">Na borth dout, my a'n prevent,</text:p>
      <text:p text:style-name="P1">ha'ga dri lowr dhe baynys.</text:p>
      <text:p text:style-name="P1">My a lever dhis fatla.</text:p>
      <text:p text:style-name="P1"/>
      <text:p text:style-name="P1"/>
      <text:p text:style-name="P1">An Tas a wrug der entent,</text:p>
      <text:p text:style-name="P1">yn mysk oll pryves y'n bys,</text:p>
      <text:p text:style-name="P1">formya pryv henwys serpont;</text:p>
      <text:p text:style-name="P1">hag yth yw wondrys fashes,</text:p>
      <text:p text:style-name="P1">dhe virgin deg pur haval.</text:p>
      <text:p text:style-name="P1">Sotel yth yw gans henna,</text:p>
      <text:p text:style-name="P1">a-ugh best na pryv y'n bys.</text:p>
      <text:p text:style-name="P1">Yn henna mennav entra,</text:p>
      <text:p text:style-name="P1">ha privedh dhe baradhis</text:p>
      <text:p text:style-name="P1">my a vynn mos heb fyllel.</text:p>
      <text:p text:style-name="P1">Kyn na wor hi kows banna</text:p>
      <text:p text:style-name="P1"><text:soft-page-break/>my a's rewl hi dell vennav,</text:p>
      <text:p text:style-name="P1">ha kyns es dos alena</text:p>
      <text:p text:style-name="P1">dhe Adam ha dhe Eva</text:p>
      <text:p text:style-name="P1">my a wra neb anfeusi.</text:p>
      <text:p text:style-name="P1"/>
      <text:p text:style-name="P1">Gwra yndella, my a'th pys,</text:p>
      <text:p text:style-name="P1">par dell osta jowl wili.</text:p>
      <text:p text:style-name="P1">Mar kwredh henna, enorys</text:p>
      <text:p text:style-name="P1">ty a vydh bys vynari,</text:p>
      <text:p text:style-name="P1">ha penn rewler warnan ni</text:p>
      <text:p text:style-name="P1">heb dout y'n kas.</text:p>
      <text:p text:style-name="P1"/>
      <text:p text:style-name="P1"/>
      <text:p text:style-name="P1"/>
      <text:p text:style-name="P1"/>
      <text:p text:style-name="P1"/>
      <text:p text:style-name="P1">By and by thou shalt see that;</text:p>
      <text:p text:style-name="P1">ha pur uskis gwrav an pratt</text:p>
      <text:p text:style-name="P1">dhe'n serpont, yn spit dh'y fas.</text:p>
      <text:p text:style-name="P1"/>
      <text:p text:style-name="P1"/>
      <text:p text:style-name="P1">Ay! Re debel-diwetthi!</text:p>
      <text:p text:style-name="P1">Gorta ha bydh dhymm rewlys!</text:p>
      <text:p text:style-name="P1">Gas vy dhe entra a-ji,</text:p>
      <text:p text:style-name="P1">rag ty ny vydhydh doutys</text:p>
      <text:p text:style-name="P1">drefen dha vosta mar deg.</text:p>
      <text:p text:style-name="P1"/>
      <text:p text:style-name="P1"/>
      <text:p text:style-name="P1">Ty a vydh yntertaynys</text:p>
      <text:p text:style-name="P1">ha gans Eva sur krysys.</text:p>
      <text:p text:style-name="P1">Dha fisment dhedhi a bleg.</text:p>
      <text:p text:style-name="P1">A-ban oma klos entrys</text:p>
      <text:p text:style-name="P1">ennos jy a-barth a-ji,</text:p>
      <text:p text:style-name="P1">ow voys oll otta chanjyes,</text:p>
      <text:p text:style-name="P1"><text:soft-page-break/>avel maghteth yn tevri.</text:p>
      <text:p text:style-name="P1">My ny vydhav konvedhys</text:p>
      <text:p text:style-name="P1">ow bos ennov falsuri;</text:p>
      <text:p text:style-name="P1">sotel lowr ov, my a grys</text:p>
      <text:p text:style-name="P1"/>
      <text:p text:style-name="P1"/>
      <text:p text:style-name="P1">hag a vynn mos, heb gul gik,</text:p>
      <text:p text:style-name="P1">y'n wydhen pur smodh, heb mik,</text:p>
      <text:p text:style-name="P1">avel el hweg afinys.</text:p>
      <text:p text:style-name="P1"/>
      <text:p text:style-name="P1"/>
      <text:p text:style-name="P1"/>
      <text:p text:style-name="P1">My a vynn mos dhe wandra</text:p>
      <text:p text:style-name="P1">omma yn mysk an flourys.</text:p>
      <text:p text:style-name="P1">Oll pub plesour a'n bys ma</text:p>
      <text:p text:style-name="P1">y'n plas ma otta tevys,</text:p>
      <text:p text:style-name="P1">mayth yw konfort dhe weles.</text:p>
      <text:p text:style-name="P1"/>
      <text:p text:style-name="P1"/>
      <text:p text:style-name="P1"/>
      <text:p text:style-name="P1">Eva, prag na dheu'ta nes,</text:p>
      <text:p text:style-name="P1">rag kows orthiv ha talkya?</text:p>
      <text:p text:style-name="P1">Unn dra a wonn a'm godhvos -</text:p>
      <text:p text:style-name="P1">pur lowenek a'm gwressa</text:p>
      <text:p text:style-name="P1">kola orthiv a mennes.</text:p>
      <text:p text:style-name="P1"/>
      <text:p text:style-name="P1"/>
      <text:p text:style-name="P1"/>
      <text:p text:style-name="P1"/>
      <text:p text:style-name="P1"/>
      <text:p text:style-name="P1">Piw osta jy eus y'n wydhen</text:p>
      <text:p text:style-name="P1">a-wartha gans tros ha kan?</text:p>
      <text:p text:style-name="P1">Marth yw genev dhe'th klywes.</text:p>
      <text:p text:style-name="P1">Orthis my ny'm beus negys,</text:p>
      <text:p text:style-name="P1"><text:soft-page-break/>h' a byle os devedhys.</text:p>
      <text:p text:style-name="P1">Marth yw genev dha weles.</text:p>
      <text:p text:style-name="P1"/>
      <text:p text:style-name="P1">Na gemmer marth vydh, benyn 'vas.</text:p>
      <text:p text:style-name="P1">My a dheuth a-dhiwedhes</text:p>
      <text:p text:style-name="P1">mes a'n nev gans hast pur vras,</text:p>
      <text:p text:style-name="P1">rag kewsel dhis a henna</text:p>
      <text:p text:style-name="P1">omma lemmyn pur brivedh.</text:p>
      <text:p text:style-name="P1">My a'th pys, awos neb tra</text:p>
      <text:p text:style-name="P1">na gemmer marth anodho,</text:p>
      <text:p text:style-name="P1">nag own vydh orth ow gweles.</text:p>
      <text:p text:style-name="P1"/>
      <text:p text:style-name="P1">Nyns eus own dhymm ahanas,</text:p>
      <text:p text:style-name="P1">drefen bos mar deg dha fas,</text:p>
      <text:p text:style-name="P1">na hwath dout vydholl y'n bys,</text:p>
      <text:p text:style-name="P1">rag der dha er yth 'valsa</text:p>
      <text:p text:style-name="P1">ty dhe dhos a'n nev toth-ta,</text:p>
      <text:p text:style-name="P1">ha mara teudh alena</text:p>
      <text:p text:style-name="P1">pur wolkom yth os genev,</text:p>
      <text:p text:style-name="P1">ha dhe well y'th fydh kresys.</text:p>
      <text:p text:style-name="P1">Lavar dhemmo dha negys,</text:p>
      <text:p text:style-name="P1">ha mar kallav dha weres,</text:p>
      <text:p text:style-name="P1">na borth dout, ny vydh neghys.</text:p>
      <text:p text:style-name="P1"/>
      <text:p text:style-name="P1">Ow negys a dreyl dha les</text:p>
      <text:p text:style-name="P1">mara mynn'ta ow krysi</text:p>
      <text:p text:style-name="P1">saw yma dhymm ahanas</text:p>
      <text:p text:style-name="P1">dout pur vras a anfeusi</text:p>
      <text:p text:style-name="P1">mara kwres ow diskev'ra.</text:p>
      <text:p text:style-name="P1"/>
      <text:p text:style-name="P1"/>
      <text:p text:style-name="P1"/>
      <text:p text:style-name="P1"/>
      <text:p text:style-name="P1"/>
      <text:p text:style-name="P1"><text:soft-page-break/>Na vennav dha dhiskev'ra,</text:p>
      <text:p text:style-name="P1">ow hothman, a dra y'n bys.</text:p>
      <text:p text:style-name="P1">Rakhenna, meur dha volder,</text:p>
      <text:p text:style-name="P1">ty a yll gul dha negys,</text:p>
      <text:p text:style-name="P1">hag ow threst yw y vos da.</text:p>
      <text:p text:style-name="P1"/>
      <text:p text:style-name="P1"/>
      <text:p text:style-name="P1"/>
      <text:p text:style-name="P1">Da koodh, yw. Na dhout peryl</text:p>
      <text:p text:style-name="P1">war ow honesty, benyn 'vas.</text:p>
      <text:p text:style-name="P1">Poken y hwrussen fyllel,</text:p>
      <text:p text:style-name="P1">hag y fia pegh pur vras</text:p>
      <text:p text:style-name="P1">ha my gwiw dhe vos punshys.</text:p>
      <text:p text:style-name="P1"/>
      <text:p text:style-name="P1">Hwi a lever gwir, dremas.</text:p>
      <text:p text:style-name="P1">Henna 'via hager dra.</text:p>
      <text:p text:style-name="P1">Yma dhemmo hireth bras</text:p>
      <text:p text:style-name="P1">rag godhvos pandr' a via!</text:p>
      <text:p text:style-name="P1">Yn kott termyn agas negys</text:p>
      <text:p text:style-name="P1">kewsewgh, y praydha.</text:p>
      <text:p text:style-name="P1"/>
      <text:p text:style-name="P1">My a lever dhis, Eva,</text:p>
      <text:p text:style-name="P1">ha kool orthiv 'wos eghen.</text:p>
      <text:p text:style-name="P1">Maga fur ty a via,</text:p>
      <text:p text:style-name="P1">avel Duw eus a-wartha,</text:p>
      <text:p text:style-name="P1">hag a wodhvia pub tra.</text:p>
      <text:p text:style-name="P1"/>
      <text:p text:style-name="P1">Mighal! Serra, dhywgh gromerci!</text:p>
      <text:p text:style-name="P1">A kallen dos dhe'n pryck na</text:p>
      <text:p text:style-name="P1">y halsen bos pur veri.</text:p>
      <text:p text:style-name="P1">Henna 'via rial dra,</text:p>
      <text:p text:style-name="P1">bos koth dhe Dhuw a-wartha</text:p>
      <text:p text:style-name="P1">hag yn pub poynt ekwal ganso,</text:p>
      <text:p text:style-name="P1">ha maga fur akontys.</text:p>
      <text:p text:style-name="P1"><text:soft-page-break/>Y'n eur na, re Sen Devri,</text:p>
      <text:p text:style-name="P1">y hallsen routya pur gay,</text:p>
      <text:p text:style-name="P1">ha bos statly dhe'm devis.</text:p>
      <text:p text:style-name="P1">Y praydha, lavar fatla.</text:p>
      <text:p text:style-name="P1">Perthi ny allav pella!</text:p>
      <text:p text:style-name="P1">My a vydh sur dhe lakka</text:p>
      <text:p text:style-name="P1">mes ty dhymm a lavara</text:p>
      <text:p text:style-name="P1">yn by and by.</text:p>
      <text:p text:style-name="P1"/>
      <text:p text:style-name="P1"/>
      <text:p text:style-name="P1">Skians benyn yw brottal,</text:p>
      <text:p text:style-name="P1">ha my nyns ov over-sotel.</text:p>
      <text:p text:style-name="P1">Lavar dhymm kyns es hedhi,</text:p>
      <text:p text:style-name="P1">my a'th pys, an nowedhys!</text:p>
      <text:p text:style-name="P1"/>
      <text:p text:style-name="P1">My a lever dhis, Eva,</text:p>
      <text:p text:style-name="P1">mar kwredh tastya an frut ma</text:p>
      <text:p text:style-name="P1">eus omma war an wydhen,</text:p>
      <text:p text:style-name="P1">maga fur ty a via</text:p>
      <text:p text:style-name="P1">avel Duw eus a-wartha</text:p>
      <text:p text:style-name="P1">yn nev ughel a-ughon.</text:p>
      <text:p text:style-name="P1">Gow vydh ny lavarav.</text:p>
      <text:p text:style-name="P1"/>
      <text:p text:style-name="P1"/>
      <text:p text:style-name="P1"/>
      <text:p text:style-name="P1">Hat! Yw henna dha dhevis!</text:p>
      <text:p text:style-name="P1">Tamm vydh ny vydh kresys</text:p>
      <text:p text:style-name="P1">henna, my a lever dhis.</text:p>
      <text:p text:style-name="P1">Dhe'th kusulyow y'n poynt na,</text:p>
      <text:p text:style-name="P1">my a lever dhis praga.</text:p>
      <text:p text:style-name="P1">Duw a or'nas kontrari</text:p>
      <text:p text:style-name="P1">na dheffen tastya henna.</text:p>
      <text:p text:style-name="P1">Ha'y gommondment pur dhevri</text:p>
      <text:p text:style-name="P1">a ros straitly, dres pub tra</text:p>
      <text:p text:style-name="P1"><text:soft-page-break/>na wrellen mellya worti.</text:p>
      <text:p text:style-name="P1">Prag y hwredh genev flattra?</text:p>
      <text:p text:style-name="P1"/>
      <text:p text:style-name="P1"/>
      <text:p text:style-name="P1"/>
      <text:p text:style-name="P1">Goslow, goslow, Eva, ha deus nes;</text:p>
      <text:p text:style-name="P1">sham yw genev dha glywes</text:p>
      <text:p text:style-name="P1">ow krysi dhe'n geryow na.</text:p>
      <text:p text:style-name="P1">Praga, my a lever dhis,</text:p>
      <text:p text:style-name="P1">y hwrug Duw ri an charj na?</text:p>
      <text:p text:style-name="P1">Genes a peva tastyes,</text:p>
      <text:p text:style-name="P1">maga fur ty a via</text:p>
      <text:p text:style-name="P1">yn pub poynt sur avello.</text:p>
      <text:p text:style-name="P1">An Tas, ev ny vynnsa sur</text:p>
      <text:p text:style-name="P1">orth den vydholl bos mar fur</text:p>
      <text:p text:style-name="P1">dhe wodhvos a dhrog ha da.</text:p>
      <text:p text:style-name="P1">Rag henna, benyn 'vas Eva,</text:p>
      <text:p text:style-name="P1">genes ny vennav flattra</text:p>
      <text:p text:style-name="P1">na ny vennav usya gow.</text:p>
      <text:p text:style-name="P1"/>
      <text:p text:style-name="P1"/>
      <text:p text:style-name="P1">Kool jy dhymm, men dhe geski,</text:p>
      <text:p text:style-name="P1">mar mynnta bos eksaltys,</text:p>
      <text:p text:style-name="P1">poken certan vynari</text:p>
      <text:p text:style-name="P1">hwi a vydh avel fleghes.</text:p>
      <text:p text:style-name="P1">Bo yn ascentys ty a glyw,</text:p>
      <text:p text:style-name="P1">Eva jentyl.</text:p>
      <text:p text:style-name="P1"/>
      <text:p text:style-name="P1">Eya, eya, my a glyw.</text:p>
      <text:p text:style-name="P1">Hag y ros dhyn charj mar strait,</text:p>
      <text:p text:style-name="P1">ma'n bydh payn ha galarow</text:p>
      <text:p text:style-name="P1">mara kwren terri unn jet</text:p>
      <text:p text:style-name="P1">y gommondement dhyn res.</text:p>
      <text:p text:style-name="P1">Par happ yn ifarn nevra</text:p>
      <text:p text:style-name="P1"><text:soft-page-break/>ni a'n bydh agan trigva,</text:p>
      <text:p text:style-name="P1">mar ny vydh y vodh sewyes.</text:p>
      <text:p text:style-name="P1"/>
      <text:p text:style-name="P1">Taw, taw, Eva, yth os fol;</text:p>
      <text:p text:style-name="P1">ny vennydh kola orth da.</text:p>
      <text:p text:style-name="P1">My a ragdho; ty a'n ool</text:p>
      <text:p text:style-name="P1">ow husul mar kwredh nagha.</text:p>
      <text:p text:style-name="P1">Genes nyns ov kontentys.</text:p>
      <text:p text:style-name="P1">Na vea my dhe'th kara,</text:p>
      <text:p text:style-name="P1">ny vynnsen dhe'th kusulya</text:p>
      <text:p text:style-name="P1">dhe vos bargen mar vras gwrys.</text:p>
      <text:p text:style-name="P1"/>
      <text:p text:style-name="P1"/>
      <text:p text:style-name="P1"/>
      <text:p text:style-name="P1">A kothven y vosa gwir,</text:p>
      <text:p text:style-name="P1">my a sewsa dha dhesir</text:p>
      <text:p text:style-name="P1">drefen ty dhe dhos a'n nev.</text:p>
      <text:p text:style-name="P1"/>
      <text:p text:style-name="P1">Hwi a lever gwir, benyn 'vas.</text:p>
      <text:p text:style-name="P1">Ny res dhywgh ow mystrestya:</text:p>
      <text:p text:style-name="P1">a'n nev ny dheu mes tus vas;</text:p>
      <text:p text:style-name="P1">my yw onan a'n sort na.</text:p>
      <text:p text:style-name="P1"/>
      <text:p text:style-name="P1"/>
      <text:p text:style-name="P1">Rewgh hwi rann dh'agas dremas,</text:p>
      <text:p text:style-name="P1">po an viaj ny dal tra,</text:p>
      <text:p text:style-name="P1">ma's y bart ev a'n jeffa</text:p>
      <text:p text:style-name="P1"/>
      <text:p text:style-name="P1">Ny vennav bos mar grefni</text:p>
      <text:p text:style-name="P1">dhe witha oll ow honan.</text:p>
      <text:p text:style-name="P1">Adam sur dres pub huni</text:p>
      <text:p text:style-name="P1">my a'n kar, po Duw difen</text:p>
      <text:p text:style-name="P1">dhe witha heb y shara.</text:p>
      <text:p text:style-name="P1"/>
      <text:p text:style-name="P1"><text:soft-page-break/></text:p>
      <text:p text:style-name="P1"/>
      <text:p text:style-name="P1">My a ystyn an skorren;</text:p>
      <text:p text:style-name="P1">kemmer an frut anedhi.</text:p>
      <text:p text:style-name="P1"/>
      <text:p text:style-name="P1"/>
      <text:p text:style-name="P1"/>
      <text:p text:style-name="P1">My a wra yn pur certan.</text:p>
      <text:p text:style-name="P1">Ny allav nep-pell perthi,</text:p>
      <text:p text:style-name="P1">pan vo res tastya anedhi.</text:p>
      <text:p text:style-name="P1"/>
      <text:p text:style-name="P1">Nevra ny gemmer dout,</text:p>
      <text:p text:style-name="P1">ty a yll bos pur veri.</text:p>
      <text:p text:style-name="P1">Gans dha lagasow a-les</text:p>
      <text:p text:style-name="P1">ty a wel pub tra omma,</text:p>
      <text:p text:style-name="P1">ha pur fur ty a vydh gwrys,</text:p>
      <text:p text:style-name="P1">avel Duw; na dhout henna,</text:p>
      <text:p text:style-name="P1">Eva, my a lever dhis.</text:p>
      <text:p text:style-name="P1">Na vea my dhe'th kara,</text:p>
      <text:p text:style-name="P1">ny vynnsen awos neb tra</text:p>
      <text:p text:style-name="P1">yn-bann dha vos eksaltys.</text:p>
      <text:p text:style-name="P1"/>
      <text:p text:style-name="P1">Meur a ras dhy'hwi, serra,</text:p>
      <text:p text:style-name="P1">ow ri kusul dhymm mar stout.</text:p>
      <text:p text:style-name="P1">Orthowgh my a vynn kola,</text:p>
      <text:p text:style-name="P1">ha, by God, nyns eus dhymm dout</text:p>
      <text:p text:style-name="P1">dhe dastya an keth aval.</text:p>
      <text:p text:style-name="P1">Ha'w dremas a wor dhymm gras</text:p>
      <text:p text:style-name="P1">dhe wul viaj mar nobyl,</text:p>
      <text:p text:style-name="P1">ha, re Dhuw an Drynses Tas,</text:p>
      <text:p text:style-name="P1">ev a'm sett yn-bann ughel,</text:p>
      <text:p text:style-name="P1">hag a'm gormel meur, heb dout.</text:p>
      <text:p text:style-name="P1"/>
      <text:p text:style-name="P1">Ke yn kerdh, Eva benyn 'vas,</text:p>
      <text:p text:style-name="P1"><text:soft-page-break/>ty a yll godhvos dhymm gras</text:p>
      <text:p text:style-name="P1">rag an vyaj.</text:p>
      <text:p text:style-name="P1"/>
      <text:p text:style-name="P1"/>
      <text:p text:style-name="P1">Hag Adam, dell yw dremas,</text:p>
      <text:p text:style-name="P1">ahanas a wra pur vras.</text:p>
      <text:p text:style-name="P1">A'n bargen ny vydh edrek.</text:p>
      <text:p text:style-name="P1"/>
      <text:p text:style-name="P1">Farwel, ow hothman a'n nev;</text:p>
      <text:p text:style-name="P1">My a'th kar bys vynari.</text:p>
      <text:p text:style-name="P1">Dhe Adam kerdhes pur grev</text:p>
      <text:p text:style-name="P1">my a vynn, dh'y salusi,</text:p>
      <text:p text:style-name="P1">ha'n aval y bresentya.</text:p>
      <text:p text:style-name="P1"/>
      <text:p text:style-name="P1">Gwra yndella, my a'th pys.</text:p>
      <text:p text:style-name="P1">Ty a glyw ken nowodhow</text:p>
      <text:p text:style-name="P1">kyns ow gweles vy arta.</text:p>
      <text:p text:style-name="P1"/>
      <text:p text:style-name="P1"/>
      <text:p text:style-name="P1"/>
      <text:p text:style-name="P1">Adam, Adam, pyth es'ta?</text:p>
      <text:p text:style-name="P1">Goslow dhemmo ha deus nes.</text:p>
      <text:p text:style-name="P1">Yma genev dhe'th plesya -</text:p>
      <text:p text:style-name="P1">Na borth dout a bratt eus gwrys</text:p>
      <text:p text:style-name="P1">may hwodhves dhymm grasow.</text:p>
      <text:p text:style-name="P1"/>
      <text:p text:style-name="P1">Wolkom, Eva, os, benyn 'vas.</text:p>
      <text:p text:style-name="P1">Mars yw an nowodhow da</text:p>
      <text:p text:style-name="P1">ty a vydh rewardys,</text:p>
      <text:p text:style-name="P1">ha'm kolon ynwedh ganso</text:p>
      <text:p text:style-name="P1">ty a vydh prest dhe'th plegadow.</text:p>
      <text:p text:style-name="P1"/>
      <text:p text:style-name="P1"/>
      <text:p text:style-name="P1"/>
      <text:p text:style-name="P1"><text:soft-page-break/></text:p>
      <text:p text:style-name="P1"/>
      <text:p text:style-name="P1">Mirewgh, mirewgh orth hemma!</text:p>
      <text:p text:style-name="P1">'Tomma, gay a aval dhis!</text:p>
      <text:p text:style-name="P1">Mar kwredh tastya anodho</text:p>
      <text:p text:style-name="P1">ev a dreyl dhiso dhe les,</text:p>
      <text:p text:style-name="P1">moy es milyow a beunsow.</text:p>
      <text:p text:style-name="P1"/>
      <text:p text:style-name="P1">Deus nes. Gas vy dhe weles</text:p>
      <text:p text:style-name="P1">maras ywa aval da.</text:p>
      <text:p text:style-name="P1">Lavar ple feva kevys.</text:p>
      <text:p text:style-name="P1"/>
      <text:p text:style-name="P1"/>
      <text:p text:style-name="P1"/>
      <text:p text:style-name="P1">Praga, Adam ow fries,</text:p>
      <text:p text:style-name="P1">dar, dout eus dhis y weles?</text:p>
      <text:p text:style-name="P1">Lavar dhemmo, my a'th pys.</text:p>
      <text:p text:style-name="P1"/>
      <text:p text:style-name="P1">Ny bleg dhymm syght anodho</text:p>
      <text:p text:style-name="P1">dout pur vras yma dhemmo</text:p>
      <text:p text:style-name="P1">nag ywa 'vas, my a grys.</text:p>
      <text:p text:style-name="P1">Ty, mar pe hemma terrys</text:p>
      <text:p text:style-name="P1">mes a'n wydhen difennys</text:p>
      <text:p text:style-name="P1">ragdho my a vydh grevys.</text:p>
      <text:p text:style-name="P1"/>
      <text:p text:style-name="P1"/>
      <text:p text:style-name="P1"/>
      <text:p text:style-name="P1">Nevra na dhout a henna,</text:p>
      <text:p text:style-name="P1">Adam hweg, ow herensa.</text:p>
      <text:p text:style-name="P1">My a lever, dhis mar pleg,</text:p>
      <text:p text:style-name="P1">yn pan vaner y'n beuma.</text:p>
      <text:p text:style-name="P1">Serra, ha my ow kwandra,</text:p>
      <text:p text:style-name="P1">my a glywas a-wartha</text:p>
      <text:p text:style-name="P1">war an wydhen unn el hweg</text:p>
      <text:p text:style-name="P1"><text:soft-page-break/>sur ow kana.</text:p>
      <text:p text:style-name="P1">My a'm beu wondrys fansi</text:p>
      <text:p text:style-name="P1">orth y weles y'n wydhen.</text:p>
      <text:p text:style-name="P1">Ha dhe-vy yn kortesi</text:p>
      <text:p text:style-name="P1">y profyas, avel kothman,</text:p>
      <text:p text:style-name="P1">meur a daklow, re'm lowta,</text:p>
      <text:p text:style-name="P1">ha pur wordhi.</text:p>
      <text:p text:style-name="P1"/>
      <text:p text:style-name="P1">A Ev', Ev', ty a fyllis,</text:p>
      <text:p text:style-name="P1">ow kola orth an el na.</text:p>
      <text:p text:style-name="P1">Drog polat o, my a grys,</text:p>
      <text:p text:style-name="P1">neb a glewsys ow kana,</text:p>
      <text:p text:style-name="P1">ha'th kusulyas dhe derri</text:p>
      <text:p text:style-name="P1">an aval na.</text:p>
      <text:p text:style-name="P1"/>
      <text:p text:style-name="P1">Serra,</text:p>
      <text:p text:style-name="P1">ev a gewsys dhymm mar deg,</text:p>
      <text:p text:style-name="P1">ny wodhyen tamm y nagha,</text:p>
      <text:p text:style-name="P1">ha'y bromys o mar hweg,</text:p>
      <text:p text:style-name="P1">may hwrug ev dhemmo kola.</text:p>
      <text:p text:style-name="P1">Ny dhoutis, war ow ena,</text:p>
      <text:p text:style-name="P1">a falsuri.</text:p>
      <text:p text:style-name="P1">Ha'y bromys yth o larjya!</text:p>
      <text:p text:style-name="P1">mar kwren tastya an frut na</text:p>
      <text:p text:style-name="P1">avel Duw ny a via</text:p>
      <text:p text:style-name="P1">ha maga fur.</text:p>
      <text:p text:style-name="P1">My a fylli y'n eur na.</text:p>
      <text:p text:style-name="P1">A kallen dos dhe'n pryck na</text:p>
      <text:p text:style-name="P1">y fia bargen pur fur.</text:p>
      <text:p text:style-name="P1"/>
      <text:p text:style-name="P1">A, out, out warnas Eva!</text:p>
      <text:p text:style-name="P1">My a yll kussya henna!</text:p>
      <text:p text:style-name="P1">Tewlys on ni dhe veshyf bras,</text:p>
      <text:p text:style-name="P1">ha wordhi dhe gemmeres.</text:p>
      <text:p text:style-name="P1"><text:soft-page-break/></text:p>
      <text:p text:style-name="P1"/>
      <text:p text:style-name="P1">Henna o hager vargen,</text:p>
      <text:p text:style-name="P1">Eva, my a lever dhis.</text:p>
      <text:p text:style-name="P1">Nebes lowr a vydh an gwayn</text:p>
      <text:p text:style-name="P1">pan vo genes kowl komptys.</text:p>
      <text:p text:style-name="P1">Soweth, ellas!</text:p>
      <text:p text:style-name="P1"/>
      <text:p text:style-name="P1"/>
      <text:p text:style-name="P1"/>
      <text:p text:style-name="P1"/>
      <text:p text:style-name="P1"/>
      <text:p text:style-name="P1">Taw, Adam. Na vydh serrys.</text:p>
      <text:p text:style-name="P1">Ny dheuth drog hwath anodho.</text:p>
      <text:p text:style-name="P1">An keth peryll y toutis,</text:p>
      <text:p text:style-name="P1">hag a leveris dhodho</text:p>
      <text:p text:style-name="P1">oll an peryll yn pub poynt</text:p>
      <text:p text:style-name="P1">saw ev dhymm a warrantyas</text:p>
      <text:p text:style-name="P1">nag o dhemmo dout y'n kas,</text:p>
      <text:p text:style-name="P1">war y beryll, wondrys koynt.</text:p>
      <text:p text:style-name="P1"/>
      <text:p text:style-name="P1">A, molleth dhe'n horsen kamm,</text:p>
      <text:p text:style-name="P1">ha dhe'jy ynwedh ganso!</text:p>
      <text:p text:style-name="P1">Ni a'n jevydh sur droglam</text:p>
      <text:p text:style-name="P1">rag dha viaj y'n torn ma,</text:p>
      <text:p text:style-name="P1">ha wordhi dhe gavos blam.</text:p>
      <text:p text:style-name="P1"/>
      <text:p text:style-name="P1"/>
      <text:p text:style-name="P1"/>
      <text:p text:style-name="P1">Ye, ye, my a'n jevydh oll an blam</text:p>
      <text:p text:style-name="P1">dhiworthis jy lemmyn Adam,</text:p>
      <text:p text:style-name="P1">pynagoll fordh yth a an gam.</text:p>
      <text:p text:style-name="P1">Saw a pen ni dywow gwrys</text:p>
      <text:p text:style-name="P1">ny vies malbew serrys,</text:p>
      <text:p text:style-name="P1"><text:soft-page-break/>my a wor henna yn ta.</text:p>
      <text:p text:style-name="P1"/>
      <text:p text:style-name="P1">Taw, taw, na vydh dhemmo mar wokki.</text:p>
      <text:p text:style-name="P1">An serpont o re wili</text:p>
      <text:p text:style-name="P1">ragos jy y'n keth torn ma.</text:p>
      <text:p text:style-name="P1">Ev a brofyas lowr gow dhis,</text:p>
      <text:p text:style-name="P1">ha genes ymons krysys.</text:p>
      <text:p text:style-name="P1">Ow geryow a vydh prevys</text:p>
      <text:p text:style-name="P1">may fydh lowr payn ragdho.</text:p>
      <text:p text:style-name="P1"/>
      <text:p text:style-name="P1">Ye, yth osta jy den fur,</text:p>
      <text:p text:style-name="P1">ny vennes orthiv kola.</text:p>
      <text:p text:style-name="P1">Mar ny vydhav ow desir</text:p>
      <text:p text:style-name="P1">nevra ny'm gwelydh omma,</text:p>
      <text:p text:style-name="P1">medhav, unn spys.</text:p>
      <text:p text:style-name="P1"/>
      <text:p text:style-name="P1"/>
      <text:p text:style-name="P1">An el esa y'n wydhen</text:p>
      <text:p text:style-name="P1">y kewsis geryow efan,</text:p>
      <text:p text:style-name="P1">ha my a'n krys.</text:p>
      <text:p text:style-name="P1">Syrr, war nebes lavarow,</text:p>
      <text:p text:style-name="P1">tast jy part a'n avalow,</text:p>
      <text:p text:style-name="P1">po ow herensa ty a gyll.</text:p>
      <text:p text:style-name="P1"/>
      <text:p text:style-name="P1"/>
      <text:p text:style-name="P1"/>
      <text:p text:style-name="P1">Mir, kemmer an aval teg</text:p>
      <text:p text:style-name="P1">po sur ynter ty ha'th wreg</text:p>
      <text:p text:style-name="P1">an gerensa kwit a fyll,</text:p>
      <text:p text:style-name="P1">mar ny vennydh y dhybri.</text:p>
      <text:p text:style-name="P1"/>
      <text:p text:style-name="P1">Henna yth yw truedh dra,</text:p>
      <text:p text:style-name="P1">a-ban res dhemmo kola</text:p>
      <text:p text:style-name="P1"/>
      <text:p text:style-name="P1"><text:soft-page-break/>po kelli an gerensa</text:p>
      <text:p text:style-name="P1">eus ord'nys ynter-ranna.</text:p>
      <text:p text:style-name="P1"/>
      <text:p text:style-name="P1"/>
      <text:p text:style-name="P1">Eva jentyl, na vydh serrys.</text:p>
      <text:p text:style-name="P1">My a wra oll dell venni.</text:p>
      <text:p text:style-name="P1">Dro-va dhemmo desempis,</text:p>
      <text:p text:style-name="P1">ha my a wra y dhybri.</text:p>
      <text:p text:style-name="P1"/>
      <text:p text:style-name="P1"/>
      <text:p text:style-name="P1"/>
      <text:p text:style-name="P1">Eya, gwra dhymm yndella.</text:p>
      <text:p text:style-name="P1">'Dra vyn byw ow herensa</text:p>
      <text:p text:style-name="P1">ty a vydh bys vynari.</text:p>
      <text:p text:style-name="P1">Mir an aval ma omma.</text:p>
      <text:p text:style-name="P1">Kemmer ha deber tooth da,</text:p>
      <text:p text:style-name="P1">dout my genes dhe serri.</text:p>
      <text:p text:style-name="P1"/>
      <text:p text:style-name="P1"/>
      <text:p text:style-name="P1"/>
      <text:p text:style-name="P1">Ogh, ogh, tru, my re beghas,</text:p>
      <text:p text:style-name="P1">ha re dorras an difen!</text:p>
      <text:p text:style-name="P1">A, debel venyn heb gras,</text:p>
      <text:p text:style-name="P1">ty re'm tollas vy heb ken!</text:p>
      <text:p text:style-name="P1">Agan korfow noth gallas.</text:p>
      <text:p text:style-name="P1">Mir warnan pub tenewen!</text:p>
      <text:p text:style-name="P1">Omgwetthyn ni gans del glas</text:p>
      <text:p text:style-name="P1">agan privyta pur glos.</text:p>
      <text:p text:style-name="P1">Y hwonn gwir. Duw agan Tas</text:p>
      <text:p text:style-name="P1">y sorr dhyn y teg pur vras,</text:p>
      <text:p text:style-name="P1">my a'n soppos.</text:p>
      <text:p text:style-name="P1"/>
      <text:p text:style-name="P1"/>
      <text:p text:style-name="P1">Mir, mir, a'n gwel'ta, Eva?</text:p>
      <text:p text:style-name="P1"><text:soft-page-break/>Yma ev ow tos omma.</text:p>
      <text:p text:style-name="P1">Rag meth, deun ni alemma</text:p>
      <text:p text:style-name="P1">dhe gudha yn tyller klos.</text:p>
      <text:p text:style-name="P1"/>
      <text:p text:style-name="P1"/>
      <text:p text:style-name="P1"/>
      <text:p text:style-name="P1">Adam, Adam, pandr' a wredh?</text:p>
      <text:p text:style-name="P1">Prag ny dheudh dhe'm wolkomma?</text:p>
      <text:p text:style-name="P1"/>
      <text:p text:style-name="P1">Drefen ow bos noth heb kweth,</text:p>
      <text:p text:style-name="P1">ragos yth yth dhe gudha</text:p>
      <text:p text:style-name="P1">y'n tyller ma.</text:p>
      <text:p text:style-name="P1"/>
      <text:p text:style-name="P1"/>
      <text:p text:style-name="P1"/>
      <text:p text:style-name="P1">Piw a dhiskwedhas dhiso</text:p>
      <text:p text:style-name="P1">dha vos noth treys, korf ha bregh,</text:p>
      <text:p text:style-name="P1">lemmyn an frut gras na'th fo</text:p>
      <text:p text:style-name="P1">mones dhe dhybri heb pegh?</text:p>
      <text:p text:style-name="P1">Prag y hwruss'ta yndella?</text:p>
      <text:p text:style-name="P1"/>
      <text:p text:style-name="P1">Dhemmo vy hwi a ros gwreg.</text:p>
      <text:p text:style-name="P1">Honna yw oll dhe vlamya.</text:p>
      <text:p text:style-name="P1">Hi a dorras an aval teg</text:p>
      <text:p text:style-name="P1">hag a'n dros dhymm dhe dastya.</text:p>
      <text:p text:style-name="P1"/>
      <text:p text:style-name="P1">A-ban gols'ta orti hi,</text:p>
      <text:p text:style-name="P1">ha guthyl dres ow difen,</text:p>
      <text:p text:style-name="P1">yn hwys lavur dhe dhybri</text:p>
      <text:p text:style-name="P1">ty a wra bys y'th worfen.</text:p>
      <text:p text:style-name="P1">Eva, prag y hwruss'ta jy</text:p>
      <text:p text:style-name="P1">tolla dha bries heb ken?</text:p>
      <text:p text:style-name="P1"/>
      <text:p text:style-name="P1"/>
      <text:p text:style-name="P1"><text:soft-page-break/></text:p>
      <text:p text:style-name="P1">An serpont der falsuri</text:p>
      <text:p text:style-name="P1">a'm temptyas dhe wuthyl henna,</text:p>
      <text:p text:style-name="P1">hag a bromesyas dhe vy</text:p>
      <text:p text:style-name="P1">y fedhen dhe well nevra.</text:p>
      <text:p text:style-name="P1">Hemma yw gwir.</text:p>
      <text:p text:style-name="P1"/>
      <text:p text:style-name="P1">Rag ty dhe gola orto,</text:p>
      <text:p text:style-name="P1">ha tolla dha bries lel,</text:p>
      <text:p text:style-name="P1">nevra gostydh dh'y gorti</text:p>
      <text:p text:style-name="P1">my a orden bos benyn.</text:p>
      <text:p text:style-name="P1">Trest jy dhe'm ger.</text:p>
      <text:p text:style-name="P1">May foghho y lavur hi</text:p>
      <text:p text:style-name="P1">der wul ow gorhemmyn trogh,</text:p>
      <text:p text:style-name="P1">na heb meur lavur devri</text:p>
      <text:p text:style-name="P1">bynytha ny's tevydh flogh.</text:p>
      <text:p text:style-name="P1"/>
      <text:p text:style-name="P1"/>
      <text:p text:style-name="P1">Prag y hwruss'ta, milligys,</text:p>
      <text:p text:style-name="P1">lavar, aga tholla i?</text:p>
      <text:p text:style-name="P1"/>
      <text:p text:style-name="P1"/>
      <text:p text:style-name="P1"/>
      <text:p text:style-name="P1">My a lever dhis an kas:</text:p>
      <text:p text:style-name="P1">rag bos dhedha joy mar vras,</text:p>
      <text:p text:style-name="P1">ha my pub eur ow leski.</text:p>
      <text:p text:style-name="P1"/>
      <text:p text:style-name="P1">Serpont, rag aga themptya,</text:p>
      <text:p text:style-name="P1">meur a bayn eus dhis or'nys.</text:p>
      <text:p text:style-name="P1">Milligys os dres pub tra,</text:p>
      <text:p text:style-name="P1">ha dres pryv ha best y'n bys.</text:p>
      <text:p text:style-name="P1">Own ahanas rag nevra</text:p>
      <text:p text:style-name="P1">den a'n jevydh prest pub prys.</text:p>
      <text:p text:style-name="P1">Ha ty, pryv, a wra kreupya,</text:p>
      <text:p text:style-name="P1"><text:soft-page-break/>ha slynkya war dor a-hys.</text:p>
      <text:p text:style-name="P1">Ynter hy has hi ha ty</text:p>
      <text:p text:style-name="P1">my a wra envi nevra,</text:p>
      <text:p text:style-name="P1">ha henna dhe'th penn dhejy</text:p>
      <text:p text:style-name="P1">dhe'n dor sur a wra kropya.</text:p>
      <text:p text:style-name="P1"/>
      <text:p text:style-name="P1">Ottomma hager viaj,</text:p>
      <text:p text:style-name="P1">may hallav kyni`` Ellas''.</text:p>
      <text:p text:style-name="P1">Yth ombrevis gwann diek,</text:p>
      <text:p text:style-name="P1">mayth ov 'poyntys dhe bayn bras,</text:p>
      <text:p text:style-name="P1">dhe bytt ifarn, ow chif plas.</text:p>
      <text:p text:style-name="P1"/>
      <text:p text:style-name="P1"/>
      <text:p text:style-name="P1">My a vynn dalleth kreupya,</text:p>
      <text:p text:style-name="P1">ha slynkya war dor a-hys.</text:p>
      <text:p text:style-name="P1">Dhe'm shap ow honan ottomma</text:p>
      <text:p text:style-name="P1">hwi a wel, oma treylys,</text:p>
      <text:p text:style-name="P1">drog polat ha bras.</text:p>
      <text:p text:style-name="P1">Kyn na'm bo-ma lowena,</text:p>
      <text:p text:style-name="P1">an chorl Adam, hag Eva,</text:p>
      <text:p text:style-name="P1">dhe ifarn y tons dhemmo,</text:p>
      <text:p text:style-name="P1">ha'ga essew, rag nevra,</text:p>
      <text:p text:style-name="P1">'poyntys der anow an Tas.</text:p>
      <text:p text:style-name="P1"/>
      <text:p text:style-name="P1"/>
      <text:p text:style-name="P1">Ha'n serpont triges ena.</text:p>
      <text:p text:style-name="P1">Nevra ny dheu alena,</text:p>
      <text:p text:style-name="P1">rag yth yw milligys bras.</text:p>
      <text:p text:style-name="P1"/>
      <text:p text:style-name="P1"/>
      <text:p text:style-name="P1"/>
      <text:p text:style-name="P1">A Das, Duw y'th wolowys,</text:p>
      <text:p text:style-name="P1">a-ban ov dhe dhrog tewlys,</text:p>
      <text:p text:style-name="P1">gront dhe'th kreatur, my a'th pys,</text:p>
      <text:p text:style-name="P1"><text:soft-page-break/>nep part a Oyl a Verci.</text:p>
      <text:p text:style-name="P1"/>
      <text:p text:style-name="P1"/>
      <text:p text:style-name="P1"/>
      <text:p text:style-name="P1">Adam, kyns es diwedh an bys</text:p>
      <text:p text:style-name="P1">my a wront Oyl Merci dhis,</text:p>
      <text:p text:style-name="P1">ha dhe Eva dhe'th wre'ti.</text:p>
      <text:p text:style-name="P1">Saw, pur wir, dhemmo vy krys,</text:p>
      <text:p text:style-name="P1">orth dha wreg drefen kola,</text:p>
      <text:p text:style-name="P1">rag terri an keth frutys</text:p>
      <text:p text:style-name="P1">a wrug difen dhiworthis,</text:p>
      <text:p text:style-name="P1">spern y teg dhymm ha spedhas,</text:p>
      <text:p text:style-name="P1">ha'n erbys a'n keth dor na</text:p>
      <text:p text:style-name="P1">ty a dheber yn dha hwys</text:p>
      <text:p text:style-name="P1">dhe'th vara, pur wir nevra,</text:p>
      <text:p text:style-name="P1">erna ves arta treylys.</text:p>
      <text:p text:style-name="P1">An keth dor kyns a wruga.</text:p>
      <text:p text:style-name="P1">A dhoust omma y feus gwrys,</text:p>
      <text:p text:style-name="P1">ha dhe dhoust yth edh arta.</text:p>
      <text:p text:style-name="P1"/>
      <text:p text:style-name="P1"/>
      <text:p text:style-name="P1"/>
      <text:p text:style-name="P1">Dha vodh re bo kollenwys,</text:p>
      <text:p text:style-name="P1">Arlodh Nev ha'n Bys keffrys.</text:p>
      <text:p text:style-name="P1">My a yll bos lowenhes,</text:p>
      <text:p text:style-name="P1">kyns es bos diwedh an bys,</text:p>
      <text:p text:style-name="P1">kavos an Oyl a Verci.</text:p>
      <text:p text:style-name="P1">Kynth yw paynys ow kortos</text:p>
      <text:p text:style-name="P1">yn ifarn yn neb plas,</text:p>
      <text:p text:style-name="P1">ni yw neb a'n dendilas</text:p>
      <text:p text:style-name="P1">drefen an difen terri.</text:p>
      <text:p text:style-name="P1"/>
      <text:p text:style-name="P1">Mighal, yskennewgh, el splann,</text:p>
      <text:p text:style-name="P1">helghyewgh Adam gans kledha dan,</text:p>
      <text:p text:style-name="P1"><text:soft-page-break/>ha'y wreg, mes a baradhis.</text:p>
      <text:p text:style-name="P1">Ha dew gweth dhedha gwra doon,</text:p>
      <text:p text:style-name="P1">dh'aga hudha pub seson,</text:p>
      <text:p text:style-name="P1">aga notha na vo gwelys.</text:p>
      <text:p text:style-name="P1"/>
      <text:p text:style-name="P1">Arlodh, my a wra henna.</text:p>
      <text:p text:style-name="P1">Parys yw genev pub tra</text:p>
      <text:p text:style-name="P1">dhe vos dhedha alemma.</text:p>
      <text:p text:style-name="P1"/>
      <text:p text:style-name="P1"/>
      <text:p text:style-name="P1">Adam, ke en-mes a'n wlas,</text:p>
      <text:p text:style-name="P1">dhe gres an bys dhe vywa;</text:p>
      <text:p text:style-name="P1">ty dha honan dhe balas,</text:p>
      <text:p text:style-name="P1">dha wreg genes dhe nedha.</text:p>
      <text:p text:style-name="P1"/>
      <text:p text:style-name="P1"/>
      <text:p text:style-name="P1"/>
      <text:p text:style-name="P1">Adam, ottomma dillas,</text:p>
      <text:p text:style-name="P1">hag Eva, dh'agas kwetha.</text:p>
      <text:p text:style-name="P1">Fistenewgh, bedhens gwiskys.</text:p>
      <text:p text:style-name="P1">Fistenewgh troha'n daras,</text:p>
      <text:p text:style-name="P1">rag omma ny wrewgh triga.</text:p>
      <text:p text:style-name="P1">Agas toulys dhe balas,</text:p>
      <text:p text:style-name="P1">ha'gas pygans dhe nedha</text:p>
      <text:p text:style-name="P1">ottens parys.</text:p>
      <text:p text:style-name="P1"/>
      <text:p text:style-name="P1">My yw kannas Duw, Ankow,</text:p>
      <text:p text:style-name="P1">omma dredho apoyntys.</text:p>
      <text:p text:style-name="P1">Rag terri gor'mynnadow</text:p>
      <text:p text:style-name="P1">dhe Adam gans Duw or'nys,</text:p>
      <text:p text:style-name="P1">ev a verow, ha'y essew.</text:p>
      <text:p text:style-name="P1">Yndella yth yw 'poyntys</text:p>
      <text:p text:style-name="P1">dhe vyns a vywo y'n bys</text:p>
      <text:p text:style-name="P1">my dhe ladha gans ow guw.</text:p>
      <text:p text:style-name="P1"><text:soft-page-break/>Adam na Eva peggha</text:p>
      <text:p text:style-name="P1">ha difen an Tas terri,</text:p>
      <text:p text:style-name="P1">mernans ny wrussens tastya</text:p>
      <text:p text:style-name="P1">mes yn plesour vynari</text:p>
      <text:p text:style-name="P1">i a wrussa prest bywa.</text:p>
      <text:p text:style-name="P1">Omma ev yth o 'poyntys</text:p>
      <text:p text:style-name="P1">chif warden war baradhis,</text:p>
      <text:p text:style-name="P1">ha der begh ha kovaytys</text:p>
      <text:p text:style-name="P1">oll y joy yth yw kellys,</text:p>
      <text:p text:style-name="P1">may fedha paynys ragdho.</text:p>
      <text:p text:style-name="P1">Gans an jowl y fons tollys</text:p>
      <text:p text:style-name="P1">der an serpont milligys,</text:p>
      <text:p text:style-name="P1">dell welsowgh warbarth omma.</text:p>
      <text:p text:style-name="P1"/>
      <text:p text:style-name="P1"/>
      <text:p text:style-name="P1"/>
      <text:p text:style-name="P1">Henna yth yw truedh bras,</text:p>
      <text:p text:style-name="P1">der an serpont milligys</text:p>
      <text:p text:style-name="P1">ni dhe vones mar wokki</text:p>
      <text:p text:style-name="P1">mayth yw kellys dhyn an plas</text:p>
      <text:p text:style-name="P1">o or'nys dhyn, leun a joy,</text:p>
      <text:p text:style-name="P1">dhe vywa omma nevra.</text:p>
      <text:p text:style-name="P1"/>
      <text:p text:style-name="P1"/>
      <text:p text:style-name="P1">Lemmyn, Eva ow fries,</text:p>
      <text:p text:style-name="P1">henna yth o dha foli jy.</text:p>
      <text:p text:style-name="P1">Rakhenna paynys pur vras</text:p>
      <text:p text:style-name="P1">yma or'nys ragon ni,</text:p>
      <text:p text:style-name="P1">may hyllyn kyni dredha</text:p>
      <text:p text:style-name="P1"/>
      <text:p text:style-name="P1">My ny wodhyen gul dhodho.</text:p>
      <text:p text:style-name="P1">Kemmys geryow teg a'm prev.</text:p>
      <text:p text:style-name="P1">Der henna, war ow ena,</text:p>
      <text:p text:style-name="P1">my a sopposyas el nev</text:p>
      <text:p text:style-name="P1"><text:soft-page-break/>yth ova danvenys dhymm.</text:p>
      <text:p text:style-name="P1">Serra, kyn foma kregys,</text:p>
      <text:p text:style-name="P1">y flattering o mar loryus</text:p>
      <text:p text:style-name="P1">ny wodhyen guthyl nahen</text:p>
      <text:p text:style-name="P1">re'm lel lowta.</text:p>
      <text:p text:style-name="P1"/>
      <text:p text:style-name="P1">A, soweth, ty dhe grysi</text:p>
      <text:p text:style-name="P1">dhe'n jowl bras ha'y anfeusi!</text:p>
      <text:p text:style-name="P1">Rag yth o ev re wili</text:p>
      <text:p text:style-name="P1">pan edh y'n serpont a-ji</text:p>
      <text:p text:style-name="P1">rag dha dolla.</text:p>
      <text:p text:style-name="P1"/>
      <text:p text:style-name="P1"/>
      <text:p text:style-name="P1">A-ban oma kowl diglos</text:p>
      <text:p text:style-name="P1">hag a baradhis helghys,</text:p>
      <text:p text:style-name="P1">my a vynn dalleth palas</text:p>
      <text:p text:style-name="P1">rag kavos sosten ha boos</text:p>
      <text:p text:style-name="P1">dhemmo vy ha dhe'n fleghes,</text:p>
      <text:p text:style-name="P1">hag aparel a dhillas.</text:p>
      <text:p text:style-name="P1"/>
      <text:p text:style-name="P1">Ynwedh my a vynn nedha,</text:p>
      <text:p text:style-name="P1">rag gul dillas dhe'm kudha</text:p>
      <text:p text:style-name="P1">ha dhe'm fleghes eus genys.</text:p>
      <text:p text:style-name="P1"/>
      <text:p text:style-name="P1">Ellas, gwev pan ova genys,</text:p>
      <text:p text:style-name="P1">ow terri gor'mynnadow Duw!</text:p>
      <text:p text:style-name="P1">Helghys on a baradhis</text:p>
      <text:p text:style-name="P1">dhe'n norvys, er agan gew.</text:p>
      <text:p text:style-name="P1">Tra vydholl a wrella les</text:p>
      <text:p text:style-name="P1">ny gavav omma neb tu,</text:p>
      <text:p text:style-name="P1">na sosten, moy es bestes.</text:p>
      <text:p text:style-name="P1">Fatel wren omwitha byw?</text:p>
      <text:p text:style-name="P1"/>
      <text:p text:style-name="P1"/>
      <text:p text:style-name="P1"><text:soft-page-break/></text:p>
      <text:p text:style-name="P1">Nyns yw hemma paradhis,</text:p>
      <text:p text:style-name="P1">a, nag yw, Adam, nag yw!</text:p>
      <text:p text:style-name="P1">Ena yth esa flourys</text:p>
      <text:p text:style-name="P1">ha frutys, teg aga liw,</text:p>
      <text:p text:style-name="P1">dh'agan maga,</text:p>
      <text:p text:style-name="P1">orta mires pan wrellen.</text:p>
      <text:p text:style-name="P1">Chanjyes yw an rewl lemmyn;</text:p>
      <text:p text:style-name="P1">ellas orth an pryv kola!</text:p>
      <text:p text:style-name="P1"/>
      <text:p text:style-name="P1"/>
      <text:p text:style-name="P1"/>
      <text:p text:style-name="P1"/>
      <text:p text:style-name="P1"/>
      <text:p text:style-name="P1"/>
      <text:p text:style-name="P1">Dew vab yma dhymm genys,</text:p>
      <text:p text:style-name="P1">ha tevys yth yns dhe dus.</text:p>
      <text:p text:style-name="P1">Hwi oll a's gwel.</text:p>
      <text:p text:style-name="P1">Kaym yth yw ow mab kottha,</text:p>
      <text:p text:style-name="P1">Abel yw ow mab yonka,</text:p>
      <text:p text:style-name="P1">fleghes uvel ha jentyl.</text:p>
      <text:p text:style-name="P1"/>
      <text:p text:style-name="P1"/>
      <text:p text:style-name="P1">My a vynn dhy'hwi 'poyntya</text:p>
      <text:p text:style-name="P1">servis dhe'n eyl ha'y gila,</text:p>
      <text:p text:style-name="P1">rag rewlya ys ha chatel.</text:p>
      <text:p text:style-name="P1">Kaym, dha jarj jy a vydh</text:p>
      <text:p text:style-name="P1">war gergh, barlys ha gwaneth,</text:p>
      <text:p text:style-name="P1">dhe wuthyl an dega lel</text:p>
      <text:p text:style-name="P1"/>
      <text:p text:style-name="P1"/>
      <text:p text:style-name="P1">hag Abel, an oblashyon</text:p>
      <text:p text:style-name="P1">war an bestes ha'n oghen,</text:p>
      <text:p text:style-name="P1">ha'n devesyow oll y'n gwel.</text:p>
      <text:p text:style-name="P1"><text:soft-page-break/>Ha pan vo res degevi</text:p>
      <text:p text:style-name="P1">gorrewgh i dhe'n Mont Tabor,</text:p>
      <text:p text:style-name="P1">hag ena gwrewgh aga leski,</text:p>
      <text:p text:style-name="P1">dout Duw genowgh dhe serri</text:p>
      <text:p text:style-name="P1">mar ny wren oblashyon lel.</text:p>
      <text:p text:style-name="P1"/>
      <text:p text:style-name="P1">Adam, ow thas karadow,</text:p>
      <text:p text:style-name="P1">my a wra heb falladow</text:p>
      <text:p text:style-name="P1">dha worhemmyn yn tien.</text:p>
      <text:p text:style-name="P1">Res yw, porres lavurya</text:p>
      <text:p text:style-name="P1">ha gonis y'n bys omma</text:p>
      <text:p text:style-name="P1">dhe gavos dhyn ni sosten.</text:p>
      <text:p text:style-name="P1"/>
      <text:p text:style-name="P1"/>
      <text:p text:style-name="P1"/>
      <text:p text:style-name="P1">Mos dhe'n menydh my a vynn</text:p>
      <text:p text:style-name="P1">ha gul an dega lemmyn,</text:p>
      <text:p text:style-name="P1">ha leski homma pur glan.</text:p>
      <text:p text:style-name="P1"/>
      <text:p text:style-name="P1"/>
      <text:p text:style-name="P1">Ha'n degves oll a bub tra,</text:p>
      <text:p text:style-name="P1">oblashyon sur anodho,</text:p>
      <text:p text:style-name="P1">my a'n dyllo oll gans tan.</text:p>
      <text:p text:style-name="P1"/>
      <text:p text:style-name="P1"/>
      <text:p text:style-name="P1"/>
      <text:p text:style-name="P1">Y leski ny vennav vy,</text:p>
      <text:p text:style-name="P1">an ys na'n frutys devri.</text:p>
      <text:p text:style-name="P1">Taw, Abel, dhemmo, penn-kog!</text:p>
      <text:p text:style-name="P1">My a guntell dreyn ha spern</text:p>
      <text:p text:style-name="P1">ha glos dhe leski heb bern,</text:p>
      <text:p text:style-name="P1">hag a wra bush bras a vog.</text:p>
      <text:p text:style-name="P1"/>
      <text:p text:style-name="P1">Kaym, nyns yw henna gwrys 'vas.</text:p>
      <text:p text:style-name="P1"><text:soft-page-break/>Yn gordhyans dhe Dhuw an Tas,</text:p>
      <text:p text:style-name="P1">gwren agan sakrifis lel.</text:p>
      <text:p text:style-name="P1">Duw a dhervyn bos gordhys</text:p>
      <text:p text:style-name="P1">gans an gwella frut pub prys.</text:p>
      <text:p text:style-name="P1">My a'n gwra, awos merwel.</text:p>
      <text:p text:style-name="P1">Kaym, ow broder,</text:p>
      <text:p text:style-name="P1">mir ha preder.</text:p>
      <text:p text:style-name="P1">Hemma yw mog hweg.</text:p>
      <text:p text:style-name="P1"/>
      <text:p text:style-name="P1">Taw, dhe'th kregi!</text:p>
      <text:p text:style-name="P1">Hemma yw gwell devri</text:p>
      <text:p text:style-name="P1">ty fol krodhek.</text:p>
      <text:p text:style-name="P1"/>
      <text:p text:style-name="P1">Ny yll bos,</text:p>
      <text:p text:style-name="P1">pan wredh gans glos</text:p>
      <text:p text:style-name="P1">dha sakrifis.</text:p>
      <text:p text:style-name="P1"/>
      <text:p text:style-name="P1">Re Dhuw a'm ros,</text:p>
      <text:p text:style-name="P1">mynnsen dha vos</text:p>
      <text:p text:style-name="P1">ughel kregys!</text:p>
      <text:p text:style-name="P1">Rag erya, sur er ow fynn,</text:p>
      <text:p text:style-name="P1">my a'th wysk, harlot jowdyn,</text:p>
      <text:p text:style-name="P1">mayth omhwelli dhe'th kilben!</text:p>
      <text:p text:style-name="P1"/>
      <text:p text:style-name="P1"/>
      <text:p text:style-name="P1">Kemmer henna,</text:p>
      <text:p text:style-name="P1">ty blos adla,</text:p>
      <text:p text:style-name="P1">war an challa</text:p>
      <text:p text:style-name="P1">gans eskern an challa!</text:p>
      <text:p text:style-name="P1"/>
      <text:p text:style-name="P1"/>
      <text:p text:style-name="P1"/>
      <text:p text:style-name="P1">A tru, ellas!</text:p>
      <text:p text:style-name="P1">Ty re'm ladhas,</text:p>
      <text:p text:style-name="P1"><text:soft-page-break/>Kaym, ow broder.</text:p>
      <text:p text:style-name="P1">Y'n bys ma rag dha wrians</text:p>
      <text:p text:style-name="P1">ty a berth sur gessydhyans;</text:p>
      <text:p text:style-name="P1">ken na breder.</text:p>
      <text:p text:style-name="P1"/>
      <text:p text:style-name="P1"/>
      <text:p text:style-name="P1"/>
      <text:p text:style-name="P1">Otta marow, horsen chorl!</text:p>
      <text:p text:style-name="P1">Ny vennav bos kontrolys.</text:p>
      <text:p text:style-name="P1">He is now rid out of the world.</text:p>
      <text:p text:style-name="P1">Y fynnsen y vos kudhys</text:p>
      <text:p text:style-name="P1">yn neb toll ke.</text:p>
      <text:p text:style-name="P1"/>
      <text:p text:style-name="P1"/>
      <text:p text:style-name="P1">An gwas a vynnsa leski</text:p>
      <text:p text:style-name="P1">agan ysow, yn tevri.</text:p>
      <text:p text:style-name="P1">Ni yllyn perthi henna.</text:p>
      <text:p text:style-name="P1">Dhe Dhuw nyns eus edhom vydh</text:p>
      <text:p text:style-name="P1">awos kavos agan pyth,</text:p>
      <text:p text:style-name="P1">my a wor gwir.</text:p>
      <text:p text:style-name="P1">Ow thas, kyn fo-va serrys</text:p>
      <text:p text:style-name="P1">pan glywo an nowedhys</text:p>
      <text:p text:style-name="P1">y vos ledhys, my, yw er,</text:p>
      <text:p text:style-name="P1">ny sensav poynt.</text:p>
      <text:p text:style-name="P1">Mirewgh py'mava tewlys,</text:p>
      <text:p text:style-name="P1">yn kledh dhe vones pedrys!</text:p>
      <text:p text:style-name="P1">Ny'm beus edrek vydh y'n bys,</text:p>
      <text:p text:style-name="P1">a'w dorn kynth ywa ledhys</text:p>
      <text:p text:style-name="P1">par dell oma gwikor koynt.</text:p>
      <text:p text:style-name="P1"/>
      <text:p text:style-name="P1">Kaym, dhemmo, py'ma Abel?</text:p>
      <text:p text:style-name="P1">Ow gorthybi uskis gwra.</text:p>
      <text:p text:style-name="P1"/>
      <text:p text:style-name="P1"/>
      <text:p text:style-name="P1"><text:soft-page-break/></text:p>
      <text:p text:style-name="P1"/>
      <text:p text:style-name="P1">Ny wonn, Arlodh, diogel.</text:p>
      <text:p text:style-name="P1">Henna ty a wor yn ta.</text:p>
      <text:p text:style-name="P1">My nyns ov warden dhodho.</text:p>
      <text:p text:style-name="P1">Perhaps, bleydh, so mote I go,</text:p>
      <text:p text:style-name="P1">a'n ladhas pols alemma,</text:p>
      <text:p text:style-name="P1">an harlot plos.</text:p>
      <text:p text:style-name="P1">Koth yw ev hag avleythys.</text:p>
      <text:p text:style-name="P1">Pan na yll e omweres,</text:p>
      <text:p text:style-name="P1">y vaw ny vennav bos.</text:p>
      <text:p text:style-name="P1"/>
      <text:p text:style-name="P1">Otta, voys mernans Abel</text:p>
      <text:p text:style-name="P1">dha vroder, prest ow kelwel</text:p>
      <text:p text:style-name="P1">a'n dor warnas pub tyller.</text:p>
      <text:p text:style-name="P1">Milligys nevra re bi;</text:p>
      <text:p text:style-name="P1">hag oll an tir a biwvi</text:p>
      <text:p text:style-name="P1">yw milligys y'th ober.</text:p>
      <text:p text:style-name="P1">Frut da benner re dhokko,</text:p>
      <text:p text:style-name="P1">na dader aral neb prys.</text:p>
      <text:p text:style-name="P1">Ow molleth y rov dhiso;</text:p>
      <text:p text:style-name="P1">molleth ow Mab ha'w Spyrys</text:p>
      <text:p text:style-name="P1">dhiso kemmer.</text:p>
      <text:p text:style-name="P1"/>
      <text:p text:style-name="P1"/>
      <text:p text:style-name="P1"/>
      <text:p text:style-name="P1"/>
      <text:p text:style-name="P1">Dha voys, Arlodh a glywav,</text:p>
      <text:p text:style-name="P1">saw dha fas my ny welav,</text:p>
      <text:p text:style-name="P1">sur er ow gew.</text:p>
      <text:p text:style-name="P1">Moy yw ow gwann oberow</text:p>
      <text:p text:style-name="P1">hag ynwedh ow feghosow</text:p>
      <text:p text:style-name="P1">es dell yw dha verci, Duw,</text:p>
      <text:p text:style-name="P1">dhymm dhe ava.</text:p>
      <text:p text:style-name="P1"><text:soft-page-break/>Lemmyn difreth ov ha gwag,</text:p>
      <text:p text:style-name="P1">pur wir dres oll tus an bys.</text:p>
      <text:p text:style-name="P1">My ny wonn leverel prag</text:p>
      <text:p text:style-name="P1">gans peub na vydhav ledhys</text:p>
      <text:p text:style-name="P1">ewn rag an keth ober ma.</text:p>
      <text:p text:style-name="P1"/>
      <text:p text:style-name="P1">Kaym, na vydhydh yndella</text:p>
      <text:p text:style-name="P1">rag dha ladha den mar kwra</text:p>
      <text:p text:style-name="P1">ev a'n jevydh seyth kemmys.</text:p>
      <text:p text:style-name="P1"/>
      <text:p text:style-name="P1"/>
      <text:p text:style-name="P1">Token warnas my a wra.</text:p>
      <text:p text:style-name="P1">Henna gwelys pan vova</text:p>
      <text:p text:style-name="P1">ny vydhydh gans den tochys.</text:p>
      <text:p text:style-name="P1"/>
      <text:p text:style-name="P1"/>
      <text:p text:style-name="P1"/>
      <text:p text:style-name="P1">My a vynn mos dhe'm serra,</text:p>
      <text:p text:style-name="P1">dhe weles pana fara</text:p>
      <text:p text:style-name="P1">a wra ev a'n nowedhys.</text:p>
      <text:p text:style-name="P1">Now God speda dhis, ow thas.</text:p>
      <text:p text:style-name="P1">My a wrug oblashyon bras,</text:p>
      <text:p text:style-name="P1">hag a loskas showr a ys.</text:p>
      <text:p text:style-name="P1"/>
      <text:p text:style-name="P1">Henna yth o gwrys pur dha.</text:p>
      <text:p text:style-name="P1">Py'ma Abel, kows henna:</text:p>
      <text:p text:style-name="P1">dar, nag ywa devedhys?</text:p>
      <text:p text:style-name="P1"/>
      <text:p text:style-name="P1"/>
      <text:p text:style-name="P1"/>
      <text:p text:style-name="P1">Anodho mars eus preder,</text:p>
      <text:p text:style-name="P1">orth y withyas govyn e.</text:p>
      <text:p text:style-name="P1">A wrug kelli y vroder?</text:p>
      <text:p text:style-name="P1">My a'n syns gweth es bokka;</text:p>
      <text:p text:style-name="P1"><text:soft-page-break/>Ny wonn pyth eth dhe wandra.</text:p>
      <text:p text:style-name="P1"/>
      <text:p text:style-name="P1"/>
      <text:p text:style-name="P1"/>
      <text:p text:style-name="P1">Hemma yth yw gorthyp skav.</text:p>
      <text:p text:style-name="P1">Yma ow kul ow holon klav</text:p>
      <text:p text:style-name="P1">orth dha glywes y'n torn ma.</text:p>
      <text:p text:style-name="P1">Ty re'n ladhas, re'm lowta!</text:p>
      <text:p text:style-name="P1">Ow molleth dhis rakhenna,</text:p>
      <text:p text:style-name="P1">ha molleth dha vamm ganso</text:p>
      <text:p text:style-name="P1">ty a'fydh sur maga ta.</text:p>
      <text:p text:style-name="P1">An nowodhow pan glewvo</text:p>
      <text:p text:style-name="P1">hy holon terri a wra.</text:p>
      <text:p text:style-name="P1">Emskemunys dell o'ta,</text:p>
      <text:p text:style-name="P1">kwyck yn kerdh ke alemma.</text:p>
      <text:p text:style-name="P1">Ny borthav gwel ahanas,</text:p>
      <text:p text:style-name="P1">rag kavow sevel a'm sav.</text:p>
      <text:p text:style-name="P1">War dhor lemmyn omhwelav.</text:p>
      <text:p text:style-name="P1">Ow holon 'ter dew gallas.</text:p>
      <text:p text:style-name="P1"/>
      <text:p text:style-name="P1">Emskemunys lowr yth ov,</text:p>
      <text:p text:style-name="P1">nyns yw res 'skemunya moy.</text:p>
      <text:p text:style-name="P1">Ny'th anniav, perth jy kov,</text:p>
      <text:p text:style-name="P1">nag ow dama, yn tevri.</text:p>
      <text:p text:style-name="P1">My a vynn kyns es hedhi</text:p>
      <text:p text:style-name="P1">mos alemma</text:p>
      <text:p text:style-name="P1">ha gwandra a-dro y'n pow.</text:p>
      <text:p text:style-name="P1">Kemmys yw an mollothow</text:p>
      <text:p text:style-name="P1">dout yw dhymm kavos trigva.</text:p>
      <text:p text:style-name="P1"/>
      <text:p text:style-name="P1"/>
      <text:p text:style-name="P1"/>
      <text:p text:style-name="P1">Adam, pandr' a hwer dhy'hwi,</text:p>
      <text:p text:style-name="P1">yndellma bones serrys?</text:p>
      <text:p text:style-name="P1"><text:soft-page-break/>Yn ow holon pur dhevri</text:p>
      <text:p text:style-name="P1">yth oma pur dughanhes</text:p>
      <text:p text:style-name="P1">orth dha weles y'n stat ma.</text:p>
      <text:p text:style-name="P1"/>
      <text:p text:style-name="P1"/>
      <text:p text:style-name="P1"/>
      <text:p text:style-name="P1">A Eva, ow fries ker,</text:p>
      <text:p text:style-name="P1">ow holon yw ogas trogh.</text:p>
      <text:p text:style-name="P1">Oll ow joy yth yw pur wir</text:p>
      <text:p text:style-name="P1">kellys, der mernans ow flogh</text:p>
      <text:p text:style-name="P1">neb a geryn an moyha.</text:p>
      <text:p text:style-name="P1"/>
      <text:p text:style-name="P1">Serra, ny wonn konvedhes</text:p>
      <text:p text:style-name="P1">agas dughan yn neb for'.</text:p>
      <text:p text:style-name="P1">Agan dew vab, dhe Dhuw gras,</text:p>
      <text:p text:style-name="P1">yth ens pur vyw - bydh na sorr -</text:p>
      <text:p text:style-name="P1">hwath nyns yw pell.</text:p>
      <text:p text:style-name="P1">Kaym hag Abel, ty a wor,</text:p>
      <text:p text:style-name="P1">or'nys yns dhe Mont Tabor</text:p>
      <text:p text:style-name="P1">dhe wul offryn, diogel.</text:p>
      <text:p text:style-name="P1">Ha mir, Kaym otta ena,</text:p>
      <text:p text:style-name="P1">devedhys dhe dre tooth ta.</text:p>
      <text:p text:style-name="P1">Rag henna sav, y praydha,</text:p>
      <text:p text:style-name="P1">ha gas kavow dhe wandra.</text:p>
      <text:p text:style-name="P1">My ny brederav gwell for'.</text:p>
      <text:p text:style-name="P1"/>
      <text:p text:style-name="P1">Eva, nyns yw dhe geles</text:p>
      <text:p text:style-name="P1">an ober ma dhe weles.</text:p>
      <text:p text:style-name="P1">Ledhys yw Abel. Na sorr!</text:p>
      <text:p text:style-name="P1"/>
      <text:p text:style-name="P1"/>
      <text:p text:style-name="P1"/>
      <text:p text:style-name="P1"/>
      <text:p text:style-name="P1"/>
      <text:p text:style-name="P1"><text:soft-page-break/>P'ywa? Abel yw ledhys!</text:p>
      <text:p text:style-name="P1">Duw difen y vosa gwir!</text:p>
      <text:p text:style-name="P1">Nyns eus den vydholl y'n bys</text:p>
      <text:p text:style-name="P1">dhe wuthyl an keth murder,</text:p>
      <text:p text:style-name="P1">mes ty ha'w mab kottha Kaym.</text:p>
      <text:p text:style-name="P1"/>
      <text:p text:style-name="P1">A, gans Kaym emskemunys</text:p>
      <text:p text:style-name="P1">ow mab Abel yw ledhys,</text:p>
      <text:p text:style-name="P1">mayth ov genys dhe veur bayn.</text:p>
      <text:p text:style-name="P1">Sorr Duw ha trobel pub tu</text:p>
      <text:p text:style-name="P1">yma pub eur ow kressya</text:p>
      <text:p text:style-name="P1">y'n bys ma. Hedra vyn byw</text:p>
      <text:p text:style-name="P1">ov sur y hwra paynya.</text:p>
      <text:p text:style-name="P1">Ny'm beus joy a dra y'n bys.</text:p>
      <text:p text:style-name="P1"/>
      <text:p text:style-name="P1">Out, ellas, pandr' a vydh gwrys?</text:p>
      <text:p text:style-name="P1">Hemma yw yeyn nowodhow.</text:p>
      <text:p text:style-name="P1">Ow holon yth yw terrys;</text:p>
      <text:p text:style-name="P1">Fynnsen ow bosav marow.</text:p>
      <text:p text:style-name="P1">Soweth bythkweth bos formys!</text:p>
      <text:p text:style-name="P1"/>
      <text:p text:style-name="P1"/>
      <text:p text:style-name="P1">A, ty Kaym, emskemunys,</text:p>
      <text:p text:style-name="P1">ow molleth dhiso pub prys!</text:p>
      <text:p text:style-name="P1">Henna o gwan-ober gwrys,</text:p>
      <text:p text:style-name="P1">may ma Duw ha'n nor keffrys</text:p>
      <text:p text:style-name="P1">warnas pub eur ow kria.</text:p>
      <text:p text:style-name="P1">Rakhenna, wosa hemma,</text:p>
      <text:p text:style-name="P1">nevra ny wren rejoysya,</text:p>
      <text:p text:style-name="P1">mes pub eur oll ow mornya</text:p>
      <text:p text:style-name="P1">heb joy vydh na lowena</text:p>
      <text:p text:style-name="P1">der dha wan-ober omma.</text:p>
      <text:p text:style-name="P1">Rakhenna voyd alemma,</text:p>
      <text:p text:style-name="P1">na hwila agan 'nia,</text:p>
      <text:p text:style-name="P1"><text:soft-page-break/>mab mollothow par dell os.</text:p>
      <text:p text:style-name="P1">Ow molleth dhiso pub prys,</text:p>
      <text:p text:style-name="P1">ha molleth dha das keffrys</text:p>
      <text:p text:style-name="P1">ty a'fydh y'n jydh ha'n nos.</text:p>
      <text:p text:style-name="P1"/>
      <text:p text:style-name="P1">My ny wrav vri a henna.</text:p>
      <text:p text:style-name="P1">My a lever dhis, dama,</text:p>
      <text:p text:style-name="P1">kemmys mollothow omma,</text:p>
      <text:p text:style-name="P1">my a wor! Ny sewenav</text:p>
      <text:p text:style-name="P1">nevra y'n bys.</text:p>
      <text:p text:style-name="P1">Rakhenna mos alemma</text:p>
      <text:p text:style-name="P1">my a vynn; ny wonn py le.</text:p>
      <text:p text:style-name="P1">Malbew edrek eus dhemmo</text:p>
      <text:p text:style-name="P1">an chorl Abel 'wos ladha,</text:p>
      <text:p text:style-name="P1">rag bythkweth my ny'n kerys.</text:p>
      <text:p text:style-name="P1">Avoydyama.</text:p>
      <text:p text:style-name="P1"/>
      <text:p text:style-name="P1"/>
      <text:p text:style-name="P1">Kuntel warbarth ow fygans:</text:p>
      <text:p text:style-name="P1">my a vynn mos pur uskis</text:p>
      <text:p text:style-name="P1">ha wosa hemma dihwans,</text:p>
      <text:p text:style-name="P1">pell y'n difeyth dhe wandra.</text:p>
      <text:p text:style-name="P1"/>
      <text:p text:style-name="P1">A Kaym, Kaym, ow fries ker,</text:p>
      <text:p text:style-name="P1">ty a wrug pur dhrog ober</text:p>
      <text:p text:style-name="P1">dhe ladha Abel, den da.</text:p>
      <text:p text:style-name="P1"/>
      <text:p text:style-name="P1"/>
      <text:p text:style-name="P1">Dha own vroder yth ova,</text:p>
      <text:p text:style-name="P1">ha'w broder vy maga ta.</text:p>
      <text:p text:style-name="P1">Rag henna erbyn kinda</text:p>
      <text:p text:style-name="P1">yth o dhis mos dh'y ladha.</text:p>
      <text:p text:style-name="P1">Sorr Duw yma dhyn ragdho.</text:p>
      <text:p text:style-name="P1"/>
      <text:p text:style-name="P1"><text:soft-page-break/>Tetivali! Bramm an gath!</text:p>
      <text:p text:style-name="P1">Nyns eus edrek dhemmo hwath</text:p>
      <text:p text:style-name="P1">awos an keth ober na.</text:p>
      <text:p text:style-name="P1"/>
      <text:p text:style-name="P1"/>
      <text:p text:style-name="P1"/>
      <text:p text:style-name="P1">Ow fries, gwellha dha jer.</text:p>
      <text:p text:style-name="P1">Gas dha ola ha'th usa.</text:p>
      <text:p text:style-name="P1">Gwren grassa dh'agan maker</text:p>
      <text:p text:style-name="P1">a'gan lavur y'n bys ma;</text:p>
      <text:p text:style-name="P1">ni a'n dendilas, ha moy.</text:p>
      <text:p text:style-name="P1">Rakhenna, wosa hemma,</text:p>
      <text:p text:style-name="P1">yn chast gwren ni kesvywa;</text:p>
      <text:p text:style-name="P1">ha carnal joy y'n bys ma</text:p>
      <text:p text:style-name="P1">ni a vynn warbarth nagha,</text:p>
      <text:p text:style-name="P1">der vodh an Tas a Verci.</text:p>
      <text:p text:style-name="P1"/>
      <text:p text:style-name="P1">Adam, na wredh yndella</text:p>
      <text:p text:style-name="P1">bywa y'n keth ordyr na.</text:p>
      <text:p text:style-name="P1">Dha has a wra ynkressya</text:p>
      <text:p text:style-name="P1">heb nomber dhe akontya.</text:p>
      <text:p text:style-name="P1">Yndella yth yw apoyntys.</text:p>
      <text:p text:style-name="P1">Ty a 'fydh mab dineythys</text:p>
      <text:p text:style-name="P1">a'th korf sur, na wra doutya.</text:p>
      <text:p text:style-name="P1">Henna a vydh haval dhis</text:p>
      <text:p text:style-name="P1">na yll den bos havalla,</text:p>
      <text:p text:style-name="P1">ha genev y fydh kerys.</text:p>
      <text:p text:style-name="P1"/>
      <text:p text:style-name="P1"/>
      <text:p text:style-name="P1"/>
      <text:p text:style-name="P1">Arlodh, bennigys re bi,</text:p>
      <text:p text:style-name="P1">orth ow gwarnya yndella.</text:p>
      <text:p text:style-name="P1">Dha volonjedh pur dhevri</text:p>
      <text:p text:style-name="P1">re bo kollenwys nevra.</text:p>
      <text:p text:style-name="P1"><text:soft-page-break/></text:p>
      <text:p text:style-name="P1">Kalmana ow hwor, fisten,</text:p>
      <text:p text:style-name="P1">gas ni dhe vos alemma,</text:p>
      <text:p text:style-name="P1">rag nans yw hi prys yn tien</text:p>
      <text:p text:style-name="P1">mayth yw res yn kerdh vyajya.</text:p>
      <text:p text:style-name="P1">Degyn genen agan pygans,</text:p>
      <text:p text:style-name="P1">par dell osta ow fries</text:p>
      <text:p text:style-name="P1">ha'w hwor a-barth mamm ha tas.</text:p>
      <text:p text:style-name="P1">Gallas genev sorr an Tas</text:p>
      <text:p text:style-name="P1">rag ladha Abel penn-bras,</text:p>
      <text:p text:style-name="P1">ynwedh molleth mamm ha tas</text:p>
      <text:p text:style-name="P1">res yw dhemmo, moy es kans.</text:p>
      <text:p text:style-name="P1"/>
      <text:p text:style-name="P1">A, Kaym, ty a fyllis meur</text:p>
      <text:p text:style-name="P1">rag guthyl an keth ober;</text:p>
      <text:p text:style-name="P1">ragdho yth os milligys.</text:p>
      <text:p text:style-name="P1"/>
      <text:p text:style-name="P1"/>
      <text:p text:style-name="P1">Agan tas ha mamm Eva</text:p>
      <text:p text:style-name="P1">lowr ymons i ow mornya.</text:p>
      <text:p text:style-name="P1">Gansa ny vydh ankevys</text:p>
      <text:p text:style-name="P1">an murder bys vynari.</text:p>
      <text:p text:style-name="P1"/>
      <text:p text:style-name="P1"/>
      <text:p text:style-name="P1">Kemmys yw gansa mornys,</text:p>
      <text:p text:style-name="P1">aga holon yw terrys</text:p>
      <text:p text:style-name="P1">rag kavow, bedhav y di.</text:p>
      <text:p text:style-name="P1"/>
      <text:p text:style-name="P1">Awos henna ny wrav vri;</text:p>
      <text:p text:style-name="P1">na anedha i bydh moy,</text:p>
      <text:p text:style-name="P1">my ny settyav gwel-gala.</text:p>
      <text:p text:style-name="P1">Genev lowr i a sorras</text:p>
      <text:p text:style-name="P1">hag a'm mollethis mar vras</text:p>
      <text:p text:style-name="P1">na sewenav, gonn yn ta,</text:p>
      <text:p text:style-name="P1"><text:soft-page-break/>nevra y'n bys.</text:p>
      <text:p text:style-name="P1">Rakhenna deun alemma</text:p>
      <text:p text:style-name="P1">yn pellder dhiworth ow thas.</text:p>
      <text:p text:style-name="P1">Y'n kosow mennav bywa,</text:p>
      <text:p text:style-name="P1">po yn bushes ha brakes bras;</text:p>
      <text:p text:style-name="P1">rag ny besyav bos gwelys</text:p>
      <text:p text:style-name="P1">awos mernans.</text:p>
      <text:p text:style-name="P1">Rag an murder o mar vras</text:p>
      <text:p text:style-name="P1">ny yll Duw dhemmo gava,</text:p>
      <text:p text:style-name="P1">na ny vedhav yn neb kas</text:p>
      <text:p text:style-name="P1">dhe'n Tas, awos diskudha,</text:p>
      <text:p text:style-name="P1">unnweyth dhe hwilas gevyans.</text:p>
      <text:p text:style-name="P1"/>
      <text:p text:style-name="P1"/>
      <text:p text:style-name="P1"/>
      <text:p text:style-name="P1">Yn henna yth os dhe vlamya.</text:p>
      <text:p text:style-name="P1">Duw a settyas merk warnas,</text:p>
      <text:p text:style-name="P1">ewn yn korn dha dal omma,</text:p>
      <text:p text:style-name="P1">hag yndellma y leveris,</text:p>
      <text:p text:style-name="P1">an geryow ma, dhevri:</text:p>
      <text:p text:style-name="P1">Pynagoll den a wel henna</text:p>
      <text:p text:style-name="P1">hag a wrello dha ladha,</text:p>
      <text:p text:style-name="P1">ev a's tevydh seyth plag moy.</text:p>
      <text:p text:style-name="P1"/>
      <text:p text:style-name="P1"/>
      <text:p text:style-name="P1"/>
      <text:p text:style-name="P1">A'n promys my ny rov oy.</text:p>
      <text:p text:style-name="P1">Y drestya ny vennav vy</text:p>
      <text:p text:style-name="P1">dout bos tollys.</text:p>
      <text:p text:style-name="P1">A-ban yw pub tra parys,</text:p>
      <text:p text:style-name="P1">deun ni yn kerdh kekeffrys,</text:p>
      <text:p text:style-name="P1">pellder a-dro y'n bys.</text:p>
      <text:p text:style-name="P1">Ha'gan fleghes kekeffrys,</text:p>
      <text:p text:style-name="P1">hwath kynth yns i mar vunys.</text:p>
      <text:p text:style-name="P1"><text:soft-page-break/>My a dheg rann war ow heyn.</text:p>
      <text:p text:style-name="P1">Uskis lemmyn!</text:p>
      <text:p text:style-name="P1"/>
      <text:p text:style-name="P1"/>
      <text:p text:style-name="P1"/>
      <text:p text:style-name="P1">Gwra yndella, my a'th pys;</text:p>
      <text:p text:style-name="P1">my a led an vow's a'm dorn.</text:p>
      <text:p text:style-name="P1">Ow holon yth yw terrys,</text:p>
      <text:p text:style-name="P1">that since the time I that I was born</text:p>
      <text:p text:style-name="P1">bythkweth my ny'm beus moy dughan.</text:p>
      <text:p text:style-name="P1"/>
      <text:p text:style-name="P1"/>
      <text:p text:style-name="P1"/>
      <text:p text:style-name="P1">Gordhys re bo Duw an Tas!</text:p>
      <text:p text:style-name="P1">Mab dhemmo yma genys,</text:p>
      <text:p text:style-name="P1">ha tevys dhe baja bras.</text:p>
      <text:p text:style-name="P1">Seth ow mab yth yw henwys.</text:p>
      <text:p text:style-name="P1">Hwi a'n gwel: Otta omma.</text:p>
      <text:p text:style-name="P1"/>
      <text:p text:style-name="P1"/>
      <text:p text:style-name="P1">My a bys dhe'n lel Drynses</text:p>
      <text:p text:style-name="P1">hedra vo omma y'n bys</text:p>
      <text:p text:style-name="P1">dhe vos lel servont dhodho.</text:p>
      <text:p text:style-name="P1"/>
      <text:p text:style-name="P1">Adam, my a lever dhis,</text:p>
      <text:p text:style-name="P1">dha vab Seth yw dewisys</text:p>
      <text:p text:style-name="P1">genev prest dhe'm servya vy.</text:p>
      <text:p text:style-name="P1">A skians y fydh lenwys,</text:p>
      <text:p text:style-name="P1">hag a gonnyk maga ta.</text:p>
      <text:p text:style-name="P1">Ny vydh skians vydh y'n bys</text:p>
      <text:p text:style-name="P1">mes y aswon ev a wra</text:p>
      <text:p text:style-name="P1">dre'n an planetys, mes ha chi.</text:p>
      <text:p text:style-name="P1">Der howl ha ster a-wartha</text:p>
      <text:p text:style-name="P1">ev a wra oll discernya</text:p>
      <text:p text:style-name="P1"><text:soft-page-break/>a'n pyth a vydh wosa hemma,</text:p>
      <text:p text:style-name="P1">kekeffrys a dhrog ha da.</text:p>
      <text:p text:style-name="P1"/>
      <text:p text:style-name="P1"/>
      <text:p text:style-name="P1"/>
      <text:p text:style-name="P1">Meur wordhyans dhis, ow Formyer,</text:p>
      <text:p text:style-name="P1">ha gwrier a oll an bys.</text:p>
      <text:p text:style-name="P1">Yth os-ta Arlodh heb par.</text:p>
      <text:p text:style-name="P1">Yn pub plas re bo gordhys.</text:p>
      <text:p text:style-name="P1">Neb a'th enor ny dhrog-far.</text:p>
      <text:p text:style-name="P1">Yn Seth re bo kollenwys</text:p>
      <text:p text:style-name="P1">par dell vo dha vodh nevra</text:p>
      <text:p text:style-name="P1">omma pur grev.</text:p>
      <text:p text:style-name="P1"/>
      <text:p text:style-name="P1">Ha my ynwedh, Arlodh nev,</text:p>
      <text:p text:style-name="P1">a'th lel-wonis dell vo res,</text:p>
      <text:p text:style-name="P1">par dell osta Arlodh krev.</text:p>
      <text:p text:style-name="P1">Hedra vyn omma y'n bys,</text:p>
      <text:p text:style-name="P1">klyw jy ow lev,</text:p>
      <text:p text:style-name="P1"/>
      <text:p text:style-name="P1"/>
      <text:p text:style-name="P1">ma'm boma gras wosa hemma</text:p>
      <text:p text:style-name="P1">dhe'th weles yn lowender,</text:p>
      <text:p text:style-name="P1">gans dha eledh a-wartha,</text:p>
      <text:p text:style-name="P1">ughel yn nev.</text:p>
      <text:p text:style-name="P1"/>
      <text:p text:style-name="P1"/>
      <text:p text:style-name="P1"/>
      <text:p text:style-name="P1"/>
      <text:p text:style-name="P1"/>
      <text:p text:style-name="P1"/>
      <text:p text:style-name="P1">Pes! Goslowewgh, a-derdro,</text:p>
      <text:p text:style-name="P1">orthiv vy myns eus omma.</text:p>
      <text:p text:style-name="P1">Lamek yth yw ow hanow;</text:p>
      <text:p text:style-name="P1"><text:soft-page-break/>mab yth ov, krysewgh dhemmo,</text:p>
      <text:p text:style-name="P1">dhe Vantusale forsooth.</text:p>
      <text:p text:style-name="P1">A Kaym, mab Adam yth ov</text:p>
      <text:p text:style-name="P1">sevys a'n seythves degre.</text:p>
      <text:p text:style-name="P1">Arlodh bras sensys, yn prof.</text:p>
      <text:p text:style-name="P1">Ny'm beus par, sur, yw byw;</text:p>
      <text:p text:style-name="P1">peub a'm enor par dell goodh.</text:p>
      <text:p text:style-name="P1"/>
      <text:p text:style-name="P1"/>
      <text:p text:style-name="P1">Drog polat ov, re'm lowta.</text:p>
      <text:p text:style-name="P1">Nameur a dorn da ny wrav,</text:p>
      <text:p text:style-name="P1">mes pub eur oll ow pylla</text:p>
      <text:p text:style-name="P1">an dus wann mara kallav.</text:p>
      <text:p text:style-name="P1">Ow fansi yw henna.</text:p>
      <text:p text:style-name="P1">Hwath kynth yw ow hendas Kaym</text:p>
      <text:p text:style-name="P1">pur bad den lowr akontys,</text:p>
      <text:p text:style-name="P1">my a'n kemmer yn disdayn</text:p>
      <text:p text:style-name="P1">mar ny vydhav vy prevys</text:p>
      <text:p text:style-name="P1">hwath meur lakka.</text:p>
      <text:p text:style-name="P1">Moy es unn wreg dhymm yma</text:p>
      <text:p text:style-name="P1">dhe'm plesour rag gul gansa.</text:p>
      <text:p text:style-name="P1">Ha sur my yw an kynsa</text:p>
      <text:p text:style-name="P1">bythkweth a veu dew wreg.</text:p>
      <text:p text:style-name="P1">Ha'n mowesi lowr plenti</text:p>
      <text:p text:style-name="P1">yma dhymm. Nyns yns denti.</text:p>
      <text:p text:style-name="P1">My a's kyv pan vennav vy;</text:p>
      <text:p text:style-name="P1">ny sparyav anedha i,</text:p>
      <text:p text:style-name="P1">malbew onan a vo teg.</text:p>
      <text:p text:style-name="P1">Saw yth ov wondrys troblys.</text:p>
      <text:p text:style-name="P1">Skant ny welav unn banna.</text:p>
      <text:p text:style-name="P1">P'yw an jowl! Pandra vydh gwrys?</text:p>
      <text:p text:style-name="P1">My ny wonn, war ow ena,</text:p>
      <text:p text:style-name="P1">na hwath ny gavav gweres.</text:p>
      <text:p text:style-name="P1"/>
      <text:p text:style-name="P1"><text:soft-page-break/></text:p>
      <text:p text:style-name="P1">An plesour eus dhymm y'n bys</text:p>
      <text:p text:style-name="P1">yth yw gans gwarak tenna.</text:p>
      <text:p text:style-name="P1">My a vynn mos pur uskis</text:p>
      <text:p text:style-name="P1">dhe'n forest kwyck alemma,</text:p>
      <text:p text:style-name="P1">ha ladha an stranj bestes.</text:p>
      <text:p text:style-name="P1">A'y us kig an bestes na,</text:p>
      <text:p text:style-name="P1">na a vest na lo'n y'n bys</text:p>
      <text:p text:style-name="P1">ny wrussen bythkweth tastya.</text:p>
      <text:p text:style-name="P1">Na hwath kig genen dybrys,</text:p>
      <text:p text:style-name="P1">na gwin ny usyen banna.</text:p>
      <text:p text:style-name="P1">Vytel aral dhyn yma,</text:p>
      <text:p text:style-name="P1">ha pygans lowr dhe vywa.</text:p>
      <text:p text:style-name="P1">Gans kreghyn an bestes na</text:p>
      <text:p text:style-name="P1">my a wra dillas dhemmo,</text:p>
      <text:p text:style-name="P1">par dell wrug ow hendasow.</text:p>
      <text:p text:style-name="P1">Ha'w hendas Kaym, hwath yw fyw</text:p>
      <text:p text:style-name="P1">y'n difeyth; yn mysk bestes</text:p>
      <text:p text:style-name="P1">yma ev prest ow pywa.</text:p>
      <text:p text:style-name="P1">Drefen serri an Tas Duw</text:p>
      <text:p text:style-name="P1">tewlys yw dhe veschyf bras,</text:p>
      <text:p text:style-name="P1">rag drog polat par dell yw</text:p>
      <text:p text:style-name="P1">ha lenwys a vollothow.</text:p>
      <text:p text:style-name="P1"/>
      <text:p text:style-name="P1"/>
      <text:p text:style-name="P1"/>
      <text:p text:style-name="P1">Ow servont, deus nes omma,</text:p>
      <text:p text:style-name="P1">ha'w gwarak dro hi genes.</text:p>
      <text:p text:style-name="P1">My a vynn mos dhe wandra</text:p>
      <text:p text:style-name="P1">bestes wyls dhe aspia,</text:p>
      <text:p text:style-name="P1">hag a vynn gans ow sethow</text:p>
      <text:p text:style-name="P1">ladha part anedha i.</text:p>
      <text:p text:style-name="P1"/>
      <text:p text:style-name="P1">Agas gwarak ha sethow</text:p>
      <text:p text:style-name="P1"><text:soft-page-break/>genev ottensi parys.</text:p>
      <text:p text:style-name="P1">My a's led bys y'n kosow,</text:p>
      <text:p text:style-name="P1">hag ena y fydh kevys</text:p>
      <text:p text:style-name="P1">plenti lowr, yn pur dhevri.</text:p>
      <text:p text:style-name="P1"/>
      <text:p text:style-name="P1"/>
      <text:p text:style-name="P1"/>
      <text:p text:style-name="P1">Gans peub my yw ankevys.</text:p>
      <text:p text:style-name="P1">Ny'm aswon nameur a dus.</text:p>
      <text:p text:style-name="P1">Kaym my a vydh henwys,</text:p>
      <text:p text:style-name="P1">mab kottha Adam, tewlys,</text:p>
      <text:p text:style-name="P1">hwi a wel, dhe veschyf bras.</text:p>
      <text:p text:style-name="P1"/>
      <text:p text:style-name="P1"/>
      <text:p text:style-name="P1">Hwath ow holon yth yw stout</text:p>
      <text:p text:style-name="P1">awos ladha Abel lout.</text:p>
      <text:p text:style-name="P1">Na hwath, 'wos molleth an Tas,</text:p>
      <text:p text:style-name="P1">ny'm beus edrek vydh y'n bys.</text:p>
      <text:p text:style-name="P1">Hwi a'm gwel: overdevys</text:p>
      <text:p text:style-name="P1">yth oma warbarth gans blew.</text:p>
      <text:p text:style-name="P1">Ny besyav bones gwelys</text:p>
      <text:p text:style-name="P1">gans mab-den y'n bys ma byw,</text:p>
      <text:p text:style-name="P1">drefen ow bos emskemunys.</text:p>
      <text:p text:style-name="P1">Ha'w thas Adam y volleth</text:p>
      <text:p text:style-name="P1">gallas genev, ha'y sorr bras.</text:p>
      <text:p text:style-name="P1">Drefen henna, yn neb plas</text:p>
      <text:p text:style-name="P1">ny allav kavos powes.</text:p>
      <text:p text:style-name="P1">Mab mollothow yth ov gwrys.</text:p>
      <text:p text:style-name="P1">Der henna my ny vedhav</text:p>
      <text:p text:style-name="P1">dos yn mysk pobel neb prys,</text:p>
      <text:p text:style-name="P1">mes pub eur owth omwitha</text:p>
      <text:p text:style-name="P1">yn kosow hag y'n bushes,</text:p>
      <text:p text:style-name="P1">avel best prest ow pywa.</text:p>
      <text:p text:style-name="P1">Ow foli yth yw mar vras,</text:p>
      <text:p text:style-name="P1"><text:soft-page-break/>ha'w holon ynwedh pur brout.</text:p>
      <text:p text:style-name="P1">Ny vennav dhiworth an Tas</text:p>
      <text:p text:style-name="P1">hwilas merci, sur heb dout,</text:p>
      <text:p text:style-name="P1">kyn na'm boma lowena.</text:p>
      <text:p text:style-name="P1">Own yma dhymm a bub den,</text:p>
      <text:p text:style-name="P1">ganso dhe vones ledhys.</text:p>
      <text:p text:style-name="P1">Saw an Tas Duw y honan</text:p>
      <text:p text:style-name="P1">y verk warnav a settyas,</text:p>
      <text:p text:style-name="P1">poran gans y own diwla.</text:p>
      <text:p text:style-name="P1">Hwi oll a'n gwel.</text:p>
      <text:p text:style-name="P1"/>
      <text:p text:style-name="P1"/>
      <text:p text:style-name="P1">Hag y kewsis yndellma,</text:p>
      <text:p text:style-name="P1">na wra den vydh ow ladha,</text:p>
      <text:p text:style-name="P1">erbyn y dhisplesour lel.</text:p>
      <text:p text:style-name="P1"/>
      <text:p text:style-name="P1"/>
      <text:p text:style-name="P1">Hag ow ladha neb a wra,</text:p>
      <text:p text:style-name="P1">seyth gweyth y hwra akwitya.</text:p>
      <text:p text:style-name="P1">Y kewsis, gans charj pur grev.</text:p>
      <text:p text:style-name="P1">Saw hwath, 'wos an promys na,</text:p>
      <text:p text:style-name="P1">meur yth esov ow toutya</text:p>
      <text:p text:style-name="P1">y vennath dhymm ny vynn ev.</text:p>
      <text:p text:style-name="P1">Rakhenna, war ow ena,</text:p>
      <text:p text:style-name="P1">my a vynn mos dhe gudha</text:p>
      <text:p text:style-name="P1">yn neb bush, kynth yw dhymm grev.</text:p>
      <text:p text:style-name="P1"/>
      <text:p text:style-name="P1"/>
      <text:p text:style-name="P1"/>
      <text:p text:style-name="P1"/>
      <text:p text:style-name="P1"/>
      <text:p text:style-name="P1">Mester da, der dha gummyas,</text:p>
      <text:p text:style-name="P1">my a wel unn lo'n pur vras</text:p>
      <text:p text:style-name="P1">en-hons yn bush ow plattya.</text:p>
      <text:p text:style-name="P1"><text:soft-page-break/>Serra, yn mysk an bestes</text:p>
      <text:p text:style-name="P1">stranj yth yw ev dhe weles.</text:p>
      <text:p text:style-name="P1">Mirewgh, mester, py 'ma-va.</text:p>
      <text:p text:style-name="P1"/>
      <text:p text:style-name="P1">Bydh war dhymm na vova den,</text:p>
      <text:p text:style-name="P1">rag my ny allav medra.</text:p>
      <text:p text:style-name="P1">Sett ow seth dhe denewen,</text:p>
      <text:p text:style-name="P1">may hallen tenna dhodho.</text:p>
      <text:p text:style-name="P1">Na berth dout, y fydh e gwyskys.</text:p>
      <text:p text:style-name="P1"/>
      <text:p text:style-name="P1"/>
      <text:p text:style-name="P1"/>
      <text:p text:style-name="P1">Nevra na wrewgh hwi doutya,</text:p>
      <text:p text:style-name="P1">ken es best nag yw henna,</text:p>
      <text:p text:style-name="P1">ha stranj yw dhe vos gwelys.</text:p>
      <text:p text:style-name="P1">Now, otta an seth kompes.</text:p>
      <text:p text:style-name="P1">Tenn hi yn-bann bys y'n pil,</text:p>
      <text:p text:style-name="P1">par dell os archer prevys</text:p>
      <text:p text:style-name="P1">hag a ladhas moy es mil</text:p>
      <text:p text:style-name="P1">a vestes kyns es lemmyn.</text:p>
      <text:p text:style-name="P1"/>
      <text:p text:style-name="P1">Now otta an seth tennys,</text:p>
      <text:p text:style-name="P1">ha'n best sur yma gwyskys!</text:p>
      <text:p text:style-name="P1">Y vernans gallas ganso!</text:p>
      <text:p text:style-name="P1"/>
      <text:p text:style-name="P1"/>
      <text:p text:style-name="P1">Led vy kwyck bys yn dhodho,</text:p>
      <text:p text:style-name="P1">may hallen vy attendya</text:p>
      <text:p text:style-name="P1">pan vaner lo'n yth ywa.</text:p>
      <text:p text:style-name="P1"/>
      <text:p text:style-name="P1">Out, ellas, my yw marow!</text:p>
      <text:p text:style-name="P1">Ny'm beus bywa na fella!</text:p>
      <text:p text:style-name="P1">Gwenys ov der an asow,</text:p>
      <text:p text:style-name="P1">ha'n seth gallas kwit dredhov.</text:p>
      <text:p text:style-name="P1"><text:soft-page-break/>Pur ogas marow yth ov!</text:p>
      <text:p text:style-name="P1"/>
      <text:p text:style-name="P1"/>
      <text:p text:style-name="P1">Par dell veuma ongrassyes,</text:p>
      <text:p text:style-name="P1">lemmyn yth oma plagyes,</text:p>
      <text:p text:style-name="P1">dell welowgh hwi oll an prov.</text:p>
      <text:p text:style-name="P1"/>
      <text:p text:style-name="P1">Out, ty vilen, pandr' eus gwrys?</text:p>
      <text:p text:style-name="P1">Sur hemma yw den ledhys.</text:p>
      <text:p text:style-name="P1">My a'n klyw prest ow karma.</text:p>
      <text:p text:style-name="P1"/>
      <text:p text:style-name="P1"/>
      <text:p text:style-name="P1"/>
      <text:p text:style-name="P1">Ow karma yma an best!</text:p>
      <text:p text:style-name="P1">My a'n gwel ow trebuchya.</text:p>
      <text:p text:style-name="P1">Gallas ganso hager fest!</text:p>
      <text:p text:style-name="P1">Roy y groghen dhymm, I pray thee,</text:p>
      <text:p text:style-name="P1">dhe wul kweth dhymm dhe wiska.</text:p>
      <text:p text:style-name="P1"/>
      <text:p text:style-name="P1"/>
      <text:p text:style-name="P1">Blewek koynt yw ha hager.</text:p>
      <text:p text:style-name="P1">Ny wonn pan vest ylla bos.</text:p>
      <text:p text:style-name="P1">Yth 'valsa orth y favour</text:p>
      <text:p text:style-name="P1">y bosa neb bokka nos,</text:p>
      <text:p text:style-name="P1">ha henna y fydh prevys.</text:p>
      <text:p text:style-name="P1"/>
      <text:p text:style-name="P1"/>
      <text:p text:style-name="P1"/>
      <text:p text:style-name="P1">Gorta, gas vy dh'y dava,</text:p>
      <text:p text:style-name="P1">drefen gweles mar nebes.</text:p>
      <text:p text:style-name="P1">Pyw osta lavar dhemmo</text:p>
      <text:p text:style-name="P1">mars os den po neb best bras.</text:p>
      <text:p text:style-name="P1">Dout ahanas dhymm yma.</text:p>
      <text:p text:style-name="P1"/>
      <text:p text:style-name="P1"><text:soft-page-break/>A soweth, emskemunys,</text:p>
      <text:p text:style-name="P1">my yw Kaym, mab dhe Adam.</text:p>
      <text:p text:style-name="P1">Genes yth oma ledhys.</text:p>
      <text:p text:style-name="P1">Molleth dhis dha das ha'th vamm,</text:p>
      <text:p text:style-name="P1">ha'w molleth vy gans henna.</text:p>
      <text:p text:style-name="P1"/>
      <text:p text:style-name="P1">P'ywa! Ty yw Kaym, mab dhe Adam!</text:p>
      <text:p text:style-name="P1">Ny allav krysi henna.</text:p>
      <text:p text:style-name="P1">Di'velebys os ha kamm,</text:p>
      <text:p text:style-name="P1">overdevys oll gans henna</text:p>
      <text:p text:style-name="P1">yth os, gans blew.</text:p>
      <text:p text:style-name="P1">Prag yth os'ta yndellma</text:p>
      <text:p text:style-name="P1">y'n bushes ow krowedha?</text:p>
      <text:p text:style-name="P1">Marth bras yth yw.</text:p>
      <text:p text:style-name="P1">My ny allav konvedhes</text:p>
      <text:p text:style-name="P1">dha vosta jy ow hendas,</text:p>
      <text:p text:style-name="P1">na kar vydh dhymm, yn tevri.</text:p>
      <text:p text:style-name="P1"/>
      <text:p text:style-name="P1">A'm korf yth os devedhys,</text:p>
      <text:p text:style-name="P1">hag a Adam dha hendas.</text:p>
      <text:p text:style-name="P1">Lemmyn yth os milligys,</text:p>
      <text:p text:style-name="P1">ha seythplek ty ha'th fleghes</text:p>
      <text:p text:style-name="P1">a vydh plagyes, krys dhe vy.</text:p>
      <text:p text:style-name="P1">Merk Duw warnav yw settys.</text:p>
      <text:p text:style-name="P1">Ty a'n gwel yn korn ow thal.</text:p>
      <text:p text:style-name="P1">Gans den pan vo konvedhys</text:p>
      <text:p text:style-name="P1">orthiv vy certan ny dal</text:p>
      <text:p text:style-name="P1">bos mellys awos neptra.</text:p>
      <text:p text:style-name="P1"/>
      <text:p text:style-name="P1"/>
      <text:p text:style-name="P1"/>
      <text:p text:style-name="P1">Ty a wel, veri nebes</text:p>
      <text:p text:style-name="P1">banna ny allav gweles</text:p>
      <text:p text:style-name="P1">dhe vos akontys, re'm lowta.</text:p>
      <text:p text:style-name="P1"><text:soft-page-break/>Prag y hwrug Duw settya merk</text:p>
      <text:p text:style-name="P1">yn korn dha dal, dhymm lavar?</text:p>
      <text:p text:style-name="P1">Kyn firen warnas mar stark</text:p>
      <text:p text:style-name="P1">ny welav meur a'th favour,</text:p>
      <text:p text:style-name="P1">na merk vydholl y'th tal.</text:p>
      <text:p text:style-name="P1"/>
      <text:p text:style-name="P1"/>
      <text:p text:style-name="P1"/>
      <text:p text:style-name="P1">My a lever heb y di:</text:p>
      <text:p text:style-name="P1">genev Duw a wrug serri</text:p>
      <text:p text:style-name="P1">ha'y volleth, yn pur dhevri,</text:p>
      <text:p text:style-name="P1">dhymm a ros,</text:p>
      <text:p text:style-name="P1">drefen ladha ow broder.</text:p>
      <text:p text:style-name="P1">Abel o henna. Preder,</text:p>
      <text:p text:style-name="P1">mara mynnta, y wodhvos.</text:p>
      <text:p text:style-name="P1">Der henna, my a dhoutyas</text:p>
      <text:p text:style-name="P1">gans peub y fedhen ledhys.</text:p>
      <text:p text:style-name="P1">Saw Duw dhemmo a wrontyas -</text:p>
      <text:p text:style-name="P1">war y dhisplesour ev res -</text:p>
      <text:p text:style-name="P1">ny vedhen yn kettella;</text:p>
      <text:p text:style-name="P1">ha pynagoll a wra henna,</text:p>
      <text:p text:style-name="P1">plagyes y fedha ragdho.</text:p>
      <text:p text:style-name="P1">Ha'y verk y settyas omma,</text:p>
      <text:p text:style-name="P1">yn korn ow thal, rag tokyn.</text:p>
      <text:p text:style-name="P1">Ha genes, emskemunys,</text:p>
      <text:p text:style-name="P1">o my dhe vones ledhys,</text:p>
      <text:p text:style-name="P1">ewn a'th tiwla jy lemmyn.</text:p>
      <text:p text:style-name="P1"/>
      <text:p text:style-name="P1">A, soweth gweles an prys</text:p>
      <text:p text:style-name="P1">genev dha vosta ledhys,</text:p>
      <text:p text:style-name="P1">mars yw ty Kaym ow hendas.</text:p>
      <text:p text:style-name="P1">Ow boya o dhe vlamya:</text:p>
      <text:p text:style-name="P1">ev a or'nas dhymm tenna,</text:p>
      <text:p text:style-name="P1">ha my, ny welyn banna</text:p>
      <text:p text:style-name="P1"><text:soft-page-break/>mes nebes, pur wir yn fas.</text:p>
      <text:p text:style-name="P1"/>
      <text:p text:style-name="P1">A Lamek, drogwas yth os,</text:p>
      <text:p text:style-name="P1">ha my ynwedh, meur lakka.</text:p>
      <text:p text:style-name="P1">Hemma o venjans pur vras,</text:p>
      <text:p text:style-name="P1">ha just plag or'nys dhemmo;</text:p>
      <text:p text:style-name="P1">soweth an prys!</text:p>
      <text:p text:style-name="P1"/>
      <text:p text:style-name="P1">Kaym, hwath kynth o'ta ow hendas,</text:p>
      <text:p text:style-name="P1">dha aswon my ny wodhyen</text:p>
      <text:p text:style-name="P1">na ny wrugav dha weles</text:p>
      <text:p text:style-name="P1">nans yw sur lies blydhen</text:p>
      <text:p text:style-name="P1">drefen bos di'velebys.</text:p>
      <text:p text:style-name="P1"/>
      <text:p text:style-name="P1"/>
      <text:p text:style-name="P1"/>
      <text:p text:style-name="P1">Di'velebys ov pur veur,</text:p>
      <text:p text:style-name="P1">hag overdevys gans blew.</text:p>
      <text:p text:style-name="P1">Ow pywa'th esov pub eur</text:p>
      <text:p text:style-name="P1">yn tommder ha yeynder rew,</text:p>
      <text:p text:style-name="P1">sur nos ha dydh.</text:p>
      <text:p text:style-name="P1">Ny besyav gweles mab-den</text:p>
      <text:p text:style-name="P1">gans ow bodh yn neb termyn,</text:p>
      <text:p text:style-name="P1">mes kompani lieskweyth</text:p>
      <text:p text:style-name="P1">a bub best.</text:p>
      <text:p text:style-name="P1">Oll an trobel dhymm yma</text:p>
      <text:p text:style-name="P1">an chorl Abel rag ladha.</text:p>
      <text:p text:style-name="P1">Hemma yw gwir, dhemmo trest.</text:p>
      <text:p text:style-name="P1"/>
      <text:p text:style-name="P1">Prag y hwruss'ta y ladha,</text:p>
      <text:p text:style-name="P1">hag ev dha vroder nessa?</text:p>
      <text:p text:style-name="P1">Henna o gwan-ober gwrys.</text:p>
      <text:p text:style-name="P1"/>
      <text:p text:style-name="P1"/>
      <text:p text:style-name="P1"><text:soft-page-break/></text:p>
      <text:p text:style-name="P1">Drefen ev dhe'm kontrolya,</text:p>
      <text:p text:style-name="P1">ha my y vroder kottha!</text:p>
      <text:p text:style-name="P1">Ny wrug revrons dhymm y'n bys!</text:p>
      <text:p text:style-name="P1">Der henna my a angras</text:p>
      <text:p text:style-name="P1">ha pur uskis a'n ladhas.</text:p>
      <text:p text:style-name="P1">Ny'm beus edrek a henna.</text:p>
      <text:p text:style-name="P1">Molleth Duw ha tas ha mamm</text:p>
      <text:p text:style-name="P1">gallas genev vy droglam</text:p>
      <text:p text:style-name="P1">poran rag an ober na.</text:p>
      <text:p text:style-name="P1">Ow holon hwath yth yw prout,</text:p>
      <text:p text:style-name="P1">kynth oma ogas marow.</text:p>
      <text:p text:style-name="P1">Merci hwilas yma dhymm dout</text:p>
      <text:p text:style-name="P1">dhemmo rag an oberow.</text:p>
      <text:p text:style-name="P1">My a wor y vos Duw stout.</text:p>
      <text:p text:style-name="P1">Dhemmo ny vynn ev gava,</text:p>
      <text:p text:style-name="P1">na gevyans my ny hwilav.</text:p>
      <text:p text:style-name="P1">Yth esov ow tremena;</text:p>
      <text:p text:style-name="P1">dhiso ny vennav gava.</text:p>
      <text:p text:style-name="P1">Ow ena ny wonn pyth a:</text:p>
      <text:p text:style-name="P1">dhe ifarn yw y drigva.</text:p>
      <text:p text:style-name="P1">Ena triges, gwav ha hav.</text:p>
      <text:p text:style-name="P1"/>
      <text:p text:style-name="P1">A, soweth gweles an prys!</text:p>
      <text:p text:style-name="P1">Kaym ow hengeugh yw marow!</text:p>
      <text:p text:style-name="P1">Ragdho ty a vydh ledhys,</text:p>
      <text:p text:style-name="P1">a fals lader kasadow!</text:p>
      <text:p text:style-name="P1">Skwatyes yw dha ympynnyon!</text:p>
      <text:p text:style-name="P1"/>
      <text:p text:style-name="P1"/>
      <text:p text:style-name="P1"/>
      <text:p text:style-name="P1"/>
      <text:p text:style-name="P1"/>
      <text:p text:style-name="P1">Out, ellas, my yw marow,</text:p>
      <text:p text:style-name="P1"><text:soft-page-break/>ha'w fenn skwatyes pur arow -</text:p>
      <text:p text:style-name="P1">hwi a'n gwel - ynter diw rann!</text:p>
      <text:p text:style-name="P1"/>
      <text:p text:style-name="P1">Rakhenna mos alemma</text:p>
      <text:p text:style-name="P1">my a vynn, gwella gallav.</text:p>
      <text:p text:style-name="P1">Ny amont guthyl dughan</text:p>
      <text:p text:style-name="P1">lemmyn ragdho.</text:p>
      <text:p text:style-name="P1"/>
      <text:p text:style-name="P1"/>
      <text:p text:style-name="P1"/>
      <text:p text:style-name="P1"/>
      <text:p text:style-name="P1">Yma Kaym adla marow.</text:p>
      <text:p text:style-name="P1">Deun dh'y hedhes dhe baynow,</text:p>
      <text:p text:style-name="P1">ha'n paja Lamek ganso.</text:p>
      <text:p text:style-name="P1"/>
      <text:p text:style-name="P1">Deus, a ena milligys,</text:p>
      <text:p text:style-name="P1">dha vroder ty a ladhas,</text:p>
      <text:p text:style-name="P1">Abel, neb o den gwiryon.</text:p>
      <text:p text:style-name="P1">Yn tan ty a wra leski,</text:p>
      <text:p text:style-name="P1">ha'n keth paja ma, devri,</text:p>
      <text:p text:style-name="P1">yn ifarn, hwi drog lawen</text:p>
      <text:p text:style-name="P1"/>
      <text:p text:style-name="P1"/>
      <text:p text:style-name="P1"/>
      <text:p text:style-name="P1">Y'n pytt ma y hwredh triga</text:p>
      <text:p text:style-name="P1">genev vy, a-barth a-woles,</text:p>
      <text:p text:style-name="P1">hag a lesk yn tommder tan.</text:p>
      <text:p text:style-name="P1">Nevra ny dhewgh alena,</text:p>
      <text:p text:style-name="P1">myns na wra bodh an Tas.</text:p>
      <text:p text:style-name="P1"/>
      <text:p text:style-name="P1"/>
      <text:p text:style-name="P1"/>
      <text:p text:style-name="P1"/>
      <text:p text:style-name="P1"/>
      <text:p text:style-name="P1"><text:soft-page-break/>Seth, ow mab, dhymm deus omma,</text:p>
      <text:p text:style-name="P1">ha goslow ow derivas.</text:p>
      <text:p text:style-name="P1">Hirneth byw ov y'n bys ma,</text:p>
      <text:p text:style-name="P1">mayth ov skwith a'n lavur bras</text:p>
      <text:p text:style-name="P1">eus dhemmo pub nos ha dydh.</text:p>
      <text:p text:style-name="P1">Rakhenna ke alemma</text:p>
      <text:p text:style-name="P1">dhe baradhis heb lettya,</text:p>
      <text:p text:style-name="P1">ha'n Oyl a Verci hwila</text:p>
      <text:p text:style-name="P1">mar kyllydh, awos neb tra.</text:p>
      <text:p text:style-name="P1">Na dhout, gorthyp ty a vydh</text:p>
      <text:p text:style-name="P1">oll a'th negys.</text:p>
      <text:p text:style-name="P1"/>
      <text:p text:style-name="P1">A das ker, ny wonn for' dhi,</text:p>
      <text:p text:style-name="P1">na ny veuv bythkweth ena.</text:p>
      <text:p text:style-name="P1">My ny allav prederi</text:p>
      <text:p text:style-name="P1">pana gwartron yth a-ma,</text:p>
      <text:p text:style-name="P1">syrr, dhe hwilas paradhis.</text:p>
      <text:p text:style-name="P1"/>
      <text:p text:style-name="P1"/>
      <text:p text:style-name="P1"/>
      <text:p text:style-name="P1">Gwith yn hons kompes dhe est.</text:p>
      <text:p text:style-name="P1">Na gemmer dout na mystrest</text:p>
      <text:p text:style-name="P1">mes an for' a vydh kevys</text:p>
      <text:p text:style-name="P1">y'n vaner ma.</text:p>
      <text:p text:style-name="P1">Ty a wel olow ow threys</text:p>
      <text:p text:style-name="P1">pan dheudh vy a baradhis</text:p>
      <text:p text:style-name="P1">ewn y'n veri prynt leskys</text:p>
      <text:p text:style-name="P1">pan veu an nor milligys</text:p>
      <text:p text:style-name="P1">der ow oberow ena.</text:p>
      <text:p text:style-name="P1"/>
      <text:p text:style-name="P1"/>
      <text:p text:style-name="P1">Ha pan dheffesta dhe'n plas,</text:p>
      <text:p text:style-name="P1">ty a gyv y'n yet unn el</text:p>
      <text:p text:style-name="P1">a ro gorthyp dhis y'n kas,</text:p>
      <text:p text:style-name="P1"><text:soft-page-break/>ha'w desir ny wredh fyllel.</text:p>
      <text:p text:style-name="P1">Bydh avesyes a bub tra</text:p>
      <text:p text:style-name="P1">a welydh, ow mab, ena.</text:p>
      <text:p text:style-name="P1"/>
      <text:p text:style-name="P1">Ow thas ker, mos alemma</text:p>
      <text:p text:style-name="P1">my a vynn, y'n by-and-by,</text:p>
      <text:p text:style-name="P1">hag y tov dhy'hwi arta</text:p>
      <text:p text:style-name="P1">gans gorthyp, kyns es hedhi,</text:p>
      <text:p text:style-name="P1">der bodh an Tas a-wartha.</text:p>
      <text:p text:style-name="P1"/>
      <text:p text:style-name="P1"/>
      <text:p text:style-name="P1">My a wel ol treys ow thas,</text:p>
      <text:p text:style-name="P1">a'm led vy dhe baradhis.</text:p>
      <text:p text:style-name="P1">Hemma yw marthusyon bras.</text:p>
      <text:p text:style-name="P1">An nor sur ny sewenas</text:p>
      <text:p text:style-name="P1">y'n for' may hwrug ev kerdhes.</text:p>
      <text:p text:style-name="P1">Der temptashyon bras an jowl,</text:p>
      <text:p text:style-name="P1">chassyes on a baradhis,</text:p>
      <text:p text:style-name="P1">mayth eth genen hager dowl,</text:p>
      <text:p text:style-name="P1">ha dhe veschyf bras kodhys</text:p>
      <text:p text:style-name="P1">yth en der ordyr an Tas.</text:p>
      <text:p text:style-name="P1">Tru, go-vy.</text:p>
      <text:p text:style-name="P1"/>
      <text:p text:style-name="P1"/>
      <text:p text:style-name="P1"/>
      <text:p text:style-name="P1">My a wel an plas gloryus</text:p>
      <text:p text:style-name="P1">ha'n el y'n yet ow sevel,</text:p>
      <text:p text:style-name="P1">splann dhe weles ha precyous.</text:p>
      <text:p text:style-name="P1">My a vynn mos pur uvel</text:p>
      <text:p text:style-name="P1">ewn dhodho, dh'y salusi.</text:p>
      <text:p text:style-name="P1"/>
      <text:p text:style-name="P1"/>
      <text:p text:style-name="P1">El Duw an nev a-wartha,</text:p>
      <text:p text:style-name="P1">dhis lowena ha meur joy!</text:p>
      <text:p text:style-name="P1"><text:soft-page-break/>Devedhys yth ov omma</text:p>
      <text:p text:style-name="P1">gans Adam ow thas dhy'hwi,</text:p>
      <text:p text:style-name="P1">yndella mar pewgh plesys.</text:p>
      <text:p text:style-name="P1"/>
      <text:p text:style-name="P1">Seth, deus nes, ha dhymm lavar</text:p>
      <text:p text:style-name="P1">dha negesyow heb danjer</text:p>
      <text:p text:style-name="P1">ha na gemmer own y'n bys.</text:p>
      <text:p text:style-name="P1"/>
      <text:p text:style-name="P1">Ow negys yth yw hemma:</text:p>
      <text:p text:style-name="P1">dhe hwilas Oyl a Verci.</text:p>
      <text:p text:style-name="P1">Charjyes yth ov yndella</text:p>
      <text:p text:style-name="P1">gans ow thas omma dhy'hwi,</text:p>
      <text:p text:style-name="P1">agas bodh mars yw henna,</text:p>
      <text:p text:style-name="P1">rag yth yw ev koth gyllys,</text:p>
      <text:p text:style-name="P1">hag y'n bys ma nans yw skwith.</text:p>
      <text:p text:style-name="P1">Y drobel yth yw kemmys</text:p>
      <text:p text:style-name="P1">hwansek nyns yw dhe dravydh,</text:p>
      <text:p text:style-name="P1">mes pub eur ma ow kria</text:p>
      <text:p text:style-name="P1">war-lergh an Oyl a Verci.</text:p>
      <text:p text:style-name="P1"/>
      <text:p text:style-name="P1">Deus nes dhe'n yet, Seth, ha mir.</text:p>
      <text:p text:style-name="P1">Ty a wel oll paradhis.</text:p>
      <text:p text:style-name="P1">Avis pub tra, ha lavar</text:p>
      <text:p text:style-name="P1">pandr' a welydh a strangeness</text:p>
      <text:p text:style-name="P1">y'n jardin a-barth a-ji.</text:p>
      <text:p text:style-name="P1"/>
      <text:p text:style-name="P1">Agas bodh mars yw henna,</text:p>
      <text:p text:style-name="P1">my a vynn skon avisya</text:p>
      <text:p text:style-name="P1">an marthusyon eus ena.</text:p>
      <text:p text:style-name="P1"/>
      <text:p text:style-name="P1"/>
      <text:p text:style-name="P1"/>
      <text:p text:style-name="P1"/>
      <text:p text:style-name="P1">Lemmyn, Seth, lavar dhemmo</text:p>
      <text:p text:style-name="P1"><text:soft-page-break/>a-bervedh pandra wel'ta.</text:p>
      <text:p text:style-name="P1">Na wra keles unn dra.</text:p>
      <text:p text:style-name="P1"/>
      <text:p text:style-name="P1">My a wel sur unn wydhen,</text:p>
      <text:p text:style-name="P1">ha serpont enni a-van.</text:p>
      <text:p text:style-name="P1">Marow sygh hi a 'valsa.</text:p>
      <text:p text:style-name="P1"/>
      <text:p text:style-name="P1">Honna yw an keth wydhen</text:p>
      <text:p text:style-name="P1">a wrug kyns dha vamm ha tas</text:p>
      <text:p text:style-name="P1">dybri an aval a anken</text:p>
      <text:p text:style-name="P1">o difennys gans charj bras</text:p>
      <text:p text:style-name="P1">a anow an Tas Gwella.</text:p>
      <text:p text:style-name="P1">Ha'n serpont na a wel'ta</text:p>
      <text:p text:style-name="P1">yth yw an veri pryv na</text:p>
      <text:p text:style-name="P1">a wrug an jowl dhe entra</text:p>
      <text:p text:style-name="P1">enni hi rag temptya</text:p>
      <text:p text:style-name="P1">dhe'th vamm Eva.</text:p>
      <text:p text:style-name="P1">Der henna, Duw a sorras,</text:p>
      <text:p text:style-name="P1">ha dhe vy ev a or'nas</text:p>
      <text:p text:style-name="P1">alena aga chasya.</text:p>
      <text:p text:style-name="P1">Lavar pandra wel'ta moy.</text:p>
      <text:p text:style-name="P1"/>
      <text:p text:style-name="P1">My a wel goodly wydhen</text:p>
      <text:p text:style-name="P1">ha'y thopp pur ughel yn-bann.</text:p>
      <text:p text:style-name="P1">Bys yn nev 'ma ow tevi.</text:p>
      <text:p text:style-name="P1">Ha'y gwreydhyow dhe'n dor isel</text:p>
      <text:p text:style-name="P1">yma ow resek, pur lel,</text:p>
      <text:p text:style-name="P1">bys yn ifarn, pytt pur grev.</text:p>
      <text:p text:style-name="P1"/>
      <text:p text:style-name="P1"/>
      <text:p text:style-name="P1">Hag ena ow broder Kaym</text:p>
      <text:p text:style-name="P1">my a'n gwel ev yn meur bayn,</text:p>
      <text:p text:style-name="P1">hag yn trobel mayth yw gwev.</text:p>
      <text:p text:style-name="P1">Hag yn topp an keth wydhen</text:p>
      <text:p text:style-name="P1"><text:soft-page-break/>my a wel unn maghteth hweg</text:p>
      <text:p text:style-name="P1">ow 'sedha, yn pur certan,</text:p>
      <text:p text:style-name="P1">hag yn hy diwvron flogh teg,</text:p>
      <text:p text:style-name="P1">dell hevel dhymm yndella.</text:p>
      <text:p text:style-name="P1"/>
      <text:p text:style-name="P1"/>
      <text:p text:style-name="P1"/>
      <text:p text:style-name="P1"/>
      <text:p text:style-name="P1"/>
      <text:p text:style-name="P1">My a lever dhis diblans:</text:p>
      <text:p text:style-name="P1">honna (lel yth yw henwys)</text:p>
      <text:p text:style-name="P1">yw an Wydhen a Vewnans.</text:p>
      <text:p text:style-name="P1">My a hedh rann a'n frutys,</text:p>
      <text:p text:style-name="P1">hag a dhro part anedha,</text:p>
      <text:p text:style-name="P1">aval pur vras.</text:p>
      <text:p text:style-name="P1">Mir, ottomma teyr sprusen</text:p>
      <text:p text:style-name="P1">a dheuth mes a'n aval ma.</text:p>
      <text:p text:style-name="P1">Kemmer i ha gorr yn-bann</text:p>
      <text:p text:style-name="P1">yn neb tyller dhe govva,</text:p>
      <text:p text:style-name="P1">ha dog i genes dhe'th tas.</text:p>
      <text:p text:style-name="P1">Pan vo diwedh y dhedhyow,</text:p>
      <text:p text:style-name="P1">hag y'n dor dhe vos ynkleudhys,</text:p>
      <text:p text:style-name="P1">gorr sprusen yn y anow,</text:p>
      <text:p text:style-name="P1">ha'n dhiw aral kekeffrys,</text:p>
      <text:p text:style-name="P1">bedhens gorrys yn y dhewfrik.</text:p>
      <text:p text:style-name="P1">Hag y tyv a'n keth sprus na</text:p>
      <text:p text:style-name="P1">unn wydhen wosa hemma,</text:p>
      <text:p text:style-name="P1">na berth dout, a vydh pur deg.</text:p>
      <text:p text:style-name="P1">Ha pan vo hi kowl-devys,</text:p>
      <text:p text:style-name="P1">hi a vydh pub eur parys</text:p>
      <text:p text:style-name="P1">dhe dhoon an Oyl a Verci.</text:p>
      <text:p text:style-name="P1">Pan vo pymp mil ha pymp kans</text:p>
      <text:p text:style-name="P1">a vlydhenyow kler passyes,</text:p>
      <text:p text:style-name="P1">y'n eur na gwaytyes dihwans</text:p>
      <text:p text:style-name="P1"><text:soft-page-break/>war-lergh Oyl Merci pup-prys,</text:p>
      <text:p text:style-name="P1">ha Salvador yn tevri</text:p>
      <text:p text:style-name="P1">a'n doro mes a baynys.</text:p>
      <text:p text:style-name="P1">Lavar dhe'th tas yndella,</text:p>
      <text:p text:style-name="P1">ha dhodho yth yll trestya.</text:p>
      <text:p text:style-name="P1">Yndellma yth yw 'poyntys.</text:p>
      <text:p text:style-name="P1">Fisten dihwans alemma.</text:p>
      <text:p text:style-name="P1">Ow bennath dhis.</text:p>
      <text:p text:style-name="P1"/>
      <text:p text:style-name="P1">Meur a ras dhy'hwi, el Duw,</text:p>
      <text:p text:style-name="P1">ow tiskwedhes dhymm pub tra.</text:p>
      <text:p text:style-name="P1">Dh'ow thas ker oll par dell yw</text:p>
      <text:p text:style-name="P1">my a vynn sur y dhyska;</text:p>
      <text:p text:style-name="P1">an marthusyon dell yw bras.</text:p>
      <text:p text:style-name="P1">My a vynn mos alemma</text:p>
      <text:p text:style-name="P1">yn hanow Duw a-wartha,</text:p>
      <text:p text:style-name="P1">dhe dre dhe Adam ow thas.</text:p>
      <text:p text:style-name="P1"/>
      <text:p text:style-name="P1"/>
      <text:p text:style-name="P1"/>
      <text:p text:style-name="P1">Lowena dhy'hwi ow thas!</text:p>
      <text:p text:style-name="P1">Devedhys a baradhis</text:p>
      <text:p text:style-name="P1">yth ov lemmyn, dhe Dhuw gras.</text:p>
      <text:p text:style-name="P1">Ow negesyow yth yw gwrys,</text:p>
      <text:p text:style-name="P1">par dell wrussowgh dhymm or'na</text:p>
      <text:p text:style-name="P1"/>
      <text:p text:style-name="P1"/>
      <text:p text:style-name="P1"/>
      <text:p text:style-name="P1">Wolkom os, Seth, genev vy.</text:p>
      <text:p text:style-name="P1">Pana nowedhys eus genes?</text:p>
      <text:p text:style-name="P1">Mars yw an Oyl a Verci</text:p>
      <text:p text:style-name="P1">dres genes omma dhe'th tas</text:p>
      <text:p text:style-name="P1">pur lowen my a via.</text:p>
      <text:p text:style-name="P1"/>
      <text:p text:style-name="P1"><text:soft-page-break/>Nag yw hwath, ow thas, forsooth.</text:p>
      <text:p text:style-name="P1">My a lever dhywgh, dell goodh,</text:p>
      <text:p text:style-name="P1">an gwiryonedh a bub tra.</text:p>
      <text:p text:style-name="P1">Pan dheffo an termyn playn</text:p>
      <text:p text:style-name="P1">a bymp mil ha pymp kans vlydhen,</text:p>
      <text:p text:style-name="P1">an Oyl a Verci nena</text:p>
      <text:p text:style-name="P1">a vydh kevys.</text:p>
      <text:p text:style-name="P1">Yn paradhis y hwelis</text:p>
      <text:p text:style-name="P1">deffrans marthusyon, heb dout;</text:p>
      <text:p text:style-name="P1">specyal unn wydhen loryus</text:p>
      <text:p text:style-name="P1">ow hedhes yn-bann pur stout</text:p>
      <text:p text:style-name="P1">bys yn nev, sur my a grys,</text:p>
      <text:p text:style-name="P1">ha'y gwreydhyow dhe'n dor isel</text:p>
      <text:p text:style-name="P1">bys yn ifarn ow hedhes,</text:p>
      <text:p text:style-name="P1">hag ena, pur wir heb fall,</text:p>
      <text:p text:style-name="P1">yth esa yn trobel bras</text:p>
      <text:p text:style-name="P1">ow broder Kaym, yn paynys.</text:p>
      <text:p text:style-name="P1">Now yn topp an wydhen deg</text:p>
      <text:p text:style-name="P1">yth esa unn virgin hweg,</text:p>
      <text:p text:style-name="P1">ha'y flogh, pur semli maylyes</text:p>
      <text:p text:style-name="P1">yn hy diwvron, wondrys hwans.</text:p>
      <text:p text:style-name="P1"/>
      <text:p text:style-name="P1">Gordhys re bo Duw an Tas,</text:p>
      <text:p text:style-name="P1">ow ri dhymm an nowedhys!</text:p>
      <text:p text:style-name="P1">Sur ny'm beus bys vydh mar vras</text:p>
      <text:p text:style-name="P1">nans yw termyn tremenys</text:p>
      <text:p text:style-name="P1">a vlydhenyow moy es kans.</text:p>
      <text:p text:style-name="P1"/>
      <text:p text:style-name="P1">My a welas gwydhen moy</text:p>
      <text:p text:style-name="P1">ha serpont yn-bann enni.</text:p>
      <text:p text:style-name="P1">Marow sygh hi a 'valsa.</text:p>
      <text:p text:style-name="P1"/>
      <text:p text:style-name="P1"/>
      <text:p text:style-name="P1"/>
      <text:p text:style-name="P1"><text:soft-page-break/>Honna o drog bryv, heb namm,</text:p>
      <text:p text:style-name="P1">a dollas Eva dha vamm.</text:p>
      <text:p text:style-name="P1">Der henna y kellsyn jam</text:p>
      <text:p text:style-name="P1">joys paradhis rag nevra.</text:p>
      <text:p text:style-name="P1"/>
      <text:p text:style-name="P1">Ottomma teyr sprusen, dres</text:p>
      <text:p text:style-name="P1">mes a baradhis dhy'hwi.</text:p>
      <text:p text:style-name="P1">A aval y fons terrys</text:p>
      <text:p text:style-name="P1">a dheuth a'n wydhen, devri,</text:p>
      <text:p text:style-name="P1">yw henwys Gwydhen a Vewnans.</text:p>
      <text:p text:style-name="P1">An el a or'nas dhemmo,</text:p>
      <text:p text:style-name="P1">pan vo diwedh dhe'th tedhyow</text:p>
      <text:p text:style-name="P1">ha'th vos gyllys alemma,</text:p>
      <text:p text:style-name="P1">gorra sprusen y'th hanow,</text:p>
      <text:p text:style-name="P1">ha'n dhiw aral pur dhiblans</text:p>
      <text:p text:style-name="P1">yn dha dhewfrik.</text:p>
      <text:p text:style-name="P1"/>
      <text:p text:style-name="P1"/>
      <text:p text:style-name="P1">Mes a'n sprus y fydh tevys</text:p>
      <text:p text:style-name="P1">gwydhen a vydh pur brecyous</text:p>
      <text:p text:style-name="P1">wosa henna, marthys teg</text:p>
      <text:p text:style-name="P1">yn pur dhevri.</text:p>
      <text:p text:style-name="P1">Ha pan vo hi kowl devys,</text:p>
      <text:p text:style-name="P1">hi a vydh pub eur parys</text:p>
      <text:p text:style-name="P1">dhe dhoon an Oyl a Verci</text:p>
      <text:p text:style-name="P1"/>
      <text:p text:style-name="P1">Meur wordhyans dhe'n Drynses Tas</text:p>
      <text:p text:style-name="P1">ow krontya dhemmo selwyans,</text:p>
      <text:p text:style-name="P1">wosa hemma kynth yw pell.</text:p>
      <text:p text:style-name="P1">Seth ow mab, goslow dhemmo,</text:p>
      <text:p text:style-name="P1">ha dha jarjya my a wra</text:p>
      <text:p text:style-name="P1">yn-dann ow bennath, pur lel.</text:p>
      <text:p text:style-name="P1">Gwayt an Tas a Nev gordhya,</text:p>
      <text:p text:style-name="P1">ha pub eur orto kola</text:p>
      <text:p text:style-name="P1"><text:soft-page-break/>yn pub edhom y fes-ta.</text:p>
      <text:p text:style-name="P1">Ev a wra sur dha sokra,</text:p>
      <text:p text:style-name="P1">hag a vynn dha ventena</text:p>
      <text:p text:style-name="P1">y'n bys ma pell dhe vywa.</text:p>
      <text:p text:style-name="P1">Ow mab, merk an geryow ma.</text:p>
      <text:p text:style-name="P1"/>
      <text:p text:style-name="P1">A das ker, meur ras dhy'hwi</text:p>
      <text:p text:style-name="P1">a'gas dyskans da pub prys</text:p>
      <text:p text:style-name="P1">My a goodh yn pur dhevri</text:p>
      <text:p text:style-name="P1">gordhya Duw an lel Drynses,</text:p>
      <text:p text:style-name="P1">ha'n Mab gwella,</text:p>
      <text:p text:style-name="P1"/>
      <text:p text:style-name="P1"/>
      <text:p text:style-name="P1">ha'n Spyrys Sans, aga thri.</text:p>
      <text:p text:style-name="P1">Dell yns onan, my a grys</text:p>
      <text:p text:style-name="P1">tri ferson yns, pur wordhi,</text:p>
      <text:p text:style-name="P1">ow kesreynya yn joyys</text:p>
      <text:p text:style-name="P1">yn Gwlas Nev eus a-wartha.</text:p>
      <text:p text:style-name="P1">ha rakhenna y koodh dhemmo</text:p>
      <text:p text:style-name="P1">gans kolon bur aga gordhya.</text:p>
      <text:p text:style-name="P1"/>
      <text:p text:style-name="P1"/>
      <text:p text:style-name="P1"/>
      <text:p text:style-name="P1">Koth ha gwann yth ov gyllys.</text:p>
      <text:p text:style-name="P1">Ny'm beus bywa na fella.</text:p>
      <text:p text:style-name="P1">Ankow yth yw devedhys.</text:p>
      <text:p text:style-name="P1">Ny vynn omma ow gasa</text:p>
      <text:p text:style-name="P1">dhe vywa omma unn spys.</text:p>
      <text:p text:style-name="P1">My a'n gwel prest gans guw,</text:p>
      <text:p text:style-name="P1">parys dhe'm gwana pub tu.</text:p>
      <text:p text:style-name="P1">Nyns eus skapya dhe-vy.</text:p>
      <text:p text:style-name="P1">A'n prys mall yw genev.</text:p>
      <text:p text:style-name="P1">My a servyas pell an bys,</text:p>
      <text:p text:style-name="P1">a-ban veuma kyns formys.</text:p>
      <text:p text:style-name="P1"><text:soft-page-break/>Naw kans bloodh ov, my a grys,</text:p>
      <text:p text:style-name="P1">ha deg warn ugens, reknys,</text:p>
      <text:p text:style-name="P1">mayth yw prys mos alemma.</text:p>
      <text:p text:style-name="P1"/>
      <text:p text:style-name="P1"/>
      <text:p text:style-name="P1">Fleghes a'm beus dineythys</text:p>
      <text:p text:style-name="P1">a Eva ow fries, meur,</text:p>
      <text:p text:style-name="P1">dewdhek warn ugens genys</text:p>
      <text:p text:style-name="P1">a vebyon, hemma yw gwir,</text:p>
      <text:p text:style-name="P1">heb ow mab Kaym, hag Abel.</text:p>
      <text:p text:style-name="P1">Ynwedh dewdhek warn ugens</text:p>
      <text:p text:style-name="P1">a vyrghes yn pur dhiblans</text:p>
      <text:p text:style-name="P1">my a'm beu, heb toll na gil,</text:p>
      <text:p text:style-name="P1">a dhallethvos an bys ma.</text:p>
      <text:p text:style-name="P1">Ha'n bys yth yw ynkressys</text:p>
      <text:p text:style-name="P1">dredhov vy hag ow fleghes</text:p>
      <text:p text:style-name="P1">heb nomber dhe vos komptys.</text:p>
      <text:p text:style-name="P1">Dhe Dhuw y hwonn gras ragdha.</text:p>
      <text:p text:style-name="P1"/>
      <text:p text:style-name="P1">Adam, gwra dhemmo parys.</text:p>
      <text:p text:style-name="P1">Ty a'm gwel vy devedhys</text:p>
      <text:p text:style-name="P1">dha vewnans gans ow spera</text:p>
      <text:p text:style-name="P1">dhe gemmeres alemma.</text:p>
      <text:p text:style-name="P1">Nyns eus gortos na fella;</text:p>
      <text:p text:style-name="P1">rakhenna gwrav dha wana,</text:p>
      <text:p text:style-name="P1">der an golon mayth ello.</text:p>
      <text:p text:style-name="P1"/>
      <text:p text:style-name="P1"/>
      <text:p text:style-name="P1"/>
      <text:p text:style-name="P1">Ankow, y hwonn dhis meur ras</text:p>
      <text:p text:style-name="P1">ow bewnans dhe gemmeres</text:p>
      <text:p text:style-name="P1">mes a'n bys ma,</text:p>
      <text:p text:style-name="P1">rag pur skwith ov anodho.</text:p>
      <text:p text:style-name="P1">Dhe Dhuw y hwonn gras ragdho.</text:p>
      <text:p text:style-name="P1"><text:soft-page-break/>Gwynn ow bys bos dhymm fethys</text:p>
      <text:p text:style-name="P1">lavur ha dughan an bys.</text:p>
      <text:p text:style-name="P1">Pell my re'n servyas omma.</text:p>
      <text:p text:style-name="P1">Ha rakhenna gwrav kemmenna</text:p>
      <text:p text:style-name="P1">dhe'n lel Drynses ow ena.</text:p>
      <text:p text:style-name="P1"/>
      <text:p text:style-name="P1">Kowetha, bedhewgh parys,</text:p>
      <text:p text:style-name="P1">an dhewolow pub onan!</text:p>
      <text:p text:style-name="P1">Ena Adam tremenys</text:p>
      <text:p text:style-name="P1">deun dh'y hedhes dhe'n gegin,</text:p>
      <text:p text:style-name="P1">dhe'n pytt down barth a-woles.</text:p>
      <text:p text:style-name="P1"/>
      <text:p text:style-name="P1">Na, na, ny wredh yndella!</text:p>
      <text:p text:style-name="P1">Yma ken or'nys ragdho.</text:p>
      <text:p text:style-name="P1">Yn lembo barth a-wartha</text:p>
      <text:p text:style-name="P1">ena ev a wra triga,</text:p>
      <text:p text:style-name="P1">dell yw or'nys gans an Tas.</text:p>
      <text:p text:style-name="P1">Ty a wor yn ifarnow</text:p>
      <text:p text:style-name="P1">yma manshyons, heb gow,</text:p>
      <text:p text:style-name="P1">neb yma an dhewolow</text:p>
      <text:p text:style-name="P1">a dheuth mes a nev golow</text:p>
      <text:p text:style-name="P1">genev vy ow toon rewl vras.</text:p>
      <text:p text:style-name="P1"/>
      <text:p text:style-name="P1"/>
      <text:p text:style-name="P1">An chorl Adam y drigva</text:p>
      <text:p text:style-name="P1">a vydh a-barth a-wartha,</text:p>
      <text:p text:style-name="P1">yn onan a'n kloysters na</text:p>
      <text:p text:style-name="P1">neb na vydh tamm lowena,</text:p>
      <text:p text:style-name="P1">mes yn tewolgow bras ena,</text:p>
      <text:p text:style-name="P1">ow kelli presens an Tas,</text:p>
      <text:p text:style-name="P1">ha'n moyha payn a vydha</text:p>
      <text:p text:style-name="P1">y vab Kaym. Yn paynys bras</text:p>
      <text:p text:style-name="P1">ev a drig bys vynytha.</text:p>
      <text:p text:style-name="P1">Yma ev barth a-woles</text:p>
      <text:p text:style-name="P1"><text:soft-page-break/>yn pytt down ow leskya.</text:p>
      <text:p text:style-name="P1"/>
      <text:p text:style-name="P1"/>
      <text:p text:style-name="P1"/>
      <text:p text:style-name="P1">Praga na vydh an chorl Adam</text:p>
      <text:p text:style-name="P1">yn kettella tormentys?</text:p>
      <text:p text:style-name="P1">My a wra dhe'n horsen kamm</text:p>
      <text:p text:style-name="P1">bos kalessa prisonys</text:p>
      <text:p text:style-name="P1">mar kallav, kyns es hedhi,</text:p>
      <text:p text:style-name="P1">drefen terri gorhemmyn.</text:p>
      <text:p text:style-name="P1"/>
      <text:p text:style-name="P1">My a lever dhis an kas.</text:p>
      <text:p text:style-name="P1">Kyn hwrug Adam pegh mar vras,</text:p>
      <text:p text:style-name="P1">ev a'n jeva edrek tynn,</text:p>
      <text:p text:style-name="P1">ha Duw dhodh' ev a avas</text:p>
      <text:p text:style-name="P1">y dhisplesour ha'y sorr bras,</text:p>
      <text:p text:style-name="P1">hag yndella ny wrug Kaym.</text:p>
      <text:p text:style-name="P1">Ev a ladhas y vroder</text:p>
      <text:p text:style-name="P1">ny gemmeras edrek vydh,</text:p>
      <text:p text:style-name="P1">mes y rejoysyas pur veur,</text:p>
      <text:p text:style-name="P1">hag a sorr an Tas travydh</text:p>
      <text:p text:style-name="P1">yn certan ev ny sensis.</text:p>
      <text:p text:style-name="P1">Rakhenna bys vynari</text:p>
      <text:p text:style-name="P1">ev a dryg ena devri</text:p>
      <text:p text:style-name="P1">yn paynys bras, avel ki.</text:p>
      <text:p text:style-name="P1">Joy nev yw dhodho kellys.</text:p>
      <text:p text:style-name="P1">Eya, Kaym ha'y gowetha</text:p>
      <text:p text:style-name="P1">y'n keth ordyr a vywa</text:p>
      <text:p text:style-name="P1">an plas yw or'nys ragdha,</text:p>
      <text:p text:style-name="P1">yn ifarn barth a-woles.</text:p>
      <text:p text:style-name="P1">Hag Adam, venjans dhodho,</text:p>
      <text:p text:style-name="P1">lembo yw or'nys dhodho.</text:p>
      <text:p text:style-name="P1">Ya, ragdho ev ha'y gowetha</text:p>
      <text:p text:style-name="P1">ny dastyons an payn bras.</text:p>
      <text:p text:style-name="P1"><text:soft-page-break/></text:p>
      <text:p text:style-name="P1">Yth'oll agan viaj ni,</text:p>
      <text:p text:style-name="P1">re'n jowl bras, ny dalvydh oy!</text:p>
      <text:p text:style-name="P1">Triges an chorl neb yma.</text:p>
      <text:p text:style-name="P1">Deun ni warbarth, a gowetha,</text:p>
      <text:p text:style-name="P1">dhe ifarnow alemma,</text:p>
      <text:p text:style-name="P1">dhe'n paynys a dhur nevra.</text:p>
      <text:p text:style-name="P1"/>
      <text:p text:style-name="P1"/>
      <text:p text:style-name="P1"/>
      <text:p text:style-name="P1"/>
      <text:p text:style-name="P1">A ena Adam dremas,</text:p>
      <text:p text:style-name="P1">deus genev dhe ifarnow.</text:p>
      <text:p text:style-name="P1">Ena or'nys dhis yw plas</text:p>
      <text:p text:style-name="P1">gans an Tas, dhiso, heb gow,</text:p>
      <text:p text:style-name="P1">dhe remaynya rag seson.</text:p>
      <text:p text:style-name="P1"/>
      <text:p text:style-name="P1"/>
      <text:p text:style-name="P1">Pan dheffo an Oyl a Verci,</text:p>
      <text:p text:style-name="P1">ty a vydh kyrghys dhe'n joy</text:p>
      <text:p text:style-name="P1">dhe'n nev ughel a-ughon.</text:p>
      <text:p text:style-name="P1"/>
      <text:p text:style-name="P1"/>
      <text:p text:style-name="P1">Ow thas pan ywa marow</text:p>
      <text:p text:style-name="P1">my a vynn y ynkleudhyas.</text:p>
      <text:p text:style-name="P1">Deun alemma heb falladow;</text:p>
      <text:p text:style-name="P1">gorryn an korf y'n gweres</text:p>
      <text:p text:style-name="P1">gans solempnyta ha kan.</text:p>
      <text:p text:style-name="P1">Mes a'n dor ev a veu gwrys,</text:p>
      <text:p text:style-name="P1">hag arta dhe'n keth gweres</text:p>
      <text:p text:style-name="P1">ev a vydh treylyes certan.</text:p>
      <text:p text:style-name="P1">Ha dell veu dhymm kyns or'nys,</text:p>
      <text:p text:style-name="P1">an deyr sprusen yw gorrys</text:p>
      <text:p text:style-name="P1">yn y anow ha'y frigow.</text:p>
      <text:p text:style-name="P1"><text:soft-page-break/></text:p>
      <text:p text:style-name="P1"/>
      <text:p text:style-name="P1">Dell o ev an kynsa den</text:p>
      <text:p text:style-name="P1">a veu gans an Tas formyes,</text:p>
      <text:p text:style-name="P1">y'n bedh otta ev lemmyn.</text:p>
      <text:p text:style-name="P1">Dhe'n Tas Duw re bo grassyes</text:p>
      <text:p text:style-name="P1">omma rag y oberow.</text:p>
      <text:p text:style-name="P1"/>
      <text:p text:style-name="P1"/>
      <text:p text:style-name="P1"/>
      <text:p text:style-name="P1"/>
      <text:p text:style-name="P1">Enok yth yw ow hanow,</text:p>
      <text:p text:style-name="P1">lel servont dhe'n Trynses Tas.</text:p>
      <text:p text:style-name="P1">Mab Jared yth ov, heb gow.</text:p>
      <text:p text:style-name="P1">Sevys a linyeth pur vras</text:p>
      <text:p text:style-name="P1">heb dout yth ov.</text:p>
      <text:p text:style-name="P1">Ha, pur lel, an seythves degre</text:p>
      <text:p text:style-name="P1">dessendys a Adam ov.</text:p>
      <text:p text:style-name="P1">Yn oos my yw y'n eur ma</text:p>
      <text:p text:style-name="P1">tri hans tri ugens yn prov,</text:p>
      <text:p text:style-name="P1">ha hwath pymp moy, pan eus dhymm kov,</text:p>
      <text:p text:style-name="P1">y'n jydh hedhyw.</text:p>
      <text:p text:style-name="P1">My a bys dhe wrier nev</text:p>
      <text:p text:style-name="P1">may fen pub eur plegadow</text:p>
      <text:p text:style-name="P1">dhe vones y servont ev</text:p>
      <text:p text:style-name="P1">y'n bys ma heb falladow</text:p>
      <text:p text:style-name="P1">hedra ven byw.</text:p>
      <text:p text:style-name="P1"/>
      <text:p text:style-name="P1"/>
      <text:p text:style-name="P1"/>
      <text:p text:style-name="P1"/>
      <text:p text:style-name="P1"/>
      <text:p text:style-name="P1">Enok, my a lever dhis</text:p>
      <text:p text:style-name="P1">ow bodh dhe vos yndellma:</text:p>
      <text:p text:style-name="P1"><text:soft-page-break/>may festa kwyck transformys.</text:p>
      <text:p text:style-name="P1">Dhe baradhis alemma</text:p>
      <text:p text:style-name="P1">my a vynn may fes uskis</text:p>
      <text:p text:style-name="P1">hedhys yn korf hag ena.</text:p>
      <text:p text:style-name="P1">Bydh parys y'n termyn ma.</text:p>
      <text:p text:style-name="P1">Hag ena y hwres gortos</text:p>
      <text:p text:style-name="P1">ogas dhe worfen an bys.</text:p>
      <text:p text:style-name="P1">An mysteri yth yw pur vras;</text:p>
      <text:p text:style-name="P1">genev ny vydh disklosyes</text:p>
      <text:p text:style-name="P1">dhe dhen vydholl y'n bys ma.</text:p>
      <text:p text:style-name="P1"/>
      <text:p text:style-name="P1"/>
      <text:p text:style-name="P1"/>
      <text:p text:style-name="P1"/>
      <text:p text:style-name="P1">Gordhyes re bo Duw an Tas!</text:p>
      <text:p text:style-name="P1">Dha volonjedh re bo gwrys!</text:p>
      <text:p text:style-name="P1">Hemma yth yw marthusyon bras.</text:p>
      <text:p text:style-name="P1">Yth esov ow pos gorrys</text:p>
      <text:p text:style-name="P1">ny wonn py le!</text:p>
      <text:p text:style-name="P1">My a wor hag a lel grys</text:p>
      <text:p text:style-name="P1">gwrians Duw y vos hemma.</text:p>
      <text:p text:style-name="P1">Devedhys dhe baradhis</text:p>
      <text:p text:style-name="P1">my a wor gwir yth oma.</text:p>
      <text:p text:style-name="P1">Plas delesyous yw hemma.</text:p>
      <text:p text:style-name="P1">Pellder enno my a vyw.</text:p>
      <text:p text:style-name="P1">Der demptashyon an tebel</text:p>
      <text:p text:style-name="P1">ow hendas Adam, pur wir</text:p>
      <text:p text:style-name="P1">ev re gollas, der aval,</text:p>
      <text:p text:style-name="P1">an plas gloryus pur sur,</text:p>
      <text:p text:style-name="P1">mayth yw gwev oll dh'y essew.</text:p>
      <text:p text:style-name="P1">Rakhenna, pobel an bys,</text:p>
      <text:p text:style-name="P1">na wrewgh terri an difen</text:p>
      <text:p text:style-name="P1">a vydh gans Duw dhywgh or'nys,</text:p>
      <text:p text:style-name="P1">dout dhe gavos drog worfen</text:p>
      <text:p text:style-name="P1"><text:soft-page-break/>ha meschyf bras war bub tu.</text:p>
      <text:p text:style-name="P1">Mara kwrewgh orthiv kola</text:p>
      <text:p text:style-name="P1">hwi a's bydh wosa hemma</text:p>
      <text:p text:style-name="P1">joyys nev yn unn rew.</text:p>
      <text:p text:style-name="P1"/>
      <text:p text:style-name="P1"/>
      <text:p text:style-name="P1"/>
      <text:p text:style-name="P1"/>
      <text:p text:style-name="P1"/>
      <text:p text:style-name="P1">Kemmys peghes eus y'n bys</text:p>
      <text:p text:style-name="P1">gwrys gans tus heb amendya,</text:p>
      <text:p text:style-name="P1">mayth yw Duw an Tas serrys</text:p>
      <text:p text:style-name="P1">bythkweth gul mab-den omma.</text:p>
      <text:p text:style-name="P1">Dystruksyon yma or'nys</text:p>
      <text:p text:style-name="P1">pur certan war oll an bys,</text:p>
      <text:p text:style-name="P1">may fydh konsumys pub tra.</text:p>
      <text:p text:style-name="P1">Henna yth yw konvedhys</text:p>
      <text:p text:style-name="P1">der an dyskans eus dhemmo res</text:p>
      <text:p text:style-name="P1">gans an Tas eus a-ughon.</text:p>
      <text:p text:style-name="P1">An planetys eus a-wartha,</text:p>
      <text:p text:style-name="P1">ha'n ster ynwedh maga ta,</text:p>
      <text:p text:style-name="P1">ow poyntya 'mons pur efan.</text:p>
      <text:p text:style-name="P1"/>
      <text:p text:style-name="P1"/>
      <text:p text:style-name="P1">An howl ha'n loor kekeffrys,</text:p>
      <text:p text:style-name="P1">oll warbarth yw konvedhys,</text:p>
      <text:p text:style-name="P1">dhe'n porpos na 'mons ow tos.</text:p>
      <text:p text:style-name="P1">Ha'n dystruksyon a vydh bras,</text:p>
      <text:p text:style-name="P1">may fydh an bys distruys</text:p>
      <text:p text:style-name="P1">der livyow a dhowr pur vras,</text:p>
      <text:p text:style-name="P1">po der dan y fydh leskys.</text:p>
      <text:p text:style-name="P1">Krysewgh dhymm mars owgh hwi fur.</text:p>
      <text:p text:style-name="P1">Rakhenna gwres tus doutya</text:p>
      <text:p text:style-name="P1">an Tas Duw dhe offendya</text:p>
      <text:p text:style-name="P1"><text:soft-page-break/>der neb maner for'y'n bys.</text:p>
      <text:p text:style-name="P1"/>
      <text:p text:style-name="P1"/>
      <text:p text:style-name="P1">Rag voydya an peryll na,</text:p>
      <text:p text:style-name="P1">skrifys yma dhymm pub tra</text:p>
      <text:p text:style-name="P1">a dhallethvos an bys ma,</text:p>
      <text:p text:style-name="P1">may fova lel rekordys</text:p>
      <text:p text:style-name="P1">a vyns tra eus enno gwrys.</text:p>
      <text:p text:style-name="P1"/>
      <text:p text:style-name="P1"/>
      <text:p text:style-name="P1">An lyvrow ottensi omma.</text:p>
      <text:p text:style-name="P1">Hwi a's gwel, wondrys larjya,</text:p>
      <text:p text:style-name="P1">ha pub tra oll y'n bys ma</text:p>
      <text:p text:style-name="P1">skrifys yma yn re ma,</text:p>
      <text:p text:style-name="P1">dout na vons i ankevys.</text:p>
      <text:p text:style-name="P1"/>
      <text:p text:style-name="P1"/>
      <text:p text:style-name="P1">Dew bilar mennav 'poyntya</text:p>
      <text:p text:style-name="P1">rag an porpos na hware.</text:p>
      <text:p text:style-name="P1">Bryck a vydh onan anedha,</text:p>
      <text:p text:style-name="P1">ha marbel a vydh y gila.</text:p>
      <text:p text:style-name="P1">Rag sawment i a vydh gwrys</text:p>
      <text:p text:style-name="P1">dhe'n lyvrow.</text:p>
      <text:p text:style-name="P1"/>
      <text:p text:style-name="P1"/>
      <text:p text:style-name="P1">A'n bryck rag na vons leskys</text:p>
      <text:p text:style-name="P1">der dan vydh, henna yw gwrys,</text:p>
      <text:p text:style-name="P1">ha'n marbel tamm konsumys</text:p>
      <text:p text:style-name="P1">der dhowr ny vydh, hemm yw gwrys,</text:p>
      <text:p text:style-name="P1">drefen y vos men garow,</text:p>
      <text:p text:style-name="P1">wondrys kales.</text:p>
      <text:p text:style-name="P1"/>
      <text:p text:style-name="P1">An pilars yth ons parys.</text:p>
      <text:p text:style-name="P1">Gorrewgh enna an lyvrow.</text:p>
      <text:p text:style-name="P1"><text:soft-page-break/>Nyns eus art vydh ankevys,</text:p>
      <text:p text:style-name="P1">na tra aral, sur heb wow,</text:p>
      <text:p text:style-name="P1">mes enna ymons skrifys.</text:p>
      <text:p text:style-name="P1">A bub sort oll a lyvrow</text:p>
      <text:p text:style-name="P1">ekwal enno yw gorrys.</text:p>
      <text:p text:style-name="P1">Kepar yth yw an sortow</text:p>
      <text:p text:style-name="P1">gorrys enna der dhevis,</text:p>
      <text:p text:style-name="P1">yn deffrans ha kehaval.</text:p>
      <text:p text:style-name="P1">Lemmyn my a's gorr yn-bann,</text:p>
      <text:p text:style-name="P1">hag y'n eyl sur bys vekken</text:p>
      <text:p text:style-name="P1">an rekord a vydh heb fall</text:p>
      <text:p text:style-name="P1">pur wir kevys.</text:p>
      <text:p text:style-name="P1"/>
      <text:p text:style-name="P1"/>
      <text:p text:style-name="P1"/>
      <text:p text:style-name="P1">Rakhenna, pobel doutyens,</text:p>
      <text:p text:style-name="P1">ha dhe'n Tas gwren oll pysi</text:p>
      <text:p text:style-name="P1">na 'skenno an keth venjans</text:p>
      <text:p text:style-name="P1">yn neb termyn warnan ni</text:p>
      <text:p text:style-name="P1">na'gan fleghes.</text:p>
      <text:p text:style-name="P1"/>
      <text:p text:style-name="P1"/>
      <text:p text:style-name="P1"/>
      <text:p text:style-name="P1"/>
      <text:p text:style-name="P1"/>
      <text:p text:style-name="P1">Drog yw genev guthyl den,</text:p>
      <text:p text:style-name="P1">precyous haval dhe'm honan.</text:p>
      <text:p text:style-name="P1">Rag kola orth unn venyn</text:p>
      <text:p text:style-name="P1">glan ev re gollas y blas</text:p>
      <text:p text:style-name="P1">a'm leuv dheghow a wrussen.</text:p>
      <text:p text:style-name="P1">Pan wruga dres ow difen</text:p>
      <text:p text:style-name="P1">mes a baradhis pur lan</text:p>
      <text:p text:style-name="P1">hware an el a's gorras.</text:p>
      <text:p text:style-name="P1"/>
      <text:p text:style-name="P1"><text:soft-page-break/></text:p>
      <text:p text:style-name="P1">An spyrys ny dryg nevra</text:p>
      <text:p text:style-name="P1">yn korf mab-den vydh y'n bys,</text:p>
      <text:p text:style-name="P1">ha reson yw ha praga,</text:p>
      <text:p text:style-name="P1">rag y vos kig medhel gwrys</text:p>
      <text:p text:style-name="P1">ha pur vrottel gans henna.</text:p>
      <text:p text:style-name="P1">Nyns eus den orth ow servya</text:p>
      <text:p text:style-name="P1">len ha gwiryon sur pub prys</text:p>
      <text:p text:style-name="P1">saw Noy yn oll an bys ma,</text:p>
      <text:p text:style-name="P1">ha'y wreg ha'y fleghes keffrys.</text:p>
      <text:p text:style-name="P1">Ow bodh yth yw yndella:</text:p>
      <text:p text:style-name="P1">gul dial war oll an bys</text:p>
      <text:p text:style-name="P1">may fydh pub tra konsumys,</text:p>
      <text:p text:style-name="P1">mes certan mennav sawya.</text:p>
      <text:p text:style-name="P1"/>
      <text:p text:style-name="P1">Noy, mab Lamek, gelwys ov.</text:p>
      <text:p text:style-name="P1">Arlodh bras, oll perthewgh kov,</text:p>
      <text:p text:style-name="P1">yth ov, omma y'n bys ma.</text:p>
      <text:p text:style-name="P1">Substans lowr a byth ha da</text:p>
      <text:p text:style-name="P1">yma dhemmo dhe vywa,</text:p>
      <text:p text:style-name="P1">mayth ov sensys rag nevra</text:p>
      <text:p text:style-name="P1">dhe wordhya ow Arlodh da,</text:p>
      <text:p text:style-name="P1">an Drynses eus a-wartha.</text:p>
      <text:p text:style-name="P1"/>
      <text:p text:style-name="P1"/>
      <text:p text:style-name="P1"/>
      <text:p text:style-name="P1">Noy, deus dhemmo vy lemmyn,</text:p>
      <text:p text:style-name="P1">ha goslow dhymm a gowsav.</text:p>
      <text:p text:style-name="P1"/>
      <text:p text:style-name="P1">Parys ov, Arlodh bryntin.</text:p>
      <text:p text:style-name="P1">Dha volonjedh lavar e.</text:p>
      <text:p text:style-name="P1"/>
      <text:p text:style-name="P1"/>
      <text:p text:style-name="P1"/>
      <text:p text:style-name="P1"><text:soft-page-break/>Noy, mar lenwys yw an bys</text:p>
      <text:p text:style-name="P1">lemmyn a sherewensi</text:p>
      <text:p text:style-name="P1">mayth yw diwedh devedhys</text:p>
      <text:p text:style-name="P1">enno a gik pub huni.</text:p>
      <text:p text:style-name="P1">Gans pegh pur wir yw flerys.</text:p>
      <text:p text:style-name="P1">Ny allav sparya namoy</text:p>
      <text:p text:style-name="P1">heb guthyl mernans a verr spys</text:p>
      <text:p text:style-name="P1">war bobel oll marnas ty</text:p>
      <text:p text:style-name="P1">ha dha wreg ha dha fleghes,</text:p>
      <text:p text:style-name="P1">ha'n pyth a long dhiso jy.</text:p>
      <text:p text:style-name="P1">Rakhenna fisten, ke, gwra</text:p>
      <text:p text:style-name="P1">gorhel a blenkys playnys,</text:p>
      <text:p text:style-name="P1">hag enno lies trigva.</text:p>
      <text:p text:style-name="P1">Roumys i a vydh henwys.</text:p>
      <text:p text:style-name="P1">A-ves hag a-ji yn ta</text:p>
      <text:p text:style-name="P1">gans pyg bedhes stancha gwrys,</text:p>
      <text:p text:style-name="P1">ha tri hans kevelin da</text:p>
      <text:p text:style-name="P1">an lester a vydh yn hys,</text:p>
      <text:p text:style-name="P1">ha hanterkans kevelin</text:p>
      <text:p text:style-name="P1">ynwedh ty a wra yn les,</text:p>
      <text:p text:style-name="P1">ha'n ughelder my a vynn</text:p>
      <text:p text:style-name="P1">deg warn ugens may fo gwrys.</text:p>
      <text:p text:style-name="P1">War-tu a-dhelergh daras</text:p>
      <text:p text:style-name="P1">ty a wra. Port ev a vydh henwys.</text:p>
      <text:p text:style-name="P1">Jistys dredho ty a blas,</text:p>
      <text:p text:style-name="P1">a-les rag na vo diges.</text:p>
      <text:p text:style-name="P1">A bub eghen a ginda</text:p>
      <text:p text:style-name="P1">gorow ha benow ynwedh,</text:p>
      <text:p text:style-name="P1">aga gorra ty a wra</text:p>
      <text:p text:style-name="P1">yn dha lester a-bervedh.</text:p>
      <text:p text:style-name="P1">Pub maner boos y'n bys ma</text:p>
      <text:p text:style-name="P1">eus dhe dhybri gwayt may tredh;</text:p>
      <text:p text:style-name="P1">rag den ha best maga ta.</text:p>
      <text:p text:style-name="P1">Yn dha lester gwayt may fydh.</text:p>
      <text:p text:style-name="P1"><text:soft-page-break/></text:p>
      <text:p text:style-name="P1"/>
      <text:p text:style-name="P1"/>
      <text:p text:style-name="P1">Arlodh krev, dha arghadow</text:p>
      <text:p text:style-name="P1">my a wra, so mote I go!</text:p>
      <text:p text:style-name="P1">Ow lithyow, heb falladow,</text:p>
      <text:p text:style-name="P1">my a vynn dalleth strechya.</text:p>
      <text:p text:style-name="P1"/>
      <text:p text:style-name="P1"/>
      <text:p text:style-name="P1"/>
      <text:p text:style-name="P1">Gans ow bool nowydh lemmys</text:p>
      <text:p text:style-name="P1">my a skwat pub pis tember,</text:p>
      <text:p text:style-name="P1">hag a blayn oll an plenkys,</text:p>
      <text:p text:style-name="P1">ha'ga sett pub plenkyn sur.</text:p>
      <text:p text:style-name="P1"/>
      <text:p text:style-name="P1">My a galk dhywgh wondrys fin</text:p>
      <text:p text:style-name="P1">nag ello dowr vydh enno.</text:p>
      <text:p text:style-name="P1">Kyn fo-va gwriys a o'erbyn</text:p>
      <text:p text:style-name="P1">y fydh stanch, my a ragdho.</text:p>
      <text:p text:style-name="P1"/>
      <text:p text:style-name="P1">Yma pyg dhymm proviys,</text:p>
      <text:p text:style-name="P1">ha lovanow pub eghen.</text:p>
      <text:p text:style-name="P1">Deffrans sortow a wernow</text:p>
      <text:p text:style-name="P1">yma parys pur efan.</text:p>
      <text:p text:style-name="P1"/>
      <text:p text:style-name="P1">Marth yw genev a unn dra,</text:p>
      <text:p text:style-name="P1">y vos-ta mar wokki, Noy.</text:p>
      <text:p text:style-name="P1">Praga yw genes jy omma</text:p>
      <text:p text:style-name="P1">byldya lester mar wordhi</text:p>
      <text:p text:style-name="P1">yn kres pow, dhiworth an mor?</text:p>
      <text:p text:style-name="P1">My a syns dha skians hwath</text:p>
      <text:p text:style-name="P1">dhe vos. Yn kost a'n par na</text:p>
      <text:p text:style-name="P1">oll dha lavur ny dal kath,</text:p>
      <text:p text:style-name="P1">my a'n te war ow ena!</text:p>
      <text:p text:style-name="P1"><text:soft-page-break/>Gokki yth os.</text:p>
      <text:p text:style-name="P1"/>
      <text:p text:style-name="P1"/>
      <text:p text:style-name="P1"/>
      <text:p text:style-name="P1">Ow hothman, na gemmer marth.</text:p>
      <text:p text:style-name="P1">Ty a'n ool, ha lies mil.</text:p>
      <text:p text:style-name="P1">Kynth o'ta 'skennys yn hwarth,</text:p>
      <text:p text:style-name="P1">y'n diwedh, heb toll na gil,</text:p>
      <text:p text:style-name="P1">hwi a wel dial uskis.</text:p>
      <text:p text:style-name="P1">Gwarnys ov gans Duw an Tas</text:p>
      <text:p text:style-name="P1">dhe wuthyl an lester ma,</text:p>
      <text:p text:style-name="P1">rag ow sawya ha'w fleghes</text:p>
      <text:p text:style-name="P1">dhiworth an keth dial na.</text:p>
      <text:p text:style-name="P1">Hwi a wel a-ji dhe spas.</text:p>
      <text:p text:style-name="P1">Der livyow a dhowr an brassa</text:p>
      <text:p text:style-name="P1">oll an bys a vydh beudhys.</text:p>
      <text:p text:style-name="P1"/>
      <text:p text:style-name="P1"/>
      <text:p text:style-name="P1"/>
      <text:p text:style-name="P1">Gwell via a ves-ta kregys,</text:p>
      <text:p text:style-name="P1">ty hag oll a'n kryjyans na!</text:p>
      <text:p text:style-name="P1">A jorl koth, ty ben-pilys,</text:p>
      <text:p text:style-name="P1">fatla vynnta jy henna;</text:p>
      <text:p text:style-name="P1">y fydh an bys konsumys?</text:p>
      <text:p text:style-name="P1">Oll an dowrow y'n bys ma,</text:p>
      <text:p text:style-name="P1">kyn fons warbarth kuntellys</text:p>
      <text:p text:style-name="P1">ny wra diwedh a'n par na!</text:p>
      <text:p text:style-name="P1">Saw yth o'ta jy gokki</text:p>
      <text:p text:style-name="P1">oll an bys a yll godhvos.</text:p>
      <text:p text:style-name="P1">Venjans war dha ben-kreghi!</text:p>
      <text:p text:style-name="P1">Nyns eus omma den y'n wlas</text:p>
      <text:p text:style-name="P1">a grys dhis malbew vanna.</text:p>
      <text:p text:style-name="P1"/>
      <text:p text:style-name="P1"/>
      <text:p text:style-name="P1"><text:soft-page-break/>Praga, pandr'yw an mater?</text:p>
      <text:p text:style-name="P1">A vynn Duw beudhi an bys?</text:p>
      <text:p text:style-name="P1">Mara ko'sta, dhymm lavar</text:p>
      <text:p text:style-name="P1">an okkashyon, my a'th pys,</text:p>
      <text:p text:style-name="P1">der vaner da.</text:p>
      <text:p text:style-name="P1"/>
      <text:p text:style-name="P1">An okkashyon yw hemma.</text:p>
      <text:p text:style-name="P1">Kemmys peghes eus y'n bys,</text:p>
      <text:p text:style-name="P1">ha nyns eus tamm amendya,</text:p>
      <text:p text:style-name="P1">mayth yw an Tas Duw serrys</text:p>
      <text:p text:style-name="P1">gans oll pobel a'n bys ma.</text:p>
      <text:p text:style-name="P1">Hag edrek dhodh' ev yma</text:p>
      <text:p text:style-name="P1">bythkweth mab-den dhe vos gwrys.</text:p>
      <text:p text:style-name="P1">Rakhenna gwrewgh amendya;</text:p>
      <text:p text:style-name="P1">a'gas foli bydh neghys.</text:p>
      <text:p text:style-name="P1">Y'n eur na, der vaner da,</text:p>
      <text:p text:style-name="P1">mara pydhowgh repentys,</text:p>
      <text:p text:style-name="P1">an keth plag a wra voydya.</text:p>
      <text:p text:style-name="P1"/>
      <text:p text:style-name="P1">Piw a'th gwrug jy pregowther</text:p>
      <text:p text:style-name="P1">dhe dhyski omma dhyn ni?</text:p>
      <text:p text:style-name="P1">Y praydha dhemmo lavar,</text:p>
      <text:p text:style-name="P1">a wrug Duw kewsel dhe-jy</text:p>
      <text:p text:style-name="P1">only, heb den aral vydh omma?</text:p>
      <text:p text:style-name="P1">My a wor yma y'n pow</text:p>
      <text:p text:style-name="P1">lies den a gews a'n Tas,</text:p>
      <text:p text:style-name="P1">tus perfeyth, my a'n avow,</text:p>
      <text:p text:style-name="P1">yth yns i, ha polatys bras,</text:p>
      <text:p text:style-name="P1">a wayt bos yn favour Duw.</text:p>
      <text:p text:style-name="P1">Serra, dhe rann a'n re na</text:p>
      <text:p text:style-name="P1">ev a vynnsa disklosya</text:p>
      <text:p text:style-name="P1">an dystruktyon bras ha'n liv.</text:p>
      <text:p text:style-name="P1"/>
      <text:p text:style-name="P1"/>
      <text:p text:style-name="P1"><text:soft-page-break/>Rakhenna dhiso krysi</text:p>
      <text:p text:style-name="P1">my ny vennav moy es ki.</text:p>
      <text:p text:style-name="P1">Na 'mendya ny vennyn ni,</text:p>
      <text:p text:style-name="P1">awos dha eryow wastyes.</text:p>
      <text:p text:style-name="P1"/>
      <text:p text:style-name="P1">Da yw dhiso jy bos fur,</text:p>
      <text:p text:style-name="P1">hag oll pobel a'n bys ma.</text:p>
      <text:p text:style-name="P1">Ny vydh Duw nevra pur wir</text:p>
      <text:p text:style-name="P1">kevys gowek, trest dhemmo.</text:p>
      <text:p text:style-name="P1">Ragdha bedhewgh avisyes.</text:p>
      <text:p text:style-name="P1">Mar ny wrewgh, venjans pur vras</text:p>
      <text:p text:style-name="P1">a 'skynn warnowgh kyns nep-pell,</text:p>
      <text:p text:style-name="P1">rag Duw a vynn, agan Tas,</text:p>
      <text:p text:style-name="P1">dannvon liv a dhowr pur lel,</text:p>
      <text:p text:style-name="P1">certan dhe veudhi an bys.</text:p>
      <text:p text:style-name="P1">Rag omsawya ow honan,</text:p>
      <text:p text:style-name="P1">keffrys ow gwreg ha'w fleghes,</text:p>
      <text:p text:style-name="P1">an lester a vydh genen</text:p>
      <text:p text:style-name="P1">der weres Duw uskis gwrys,</text:p>
      <text:p text:style-name="P1">rag voydya an danjer ma.</text:p>
      <text:p text:style-name="P1"/>
      <text:p text:style-name="P1">Tetivali, bramm an gath!</text:p>
      <text:p text:style-name="P1">My ny grysav dhiso hwath,</text:p>
      <text:p text:style-name="P1">y fynn Duw gul yndella.</text:p>
      <text:p text:style-name="P1"/>
      <text:p text:style-name="P1"/>
      <text:p text:style-name="P1">My a wor. Ny wrug an bys</text:p>
      <text:p text:style-name="P1">ha'n bobel myns eus enno</text:p>
      <text:p text:style-name="P1">dhe vos mar gwyck distruys.</text:p>
      <text:p text:style-name="P1">Anpossybyl yth ywa</text:p>
      <text:p text:style-name="P1">an dowr na dhe vos kevys.</text:p>
      <text:p text:style-name="P1"/>
      <text:p text:style-name="P1">Anpossybyl nyns yw tra</text:p>
      <text:p text:style-name="P1">dhe Wrier oll an bys ma,</text:p>
      <text:p text:style-name="P1"><text:soft-page-break/>awos distrui an bys</text:p>
      <text:p text:style-name="P1">a-ji dhe our.</text:p>
      <text:p text:style-name="P1">Rag der er oll a veu gwrys,</text:p>
      <text:p text:style-name="P1">nev ha nor, myns eus omma,</text:p>
      <text:p text:style-name="P1">ha der er arta, dhymm krys,</text:p>
      <text:p text:style-name="P1">ev a yll, mara menna,</text:p>
      <text:p text:style-name="P1">y dhistrui der an dowr.</text:p>
      <text:p text:style-name="P1"/>
      <text:p text:style-name="P1">Ny amont dhemmo resna</text:p>
      <text:p text:style-name="P1">genes, Noy, my a hevel.</text:p>
      <text:p text:style-name="P1">My a vynn mos alemma,</text:p>
      <text:p text:style-name="P1">rag yth o'ta drog ebel</text:p>
      <text:p text:style-name="P1">na vynn nevra bones 'vas.</text:p>
      <text:p text:style-name="P1"/>
      <text:p text:style-name="P1"/>
      <text:p text:style-name="P1">Purra fol ny veu gwelys.</text:p>
      <text:p text:style-name="P1">My a lever dhis praga.</text:p>
      <text:p text:style-name="P1">An lester yw dallethys,</text:p>
      <text:p text:style-name="P1">hwi a wor, nans yw polta,</text:p>
      <text:p text:style-name="P1">a vlydhenyow pur lies -</text:p>
      <text:p text:style-name="P1">moy es ugens</text:p>
      <text:p text:style-name="P1">rag mar vras yw dallethys</text:p>
      <text:p text:style-name="P1">nevra ny vydh diwedhys.</text:p>
      <text:p text:style-name="P1">My a'n te war ow honshyans.</text:p>
      <text:p text:style-name="P1"/>
      <text:p text:style-name="P1"/>
      <text:p text:style-name="P1"/>
      <text:p text:style-name="P1">Now an lester yth yw gwrys,</text:p>
      <text:p text:style-name="P1">teg ha da dhe'm plegadow.</text:p>
      <text:p text:style-name="P1">A bub eghen a vestes</text:p>
      <text:p text:style-name="P1">drewgh hwi kwyck dhymm orth koplow</text:p>
      <text:p text:style-name="P1">chatel, ydhyn, kekeffrys,</text:p>
      <text:p text:style-name="P1">dew ha dew, benow ha gorow.</text:p>
      <text:p text:style-name="P1"/>
      <text:p text:style-name="P1"><text:soft-page-break/></text:p>
      <text:p text:style-name="P1"/>
      <text:p text:style-name="P1">Nyns eus best na pryv y'n bys,</text:p>
      <text:p text:style-name="P1">benow ha gorow omma,</text:p>
      <text:p text:style-name="P1">genev dhy'hwi nag yw dres.</text:p>
      <text:p text:style-name="P1">Y'n lester y tons ena.</text:p>
      <text:p text:style-name="P1"/>
      <text:p text:style-name="P1"/>
      <text:p text:style-name="P1"/>
      <text:p text:style-name="P1">A das, lemmyn gwrewgh parys.</text:p>
      <text:p text:style-name="P1">An liv nans yw devedhys!</text:p>
      <text:p text:style-name="P1">Yma lower den y'n bys</text:p>
      <text:p text:style-name="P1">kyns lemmyn sur gewsis</text:p>
      <text:p text:style-name="P1">agas bos hwi gokki.</text:p>
      <text:p text:style-name="P1">Pan wrussowgh gul an lester</text:p>
      <text:p text:style-name="P1">omma prest yn kres an tir,</text:p>
      <text:p text:style-name="P1">mor vydh nyns esa, devri,</text:p>
      <text:p text:style-name="P1">dh'y doon yn kerdh.</text:p>
      <text:p text:style-name="P1"/>
      <text:p text:style-name="P1">Ges a wrussons anodho.</text:p>
      <text:p text:style-name="P1">Dout sorr Duw nyns esa</text:p>
      <text:p text:style-name="P1">dhedha nena, my a wor gwir.</text:p>
      <text:p text:style-name="P1"/>
      <text:p text:style-name="P1"/>
      <text:p text:style-name="P1"/>
      <text:p text:style-name="P1">An liv nans yw devedhys,</text:p>
      <text:p text:style-name="P1">mayth yw da dhyn fistena.</text:p>
      <text:p text:style-name="P1">Pub best oll yma gyllys</text:p>
      <text:p text:style-name="P1">y'n lester dh'aga hinda</text:p>
      <text:p text:style-name="P1">dell yw or'nys dhemmo vy.</text:p>
      <text:p text:style-name="P1"/>
      <text:p text:style-name="P1"/>
      <text:p text:style-name="P1">Kewgh a-bervedh, ow fleghes,</text:p>
      <text:p text:style-name="P1">ha'gas gwragedh maga ta.</text:p>
      <text:p text:style-name="P1"><text:soft-page-break/>Ogas an nor yw kudhys</text:p>
      <text:p text:style-name="P1">der an glaw eus a-wartha.</text:p>
      <text:p text:style-name="P1">Ty, benyn, a-bervedh deus.</text:p>
      <text:p text:style-name="P1">Ow! dar! beudhi a vynn'ta?</text:p>
      <text:p text:style-name="P1"/>
      <text:p text:style-name="P1">Res yw sawya an pyth eus.</text:p>
      <text:p text:style-name="P1">Ny'n dal dhymm tewlel dhe ves.</text:p>
      <text:p text:style-name="P1">Da yw dhyn aga sawya.</text:p>
      <text:p text:style-name="P1">Y kostyons showr a vona,</text:p>
      <text:p text:style-name="P1">an keth taklow eus omma.</text:p>
      <text:p text:style-name="P1">Noy hweg, ty a wor henna.</text:p>
      <text:p text:style-name="P1"/>
      <text:p text:style-name="P1"/>
      <text:p text:style-name="P1">Nans yw meur a for', pur wir,</text:p>
      <text:p text:style-name="P1">a-ban kellsyn syght a'n tir.</text:p>
      <text:p text:style-name="P1">Rakhenna dhymm, ke bran vras,</text:p>
      <text:p text:style-name="P1"/>
      <text:p text:style-name="P1"/>
      <text:p text:style-name="P1">nij yn kerdh lemmyn ha mir</text:p>
      <text:p text:style-name="P1">tiredh mar kyll bos kevys,</text:p>
      <text:p text:style-name="P1">hag an golom yn pur sur</text:p>
      <text:p text:style-name="P1">my a's dannvon pur uskis,</text:p>
      <text:p text:style-name="P1">syght an nor mar kyll gweles.</text:p>
      <text:p text:style-name="P1"/>
      <text:p text:style-name="P1">Marow yw pub tra esa</text:p>
      <text:p text:style-name="P1">spyrys a vewnans enno.</text:p>
      <text:p text:style-name="P1">My a worhemmyn hware</text:p>
      <text:p text:style-name="P1">dhe'n glaw namoy na wrello.</text:p>
      <text:p text:style-name="P1"/>
      <text:p text:style-name="P1"/>
      <text:p text:style-name="P1"/>
      <text:p text:style-name="P1">Dhe'n Tas Duw re bo grassyes!</text:p>
      <text:p text:style-name="P1">An golom yw devedhys,</text:p>
      <text:p text:style-name="P1">ha gensi branch oliv glas.</text:p>
      <text:p text:style-name="P1"><text:soft-page-break/>Aral bedhes delivrys.</text:p>
      <text:p text:style-name="P1">Dos ny vennas an vran vras.</text:p>
      <text:p text:style-name="P1">Neb karyn hi a gavas.</text:p>
      <text:p text:style-name="P1">Nans yw ogas ha blydhen</text:p>
      <text:p text:style-name="P1">a-ban dhallathas an liv.</text:p>
      <text:p text:style-name="P1">Mars yw bodh Duw y honan,</text:p>
      <text:p text:style-name="P1">neb yw Gwrier nor ha nev,</text:p>
      <text:p text:style-name="P1">dhe slakya an keth liv bras,</text:p>
      <text:p text:style-name="P1">y vodh re bo kollenwys</text:p>
      <text:p text:style-name="P1">omma genen ni pub prys,</text:p>
      <text:p text:style-name="P1">kekeffrys ha mab ha tas.</text:p>
      <text:p text:style-name="P1"/>
      <text:p text:style-name="P1"/>
      <text:p text:style-name="P1"/>
      <text:p text:style-name="P1">Noy, my a worhemmyn dhis,</text:p>
      <text:p text:style-name="P1">ke en-mes a'n lester skon,</text:p>
      <text:p text:style-name="P1">dhe'th wreg ha'th fleghes keffrys,</text:p>
      <text:p text:style-name="P1">ydhyn, bestes, ha pub lo'n.</text:p>
      <text:p text:style-name="P1"/>
      <text:p text:style-name="P1"/>
      <text:p text:style-name="P1"/>
      <text:p text:style-name="P1">Meur wordhyans dhis, Arlodh Nev.</text:p>
      <text:p text:style-name="P1">Ty a weres gwann ha krev</text:p>
      <text:p text:style-name="P1">yn edhom, sur, pan vo res.</text:p>
      <text:p text:style-name="P1">Deun en-mes, byghan ha bras,</text:p>
      <text:p text:style-name="P1">chatel, ydhyn ha bestes;</text:p>
      <text:p text:style-name="P1">myns a veu y'n lester dres.</text:p>
      <text:p text:style-name="P1">Yn dehwelans peghosow</text:p>
      <text:p text:style-name="P1">gwruthyl alter my a vynn.</text:p>
      <text:p text:style-name="P1">My a vynn guthyl kanow,</text:p>
      <text:p text:style-name="P1">ha sakrifis (a) lemmyn</text:p>
      <text:p text:style-name="P1">rann eghen a bub sortow,</text:p>
      <text:p text:style-name="P1">keffrys bestes hag ydhyn,</text:p>
      <text:p text:style-name="P1">gans henna dh'y enora.</text:p>
      <text:p text:style-name="P1"><text:soft-page-break/>Ha rag henna gwren ni kana</text:p>
      <text:p text:style-name="P1">yn gordhyans dhe'n Tas omma.</text:p>
      <text:p text:style-name="P1"/>
      <text:p text:style-name="P1"/>
      <text:p text:style-name="P1"/>
      <text:p text:style-name="P1">Hemma yth yw sawer hweg,</text:p>
      <text:p text:style-name="P1">hag ynwedh sakrifis da.</text:p>
      <text:p text:style-name="P1">Pur wir Noy, ev dhemmo a bleg,</text:p>
      <text:p text:style-name="P1">a leun golon pan ywa</text:p>
      <text:p text:style-name="P1">dhemmo vy gwrys.</text:p>
      <text:p text:style-name="P1">Rakhenna sur my a wra</text:p>
      <text:p text:style-name="P1">bynytha wosa hemma</text:p>
      <text:p text:style-name="P1">y'n ebren y fydh gwelys</text:p>
      <text:p text:style-name="P1">an gamneves yn dhevri.</text:p>
      <text:p text:style-name="P1"/>
      <text:p text:style-name="P1"/>
      <text:p text:style-name="P1">Peskweyth may's gwelav vy hi,</text:p>
      <text:p text:style-name="P1">remembra ahanowgh hwi</text:p>
      <text:p text:style-name="P1">my a wra bys vynari,</text:p>
      <text:p text:style-name="P1">trest jy dhemmo.</text:p>
      <text:p text:style-name="P1">Dystruksyon vydh a'n par na</text:p>
      <text:p text:style-name="P1">bynytha der dhowr ny wrav,</text:p>
      <text:p text:style-name="P1">'wos distrui an bys ma.</text:p>
      <text:p text:style-name="P1">Ha rakhenna</text:p>
      <text:p text:style-name="P1"/>
      <text:p text:style-name="P1"/>
      <text:p text:style-name="P1">kressyewgh, kollenwewgh keffrys</text:p>
      <text:p text:style-name="P1">an norvys a dus arta.</text:p>
      <text:p text:style-name="P1">Pub edhen ha best y'n bys,</text:p>
      <text:p text:style-name="P1">puskes y'n mor maga ta,</text:p>
      <text:p text:style-name="P1">a vydh dhywgh sosten omma.</text:p>
      <text:p text:style-name="P1">Nyns eus tra y'n bys ma gwrys</text:p>
      <text:p text:style-name="P1">mes dhy'hwi a wra servis.</text:p>
      <text:p text:style-name="P1">Bedhewgh war na vo ledhys</text:p>
      <text:p text:style-name="P1"><text:soft-page-break/>mab-den genowgh hwi neb prys.</text:p>
      <text:p text:style-name="P1">Ha mar pydha yndella,</text:p>
      <text:p text:style-name="P1">my a vynn y rekwirya</text:p>
      <text:p text:style-name="P1">a dhiwla an keth den na</text:p>
      <text:p text:style-name="P1">y woos a dheu ha skollya.</text:p>
      <text:p text:style-name="P1">Yn haval dhemmo omma</text:p>
      <text:p text:style-name="P1">imaj den gwruga shapya.</text:p>
      <text:p text:style-name="P1">Mara'm kerowgh dell gottha</text:p>
      <text:p text:style-name="P1">hwi a wra orthiv kola.</text:p>
      <text:p text:style-name="P1"/>
      <text:p text:style-name="P1"/>
      <text:p text:style-name="P1"/>
      <text:p text:style-name="P1">Ni a vynn gul yndella,</text:p>
      <text:p text:style-name="P1">dell ywa devar dhyn ni,</text:p>
      <text:p text:style-name="P1">ha dha wordhya rag nevra,</text:p>
      <text:p text:style-name="P1">par dell yw agan duty.</text:p>
      <text:p text:style-name="P1"/>
      <text:p text:style-name="P1"/>
      <text:p text:style-name="P1"/>
      <text:p text:style-name="P1"/>
      <text:p text:style-name="P1">An keth jorna ma yw de,</text:p>
      <text:p text:style-name="P1">dhe'n Tas Duw re bo grassyes.</text:p>
      <text:p text:style-name="P1">Hwi a welas, pub degre,</text:p>
      <text:p text:style-name="P1">lies maters gwariys,</text:p>
      <text:p text:style-name="P1">ha kreashyon oll an bys.</text:p>
      <text:p text:style-name="P1">Ynwedh oll hwi a welas</text:p>
      <text:p text:style-name="P1">an keth bys ma konsumys</text:p>
      <text:p text:style-name="P1">der livyow a dhowr pur vras.</text:p>
      <text:p text:style-name="P1">Ny veu unn mab-den sperys,</text:p>
      <text:p text:style-name="P1">marnas Noy, y wreg, ha'y fleghes.</text:p>
      <text:p text:style-name="P1">Dewgh a-vorow a dermyn.</text:p>
      <text:p text:style-name="P1">Hwi a wel maters pur vras,</text:p>
      <text:p text:style-name="P1">ha redempshyon grontys</text:p>
      <text:p text:style-name="P1">der verci a Dhuw an Tas,</text:p>
      <text:p text:style-name="P1"><text:soft-page-break/>dhe sawya neb eus kellys.</text:p>
      <text:p text:style-name="P1">Menstrals, gwrewgh dhyn ni piba,</text:p>
      <text:p text:style-name="P1">may hallen warbarth donsya,</text:p>
      <text:p text:style-name="P1">dell yw an vaner ha'n gi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13:14:26.806313927</meta:creation-date>
    <dc:date>2022-04-07T21:32:25.263000000</dc:date>
    <meta:editing-duration>PT1M28S</meta:editing-duration>
    <meta:editing-cycles>3</meta:editing-cycles>
    <meta:generator>LibreOffice/7.0.2.2$Windows_X86_64 LibreOffice_project/8349ace3c3162073abd90d81fd06dcfb6b36b994</meta:generator>
    <meta:document-statistic meta:table-count="0" meta:image-count="0" meta:object-count="0" meta:page-count="96" meta:paragraph-count="2550" meta:word-count="12565" meta:character-count="61333" meta:non-whitespace-character-count="51318"/>
  </office:meta>
</office:document-meta>
</file>